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Noto Sans Devanagari1" svg:font-family="'Noto Sans Devanagari'"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svg:stroke-width="0.025cm" svg:stroke-color="#b47804" draw:marker-start-width="0.266cm" draw:marker-end-width="0.266cm" draw:fill="solid" draw:fill-color="#f8f7f7" draw:textarea-horizontal-align="justify" draw:textarea-vertical-align="middle" draw:auto-grow-height="false" fo:min-height="25.632cm" fo:min-width="19.037cm" fo:padding-top="0.137cm" fo:padding-bottom="0.137cm" fo:padding-left="0.262cm" fo:padding-right="0.262cm"/>
    </style:style>
    <style:style style:name="gr2" style:family="graphic" style:parent-style-name="objectwithoutfill">
      <style:graphic-properties draw:stroke="dash" draw:stroke-dash="Fine_20_Dashed" svg:stroke-width="0.051cm" svg:stroke-color="#b2b2b2" draw:marker-start-width="0.356cm" draw:marker-end-width="0.356cm" svg:stroke-opacity="40%" draw:fill="none" draw:textarea-vertical-align="middle" fo:padding-top="0.15cm" fo:padding-bottom="0.15cm" fo:padding-left="0.275cm" fo:padding-right="0.275cm"/>
    </style:style>
    <style:style style:name="gr3" style:family="graphic" style:parent-style-name="objectwithoutfill">
      <style:graphic-properties draw:stroke="dash" draw:stroke-dash="Fine_20_Dashed" svg:stroke-width="0.051cm" svg:stroke-color="#b2b2b2" draw:marker-start-width="0.356cm" draw:marker-end-width="0.356cm" svg:stroke-opacity="25%" draw:fill="none" draw:textarea-vertical-align="middle" fo:padding-top="0.15cm" fo:padding-bottom="0.15cm" fo:padding-left="0.275cm" fo:padding-right="0.275cm"/>
    </style:style>
    <style:style style:name="gr4" style:family="graphic" style:parent-style-name="standard">
      <style:graphic-properties svg:stroke-color="#000000" draw:fill="solid" draw:fill-color="#2c3dc2" draw:textarea-horizontal-align="justify" draw:textarea-vertical-align="middle" draw:auto-grow-height="false" fo:min-height="0.111cm" fo:min-width="1.204cm"/>
    </style:style>
    <style:style style:name="gr5" style:family="graphic" style:parent-style-name="standard">
      <style:graphic-properties svg:stroke-color="#000000" draw:fill="solid" draw:fill-color="#643e94" draw:textarea-horizontal-align="justify" draw:textarea-vertical-align="middle" draw:auto-grow-height="false" fo:min-height="0.11cm" fo:min-width="1.202cm"/>
    </style:style>
    <style:style style:name="gr6" style:family="graphic" style:parent-style-name="standard">
      <style:graphic-properties svg:stroke-color="#000000" draw:fill="solid" draw:fill-color="#cb229e" draw:textarea-horizontal-align="justify" draw:textarea-vertical-align="middle" draw:auto-grow-height="false" fo:min-height="0.108cm" fo:min-width="1.2cm"/>
    </style:style>
    <style:style style:name="gr7" style:family="graphic" style:parent-style-name="standard">
      <style:graphic-properties svg:stroke-color="#000000" draw:fill="solid" draw:fill-color="#f46f42" draw:textarea-horizontal-align="justify" draw:textarea-vertical-align="middle" draw:auto-grow-height="false" fo:min-height="0.11cm" fo:min-width="1.2cm"/>
    </style:style>
    <style:style style:name="gr8" style:family="graphic" style:parent-style-name="standard">
      <style:graphic-properties svg:stroke-color="#000000" draw:fill="solid" draw:fill-color="#e8e259" draw:textarea-horizontal-align="justify" draw:textarea-vertical-align="middle" draw:auto-grow-height="false" fo:min-height="0.109cm" fo:min-width="1.207cm" draw:shadow-offset-x="0.203cm" draw:shadow-offset-y="0.203cm"/>
    </style:style>
    <style:style style:name="gr9" style:family="graphic" style:parent-style-name="standard">
      <style:graphic-properties svg:stroke-color="#000000" draw:fill="solid" draw:fill-color="#e6b038" draw:textarea-horizontal-align="justify" draw:textarea-vertical-align="middle" draw:auto-grow-height="false" fo:min-height="0.11cm" fo:min-width="1.211cm"/>
    </style:style>
    <style:style style:name="gr10" style:family="graphic" style:parent-style-name="standard">
      <style:graphic-properties svg:stroke-color="#000000" draw:fill="solid" draw:fill-color="#643e94" draw:textarea-horizontal-align="justify" draw:textarea-vertical-align="middle" draw:auto-grow-height="false" fo:min-height="0.11cm" fo:min-width="1.207cm"/>
    </style:style>
    <style:style style:name="gr11" style:family="graphic" style:parent-style-name="standard">
      <style:graphic-properties svg:stroke-color="#000000" draw:fill="solid" draw:fill-color="#e62056" draw:textarea-horizontal-align="justify" draw:textarea-vertical-align="middle" draw:auto-grow-height="false" fo:min-height="0.111cm" fo:min-width="1.203cm"/>
    </style:style>
    <style:style style:name="gr12" style:family="graphic" style:parent-style-name="standard">
      <style:graphic-properties svg:stroke-color="#000000" draw:fill="solid" draw:fill-color="#e8e259" draw:textarea-horizontal-align="justify" draw:textarea-vertical-align="middle" draw:auto-grow-height="false" fo:min-height="0.108cm" fo:min-width="1.203cm"/>
    </style:style>
    <style:style style:name="gr13" style:family="graphic" style:parent-style-name="standard">
      <style:graphic-properties svg:stroke-color="#000000" draw:fill="solid" draw:fill-color="#e8e259" draw:textarea-horizontal-align="justify" draw:textarea-vertical-align="middle" draw:auto-grow-height="false" fo:min-height="0.111cm" fo:min-width="1.202cm"/>
    </style:style>
    <style:style style:name="gr14" style:family="graphic" style:parent-style-name="standard">
      <style:graphic-properties svg:stroke-color="#000000" draw:fill="solid" draw:fill-color="#e8e259" draw:textarea-horizontal-align="justify" draw:textarea-vertical-align="middle" draw:auto-grow-height="false" fo:min-height="0.111cm" fo:min-width="1.207cm"/>
    </style:style>
    <style:style style:name="gr15" style:family="graphic" style:parent-style-name="standard">
      <style:graphic-properties svg:stroke-color="#000000" draw:fill="solid" draw:fill-color="#cb229e" draw:textarea-horizontal-align="justify" draw:textarea-vertical-align="middle" draw:auto-grow-height="false" fo:min-height="0.111cm" fo:min-width="1.21cm"/>
    </style:style>
    <style:style style:name="gr16" style:family="graphic" style:parent-style-name="standard">
      <style:graphic-properties svg:stroke-color="#000000" draw:fill="solid" draw:fill-color="#cb229e" draw:textarea-horizontal-align="justify" draw:textarea-vertical-align="middle" draw:auto-grow-height="false" fo:min-height="0.11cm" fo:min-width="1.206cm"/>
    </style:style>
    <style:style style:name="gr17" style:family="graphic" style:parent-style-name="standard">
      <style:graphic-properties svg:stroke-color="#000000" draw:fill="solid" draw:fill-color="#e8e259" draw:textarea-horizontal-align="justify" draw:textarea-vertical-align="middle" draw:auto-grow-height="false" fo:min-height="0.109cm" fo:min-width="1.204cm"/>
    </style:style>
    <style:style style:name="gr18" style:family="graphic" style:parent-style-name="standard">
      <style:graphic-properties svg:stroke-color="#000000" draw:fill="solid" draw:fill-color="#e8e259" draw:textarea-horizontal-align="justify" draw:textarea-vertical-align="middle" draw:auto-grow-height="false" fo:min-height="0.108cm" fo:min-width="1.2cm"/>
    </style:style>
    <style:style style:name="gr19" style:family="graphic" style:parent-style-name="standard">
      <style:graphic-properties svg:stroke-color="#000000" draw:fill="solid" draw:fill-color="#e62056" draw:textarea-horizontal-align="justify" draw:textarea-vertical-align="middle" draw:auto-grow-height="false" fo:min-height="0.111cm" fo:min-width="1.2cm"/>
    </style:style>
    <style:style style:name="gr20" style:family="graphic" style:parent-style-name="standard">
      <style:graphic-properties svg:stroke-color="#000000" draw:fill="solid" draw:fill-color="#e8e259" draw:textarea-horizontal-align="justify" draw:textarea-vertical-align="middle" draw:auto-grow-height="false" fo:min-height="0.11cm" fo:min-width="1.202cm"/>
    </style:style>
    <style:style style:name="gr21" style:family="graphic" style:parent-style-name="standard">
      <style:graphic-properties svg:stroke-color="#000000" draw:fill="solid" draw:fill-color="#e8e259" draw:textarea-horizontal-align="justify" draw:textarea-vertical-align="middle" draw:auto-grow-height="false" fo:min-height="0.109cm" fo:min-width="1.199cm"/>
    </style:style>
    <style:style style:name="gr22" style:family="graphic" style:parent-style-name="standard">
      <style:graphic-properties svg:stroke-color="#000000" draw:fill="solid" draw:fill-color="#e6b038" draw:textarea-horizontal-align="justify" draw:textarea-vertical-align="middle" draw:auto-grow-height="false" fo:min-height="0.108cm" fo:min-width="1.198cm"/>
    </style:style>
    <style:style style:name="gr23" style:family="graphic" style:parent-style-name="standard">
      <style:graphic-properties svg:stroke-color="#000000" draw:fill="solid" draw:fill-color="#e8e259" draw:textarea-horizontal-align="justify" draw:textarea-vertical-align="middle" draw:auto-grow-height="false" fo:min-height="0.11cm" fo:min-width="1.198cm"/>
    </style:style>
    <style:style style:name="gr24" style:family="graphic" style:parent-style-name="standard">
      <style:graphic-properties svg:stroke-color="#000000" draw:fill="solid" draw:fill-color="#e8e259" draw:textarea-horizontal-align="justify" draw:textarea-vertical-align="middle" draw:auto-grow-height="false" fo:min-height="0.11cm" fo:min-width="1.204cm"/>
    </style:style>
    <style:style style:name="gr25" style:family="graphic" style:parent-style-name="standard">
      <style:graphic-properties svg:stroke-color="#000000" draw:fill="solid" draw:fill-color="#2c3dc2" draw:textarea-horizontal-align="justify" draw:textarea-vertical-align="middle" draw:auto-grow-height="false" fo:min-height="0.11cm" fo:min-width="1.206cm"/>
    </style:style>
    <style:style style:name="gr26" style:family="graphic" style:parent-style-name="standard">
      <style:graphic-properties svg:stroke-color="#000000" draw:fill="solid" draw:fill-color="#e8e259" draw:textarea-horizontal-align="justify" draw:textarea-vertical-align="middle" draw:auto-grow-height="false" fo:min-height="0.11cm" fo:min-width="1.166cm"/>
    </style:style>
    <style:style style:name="gr27" style:family="graphic" style:parent-style-name="standard">
      <style:graphic-properties svg:stroke-color="#000000" draw:fill="solid" draw:fill-color="#e8e259" draw:textarea-horizontal-align="justify" draw:textarea-vertical-align="middle" draw:auto-grow-height="false" fo:min-height="0.109cm" fo:min-width="1.161cm"/>
    </style:style>
    <style:style style:name="gr28" style:family="graphic" style:parent-style-name="standard">
      <style:graphic-properties svg:stroke-color="#000000" draw:fill="solid" draw:fill-color="#f46f42" draw:textarea-horizontal-align="justify" draw:textarea-vertical-align="middle" draw:auto-grow-height="false" fo:min-height="0.108cm" fo:min-width="1.162cm"/>
    </style:style>
    <style:style style:name="gr29" style:family="graphic" style:parent-style-name="standard">
      <style:graphic-properties svg:stroke-color="#000000" draw:fill="solid" draw:fill-color="#e62056" draw:textarea-horizontal-align="justify" draw:textarea-vertical-align="middle" draw:auto-grow-height="false" fo:min-height="0.11cm" fo:min-width="1.162cm"/>
    </style:style>
    <style:style style:name="gr30" style:family="graphic" style:parent-style-name="standard">
      <style:graphic-properties svg:stroke-color="#000000" draw:fill="solid" draw:fill-color="#cb229e" draw:textarea-horizontal-align="justify" draw:textarea-vertical-align="middle" draw:auto-grow-height="false" fo:min-height="0.11cm" fo:min-width="1.164cm"/>
    </style:style>
    <style:style style:name="gr31" style:family="graphic" style:parent-style-name="standard">
      <style:graphic-properties svg:stroke-color="#000000" draw:fill="solid" draw:fill-color="#2c3dc2" draw:textarea-horizontal-align="justify" draw:textarea-vertical-align="middle" draw:auto-grow-height="false" fo:min-height="0.11cm" fo:min-width="1.169cm"/>
    </style:style>
    <style:style style:name="gr32"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666666" draw:secondary-fill-color="#729fcf" draw:gradient-step-count="0" draw:fill-hatch-solid="false" draw:opacity="6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65%"/>
    </style:style>
    <style:style style:name="gr33"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666666" draw:secondary-fill-color="#729fcf" draw:gradient-step-count="0" draw:fill-hatch-solid="false" draw:opacity="65%" draw:fill-image-width="0cm" draw:fill-image-height="0cm" style:repeat="repeat" draw:fill-image-ref-point-x="0%" draw:fill-image-ref-point-y="0%" draw:fill-image-ref-point="center" draw:tile-repeat-offset="0% vertical" draw:shadow="hidden" draw:shadow-offset-x="0.2cm" draw:shadow-offset-y="0.2cm" draw:shadow-color="#808080" draw:shadow-opacity="65%" dr3d:horizontal-segments="40" dr3d:vertical-segments="40" dr3d:backface-culling="enabled" dr3d:normals-kind="object" dr3d:normals-direction="inverse" dr3d:texture-filter="enabled" dr3d:diffuse-color="#00b8ff" dr3d:emissive-color="#000000" dr3d:specular-color="#ffffff" dr3d:shininess="30%" dr3d:shadow="hidden"/>
    </style:style>
    <style:style style:name="gr34" style:family="graphic" style:parent-style-name="objectwithoutfill">
      <style:graphic-properties svg:stroke-color="#000000" draw:marker-start="Symmetric_20_Arrow" draw:marker-start-width="0.102cm" draw:marker-end="Symmetric_20_Arrow" draw:marker-end-width="0.102cm" draw:fill="none" draw:textarea-vertical-align="middle"/>
    </style:style>
    <style:style style:name="gr35" style:family="graphic" style:parent-style-name="objectwithoutfill">
      <style:graphic-properties draw:stroke="dash" draw:stroke-dash="Fine_20_Dashed" svg:stroke-width="0.102cm" svg:stroke-color="#ffffff" draw:marker-start-width="0.509cm" draw:marker-end-width="0.509cm" draw:fill="none" draw:textarea-vertical-align="middle" fo:padding-top="0.176cm" fo:padding-bottom="0.176cm" fo:padding-left="0.301cm" fo:padding-right="0.301cm"/>
    </style:style>
    <style:style style:name="gr36"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666666" draw:secondary-fill-color="#729fcf" draw:gradient-step-count="0" draw:fill-hatch-solid="false" draw:opacity="65%" draw:opacity-name="" draw:fill-image-width="0cm" draw:fill-image-height="0cm" style:repeat="repeat" draw:fill-image-ref-point-x="0%" draw:fill-image-ref-point-y="0%" draw:fill-image-ref-point="center" draw:tile-repeat-offset="0% vertical" draw:shadow="hidden" draw:shadow-offset-x="0.203cm" draw:shadow-offset-y="0.203cm" draw:shadow-color="#808080" draw:shadow-opacity="65%"/>
    </style:style>
    <style:style style:name="gr37"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666666" draw:secondary-fill-color="#729fcf" draw:gradient-step-count="0" draw:fill-hatch-solid="false" draw:opacity="65%" draw:fill-image-width="0cm" draw:fill-image-height="0cm" style:repeat="repeat" draw:fill-image-ref-point-x="0%" draw:fill-image-ref-point-y="0%" draw:fill-image-ref-point="center" draw:tile-repeat-offset="0% vertical" draw:shadow="hidden" draw:shadow-offset-x="0.203cm" draw:shadow-offset-y="0.203cm" draw:shadow-color="#808080" draw:shadow-opacity="65%" dr3d:horizontal-segments="40" dr3d:vertical-segments="40" dr3d:backface-culling="enabled" dr3d:normals-kind="object" dr3d:normals-direction="inverse" dr3d:texture-generation-mode-x="object" dr3d:texture-generation-mode-y="object" dr3d:texture-mode="blend" dr3d:texture-filter="enabled" dr3d:diffuse-color="#00b8ff" dr3d:emissive-color="#000000" dr3d:specular-color="#ffffff" dr3d:shininess="30%" dr3d:shadow="hidden"/>
    </style:style>
    <style:style style:name="gr38" style:family="graphic" style:parent-style-name="standard">
      <style:graphic-properties svg:stroke-color="#000000" draw:fill="solid" draw:fill-color="#eeeeee" draw:textarea-horizontal-align="justify" draw:textarea-vertical-align="middle" draw:auto-grow-height="false" fo:min-height="0.127cm" fo:min-width="1.188cm"/>
    </style:style>
    <style:style style:name="gr39" style:family="graphic" style:parent-style-name="standard">
      <style:graphic-properties svg:stroke-color="#000000" draw:fill="solid" draw:fill-color="#b4c7dc" draw:textarea-horizontal-align="justify" draw:textarea-vertical-align="middle" draw:auto-grow-height="false" fo:min-height="0.11cm" fo:min-width="1.202cm"/>
    </style:style>
    <style:style style:name="gr40" style:family="graphic" style:parent-style-name="standard">
      <style:graphic-properties svg:stroke-color="#000000" draw:fill="solid" draw:fill-color="#eeeeee" draw:textarea-horizontal-align="justify" draw:textarea-vertical-align="middle" draw:auto-grow-height="false" fo:min-height="0.109cm" fo:min-width="1.2cm"/>
    </style:style>
    <style:style style:name="gr41" style:family="graphic" style:parent-style-name="standard">
      <style:graphic-properties svg:stroke-color="#000000" draw:fill="solid" draw:fill-color="#b4c7dc" draw:textarea-horizontal-align="justify" draw:textarea-vertical-align="middle" draw:auto-grow-height="false" fo:min-height="0.11cm" fo:min-width="1.2cm"/>
    </style:style>
    <style:style style:name="gr42" style:family="graphic" style:parent-style-name="standard">
      <style:graphic-properties svg:stroke-color="#000000" draw:textarea-horizontal-align="justify" draw:textarea-vertical-align="middle" draw:auto-grow-height="false" fo:min-height="0.111cm" fo:min-width="1.207cm"/>
    </style:style>
    <style:style style:name="gr43" style:family="graphic" style:parent-style-name="standard">
      <style:graphic-properties svg:stroke-color="#000000" draw:textarea-horizontal-align="justify" draw:textarea-vertical-align="middle" draw:auto-grow-height="false" fo:min-height="0.11cm" fo:min-width="1.211cm"/>
    </style:style>
    <style:style style:name="gr44" style:family="graphic" style:parent-style-name="standard">
      <style:graphic-properties svg:stroke-color="#000000" draw:fill="solid" draw:fill-color="#ffd7d7" draw:textarea-horizontal-align="justify" draw:textarea-vertical-align="middle" draw:auto-grow-height="false" fo:min-height="0.144cm" fo:min-width="1.229cm"/>
    </style:style>
    <style:style style:name="gr45" style:family="graphic" style:parent-style-name="standard">
      <style:graphic-properties svg:stroke-color="#000000" draw:fill="solid" draw:fill-color="#eeeeee" draw:textarea-horizontal-align="justify" draw:textarea-vertical-align="middle" draw:auto-grow-height="false" fo:min-height="0.111cm" fo:min-width="1.203cm"/>
    </style:style>
    <style:style style:name="gr46" style:family="graphic" style:parent-style-name="standard">
      <style:graphic-properties svg:stroke-color="#000000" draw:fill="solid" draw:fill-color="#ffd7d7" draw:textarea-horizontal-align="justify" draw:textarea-vertical-align="middle" draw:auto-grow-height="false" fo:min-height="0.108cm" fo:min-width="1.201cm"/>
    </style:style>
    <style:style style:name="gr47" style:family="graphic" style:parent-style-name="standard">
      <style:graphic-properties svg:stroke-color="#000000" draw:fill="solid" draw:fill-color="#b4c7dc" draw:textarea-horizontal-align="justify" draw:textarea-vertical-align="middle" draw:auto-grow-height="false" fo:min-height="0.111cm" fo:min-width="1.203cm"/>
    </style:style>
    <style:style style:name="gr48" style:family="graphic" style:parent-style-name="standard">
      <style:graphic-properties svg:stroke-color="#000000" draw:textarea-horizontal-align="justify" draw:textarea-vertical-align="middle" draw:auto-grow-height="false" fo:min-height="0.108cm" fo:min-width="1.205cm"/>
    </style:style>
    <style:style style:name="gr49" style:family="graphic" style:parent-style-name="standard">
      <style:graphic-properties svg:stroke-color="#000000" draw:textarea-horizontal-align="justify" draw:textarea-vertical-align="middle" draw:auto-grow-height="false" fo:min-height="0.11cm" fo:min-width="1.21cm"/>
    </style:style>
    <style:style style:name="gr50" style:family="graphic" style:parent-style-name="standard">
      <style:graphic-properties svg:stroke-color="#000000" draw:fill="solid" draw:fill-color="#ff6d6d" draw:textarea-horizontal-align="justify" draw:textarea-vertical-align="middle" draw:auto-grow-height="false" fo:min-height="0.153cm" fo:min-width="1.249cm"/>
    </style:style>
    <style:style style:name="gr51" style:family="graphic" style:parent-style-name="standard">
      <style:graphic-properties svg:stroke-color="#000000" draw:fill="solid" draw:fill-color="#eeeeee" draw:textarea-horizontal-align="justify" draw:textarea-vertical-align="middle" draw:auto-grow-height="false" fo:min-height="0.109cm" fo:min-width="1.203cm"/>
    </style:style>
    <style:style style:name="gr52" style:family="graphic" style:parent-style-name="standard">
      <style:graphic-properties svg:stroke-color="#000000" draw:fill="solid" draw:fill-color="#b4c7dc" draw:textarea-horizontal-align="justify" draw:textarea-vertical-align="middle" draw:auto-grow-height="false" fo:min-height="0.109cm" fo:min-width="1.204cm"/>
    </style:style>
    <style:style style:name="gr53" style:family="graphic" style:parent-style-name="standard">
      <style:graphic-properties svg:stroke-color="#000000" draw:textarea-horizontal-align="justify" draw:textarea-vertical-align="middle" draw:auto-grow-height="false" fo:min-height="0.111cm" fo:min-width="1.202cm"/>
    </style:style>
    <style:style style:name="gr54" style:family="graphic" style:parent-style-name="standard">
      <style:graphic-properties svg:stroke-color="#000000" draw:fill="solid" draw:fill-color="#b4c7dc" draw:textarea-horizontal-align="justify" draw:textarea-vertical-align="middle" draw:auto-grow-height="false" fo:min-height="0.109cm" fo:min-width="1.208cm"/>
    </style:style>
    <style:style style:name="gr55" style:family="graphic" style:parent-style-name="standard">
      <style:graphic-properties svg:stroke-color="#000000" draw:fill="solid" draw:fill-color="#ff3838" draw:textarea-horizontal-align="justify" draw:textarea-vertical-align="middle" draw:auto-grow-height="false" fo:min-height="0.153cm" fo:min-width="1.248cm"/>
    </style:style>
    <style:style style:name="gr56" style:family="graphic" style:parent-style-name="standard">
      <style:graphic-properties svg:stroke-color="#000000" draw:fill="solid" draw:fill-color="#ff6d6d" draw:textarea-horizontal-align="justify" draw:textarea-vertical-align="middle" draw:auto-grow-height="false" fo:min-height="0.109cm" fo:min-width="1.2cm"/>
    </style:style>
    <style:style style:name="gr57" style:family="graphic" style:parent-style-name="standard">
      <style:graphic-properties svg:stroke-color="#000000" draw:fill="solid" draw:fill-color="#ffd7d7" draw:textarea-horizontal-align="justify" draw:textarea-vertical-align="middle" draw:auto-grow-height="false" fo:min-height="0.109cm" fo:min-width="1.2cm"/>
    </style:style>
    <style:style style:name="gr58" style:family="graphic" style:parent-style-name="standard">
      <style:graphic-properties svg:stroke-color="#000000" draw:fill="solid" draw:fill-color="#b4c7dc" draw:textarea-horizontal-align="justify" draw:textarea-vertical-align="middle" draw:auto-grow-height="false" fo:min-height="0.111cm" fo:min-width="1.2cm"/>
    </style:style>
    <style:style style:name="gr59" style:family="graphic" style:parent-style-name="standard">
      <style:graphic-properties svg:stroke-color="#000000" draw:textarea-horizontal-align="justify" draw:textarea-vertical-align="middle" draw:auto-grow-height="false" fo:min-height="0.111cm" fo:min-width="1.206cm"/>
    </style:style>
    <style:style style:name="gr60" style:family="graphic" style:parent-style-name="standard">
      <style:graphic-properties svg:stroke-color="#000000" draw:fill="solid" draw:fill-color="#b4c7dc" draw:textarea-horizontal-align="justify" draw:textarea-vertical-align="middle" draw:auto-grow-height="false" fo:min-height="0.109cm" fo:min-width="1.21cm"/>
    </style:style>
    <style:style style:name="gr61" style:family="graphic" style:parent-style-name="standard">
      <style:graphic-properties svg:stroke-color="#000000" draw:fill="solid" draw:fill-color="#ff3838" draw:textarea-horizontal-align="justify" draw:textarea-vertical-align="middle" draw:auto-grow-height="false" fo:min-height="0.153cm" fo:min-width="1.132cm"/>
    </style:style>
    <style:style style:name="gr62" style:family="graphic" style:parent-style-name="standard">
      <style:graphic-properties svg:stroke-color="#000000" draw:fill="solid" draw:fill-color="#ff3838" draw:textarea-horizontal-align="justify" draw:textarea-vertical-align="middle" draw:auto-grow-height="false" fo:min-height="0.109cm" fo:min-width="1.132cm"/>
    </style:style>
    <style:style style:name="gr63" style:family="graphic" style:parent-style-name="standard">
      <style:graphic-properties svg:stroke-color="#000000" draw:fill="solid" draw:fill-color="#ffa6a6" draw:textarea-horizontal-align="justify" draw:textarea-vertical-align="middle" draw:auto-grow-height="false" fo:min-height="0.109cm" fo:min-width="1.13cm"/>
    </style:style>
    <style:style style:name="gr64" style:family="graphic" style:parent-style-name="standard">
      <style:graphic-properties svg:stroke-color="#000000" draw:fill="solid" draw:fill-color="#ffd7d7" draw:textarea-horizontal-align="justify" draw:textarea-vertical-align="middle" draw:auto-grow-height="false" fo:min-height="0.111cm" fo:min-width="1.131cm"/>
    </style:style>
    <style:style style:name="gr65" style:family="graphic" style:parent-style-name="standard">
      <style:graphic-properties svg:stroke-color="#000000" draw:fill="solid" draw:fill-color="#dee6ef" draw:textarea-horizontal-align="justify" draw:textarea-vertical-align="middle" draw:auto-grow-height="false" fo:min-height="0.111cm" fo:min-width="1.135cm"/>
    </style:style>
    <style:style style:name="gr66" style:family="graphic" style:parent-style-name="standard">
      <style:graphic-properties svg:stroke-color="#000000" draw:fill="solid" draw:fill-color="#dee6ef" draw:textarea-horizontal-align="justify" draw:textarea-vertical-align="middle" draw:auto-grow-height="false" fo:min-height="0.109cm" fo:min-width="1.138cm"/>
    </style:style>
    <style:style style:name="gr67"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5983b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68"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5983b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40" dr3d:vertical-segments="40" dr3d:backface-culling="enabled" dr3d:normals-kind="object" dr3d:normals-direction="inverse" dr3d:texture-filter="enabled" dr3d:diffuse-color="#00b8ff" dr3d:emissive-color="#000000" dr3d:specular-color="#ffffff" dr3d:shininess="30%" dr3d:shadow="hidden"/>
    </style:style>
    <style:style style:name="gr69"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ff00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0"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ff00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40" dr3d:vertical-segments="40" dr3d:backface-culling="enabled" dr3d:normals-kind="object" dr3d:normals-direction="inverse" dr3d:texture-filter="enabled" dr3d:diffuse-color="#00b8ff" dr3d:emissive-color="#000000" dr3d:specular-color="#ffffff" dr3d:shininess="30%" dr3d:shadow="hidden"/>
    </style:style>
    <style:style style:name="gr71"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b4c7d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2"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b4c7d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40" dr3d:vertical-segments="40" dr3d:backface-culling="enabled" dr3d:normals-kind="object" dr3d:normals-direction="inverse" dr3d:texture-generation-mode-x="object" dr3d:texture-generation-mode-y="object" dr3d:texture-mode="blend" dr3d:texture-filter="enabled" dr3d:diffuse-color="#00b8ff" dr3d:emissive-color="#000000" dr3d:specular-color="#ffffff" dr3d:shininess="30%" dr3d:shadow="hidden"/>
    </style:style>
    <style:style style:name="gr73"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ff6d6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4"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ff6d6d"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40" dr3d:vertical-segments="40" dr3d:backface-culling="enabled" dr3d:normals-kind="object" dr3d:normals-direction="inverse" dr3d:texture-filter="enabled" dr3d:diffuse-color="#00b8ff" dr3d:emissive-color="#000000" dr3d:specular-color="#ffffff" dr3d:shininess="30%" dr3d:shadow="hidden"/>
    </style:style>
    <style:style style:name="gr75"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ffa6a6"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6"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ffa6a6"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40" dr3d:vertical-segments="40" dr3d:backface-culling="enabled" dr3d:normals-kind="object" dr3d:normals-direction="inverse" dr3d:texture-filter="enabled" dr3d:diffuse-color="#00b8ff" dr3d:emissive-color="#000000" dr3d:specular-color="#ffffff" dr3d:shininess="30%" dr3d:shadow="hidden"/>
    </style:style>
    <style:style style:name="gr77"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ddddd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8"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dddddd"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40" dr3d:vertical-segments="40" dr3d:backface-culling="enabled" dr3d:normals-kind="object" dr3d:normals-direction="inverse" dr3d:texture-generation-mode-x="object" dr3d:texture-generation-mode-y="object" dr3d:texture-mode="blend" dr3d:texture-filter="enabled" dr3d:diffuse-color="#00b8ff" dr3d:emissive-color="#000000" dr3d:specular-color="#ffffff" dr3d:shininess="30%" dr3d:shadow="hidden"/>
    </style:style>
    <style:style style:name="gr79"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b4c7d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40" dr3d:vertical-segments="40" dr3d:backface-culling="enabled" dr3d:normals-kind="object" dr3d:normals-direction="inverse" dr3d:texture-filter="enabled" dr3d:diffuse-color="#00b8ff" dr3d:emissive-color="#000000" dr3d:specular-color="#ffffff" dr3d:shininess="30%" dr3d:shadow="hidden"/>
    </style:style>
    <style:style style:name="gr80" style:family="graphic" style:parent-style-name="standard">
      <style:graphic-properties svg:stroke-color="#000000" draw:fill="solid" draw:fill-color="#ff3838" draw:textarea-horizontal-align="justify" draw:textarea-vertical-align="middle" draw:auto-grow-height="false" fo:min-height="0.043cm" fo:min-width="0.135cm"/>
    </style:style>
    <style:style style:name="gr81" style:family="graphic" style:parent-style-name="standard">
      <style:graphic-properties svg:stroke-color="#000000" draw:fill="solid" draw:fill-color="#fd8c8c" draw:textarea-horizontal-align="justify" draw:textarea-vertical-align="middle" draw:auto-grow-height="false" fo:min-height="0.043cm" fo:min-width="0.135cm"/>
    </style:style>
    <style:style style:name="gr82" style:family="graphic" style:parent-style-name="standard">
      <style:graphic-properties svg:stroke-color="#000000" draw:fill="solid" draw:fill-color="#ffd7d7" draw:textarea-horizontal-align="justify" draw:textarea-vertical-align="middle" draw:auto-grow-height="false" fo:min-height="0.043cm" fo:min-width="0.135cm"/>
    </style:style>
    <style:style style:name="gr83" style:family="graphic" style:parent-style-name="standard">
      <style:graphic-properties svg:stroke-color="#000000" draw:fill="solid" draw:fill-color="#dddddd" draw:textarea-horizontal-align="justify" draw:textarea-vertical-align="middle" draw:auto-grow-height="false" fo:min-height="0.044cm" fo:min-width="0.135cm"/>
    </style:style>
    <style:style style:name="gr84" style:family="graphic" style:parent-style-name="standard">
      <style:graphic-properties svg:stroke-color="#000000" draw:fill="solid" draw:fill-color="#dee6ef" draw:textarea-horizontal-align="justify" draw:textarea-vertical-align="middle" draw:auto-grow-height="false" fo:min-height="0.043cm" fo:min-width="0.135cm"/>
    </style:style>
    <style:style style:name="gr85" style:family="graphic" style:parent-style-name="standard">
      <style:graphic-properties svg:stroke-color="#000000" draw:fill="solid" draw:fill-color="#b4c7dc" draw:textarea-horizontal-align="justify" draw:textarea-vertical-align="middle" draw:auto-grow-height="false" fo:min-height="0.043cm" fo:min-width="0.135cm"/>
    </style:style>
    <style:style style:name="gr86" style:family="graphic" style:parent-style-name="standard">
      <style:graphic-properties svg:stroke-color="#000000" draw:fill="solid" draw:fill-color="#729fcf" draw:textarea-horizontal-align="justify" draw:textarea-vertical-align="middle" draw:auto-grow-height="false" fo:min-height="0.043cm" fo:min-width="0.135cm"/>
    </style:style>
    <style:style style:name="gr87" style:family="graphic" style:parent-style-name="standard">
      <style:graphic-properties draw:stroke="none" svg:stroke-color="#000000" draw:fill="none" draw:fill-color="#ffffff" fo:min-height="2.067cm"/>
    </style:style>
    <style:style style:name="gr88" style:family="graphic" style:parent-style-name="standard">
      <style:graphic-properties draw:stroke="none" svg:stroke-color="#000000" draw:fill="none" draw:fill-color="#ffffff" fo:min-height="0.713cm"/>
    </style:style>
    <style:style style:name="gr89" style:family="graphic" style:parent-style-name="standard">
      <style:graphic-properties svg:stroke-color="#000000" draw:fill="solid" draw:fill-color="#2c3dc2" draw:textarea-horizontal-align="justify" draw:textarea-vertical-align="middle" draw:auto-grow-height="false" fo:min-height="0.043cm" fo:min-width="0.135cm"/>
    </style:style>
    <style:style style:name="gr90" style:family="graphic" style:parent-style-name="standard">
      <style:graphic-properties svg:stroke-color="#000000" draw:fill="solid" draw:fill-color="#643e94" draw:textarea-horizontal-align="justify" draw:textarea-vertical-align="middle" draw:auto-grow-height="false" fo:min-height="0.043cm" fo:min-width="0.135cm"/>
    </style:style>
    <style:style style:name="gr91" style:family="graphic" style:parent-style-name="standard">
      <style:graphic-properties svg:stroke-color="#000000" draw:fill="solid" draw:fill-color="#cb229e" draw:textarea-horizontal-align="justify" draw:textarea-vertical-align="middle" draw:auto-grow-height="false" fo:min-height="0.043cm" fo:min-width="0.135cm"/>
    </style:style>
    <style:style style:name="gr92" style:family="graphic" style:parent-style-name="standard">
      <style:graphic-properties svg:stroke-color="#000000" draw:fill="solid" draw:fill-color="#e62056" draw:textarea-horizontal-align="justify" draw:textarea-vertical-align="middle" draw:auto-grow-height="false" fo:min-height="0.044cm" fo:min-width="0.135cm"/>
    </style:style>
    <style:style style:name="gr93" style:family="graphic" style:parent-style-name="standard">
      <style:graphic-properties svg:stroke-color="#000000" draw:fill="solid" draw:fill-color="#f46f42" draw:textarea-horizontal-align="justify" draw:textarea-vertical-align="middle" draw:auto-grow-height="false" fo:min-height="0.043cm" fo:min-width="0.135cm"/>
    </style:style>
    <style:style style:name="gr94" style:family="graphic" style:parent-style-name="standard">
      <style:graphic-properties svg:stroke-color="#000000" draw:fill="solid" draw:fill-color="#e6b038" draw:textarea-horizontal-align="justify" draw:textarea-vertical-align="middle" draw:auto-grow-height="false" fo:min-height="0.043cm" fo:min-width="0.135cm"/>
    </style:style>
    <style:style style:name="gr95" style:family="graphic" style:parent-style-name="standard">
      <style:graphic-properties svg:stroke-color="#000000" draw:fill="solid" draw:fill-color="#e8e259" draw:textarea-horizontal-align="justify" draw:textarea-vertical-align="middle" draw:auto-grow-height="false" fo:min-height="0.043cm" fo:min-width="0.135cm"/>
    </style:style>
    <style:style style:name="gr96" style:family="graphic" style:parent-style-name="standard">
      <style:graphic-properties draw:stroke="none" svg:stroke-color="#000000" draw:fill="none" draw:fill-color="#ffffff" fo:min-height="1.069cm"/>
    </style:style>
    <style:style style:name="gr97" style:family="graphic" style:parent-style-name="standard">
      <style:graphic-properties svg:stroke-width="0.025cm" svg:stroke-color="#b47804" draw:marker-start-width="0.266cm" draw:marker-end-width="0.266cm" draw:fill="solid" draw:fill-color="#fefaec" draw:textarea-horizontal-align="justify" draw:textarea-vertical-align="middle" draw:auto-grow-height="false" fo:min-height="5.915cm" fo:min-width="8.464cm" fo:padding-top="0.137cm" fo:padding-bottom="0.137cm" fo:padding-left="0.262cm" fo:padding-right="0.262cm"/>
    </style:style>
    <style:style style:name="gr98" style:family="graphic" style:parent-style-name="standard">
      <style:graphic-properties svg:stroke-color="#000000" draw:fill="solid" draw:fill-color="#e8e259" draw:textarea-horizontal-align="justify" draw:textarea-vertical-align="middle" draw:auto-grow-height="false" fo:min-height="0.104cm" fo:min-width="1.201cm"/>
    </style:style>
    <style:style style:name="gr99" style:family="graphic" style:parent-style-name="standard">
      <style:graphic-properties svg:stroke-color="#000000" draw:fill="solid" draw:fill-color="#e8e259" draw:textarea-horizontal-align="justify" draw:textarea-vertical-align="middle" draw:auto-grow-height="false" fo:min-height="0.113cm" fo:min-width="1.204cm"/>
    </style:style>
    <style:style style:name="gr100" style:family="graphic" style:parent-style-name="standard">
      <style:graphic-properties svg:stroke-color="#000000" draw:fill="solid" draw:fill-color="#e8e259" draw:textarea-horizontal-align="justify" draw:textarea-vertical-align="middle" draw:auto-grow-height="false" fo:min-height="0.11cm" fo:min-width="1.208cm"/>
    </style:style>
    <style:style style:name="gr101" style:family="graphic" style:parent-style-name="standard">
      <style:graphic-properties svg:stroke-color="#000000" draw:fill="solid" draw:fill-color="#cb229e" draw:textarea-horizontal-align="justify" draw:textarea-vertical-align="middle" draw:auto-grow-height="false" fo:min-height="0.105cm" fo:min-width="1.184cm"/>
    </style:style>
    <style:style style:name="gr102" style:family="graphic" style:parent-style-name="standard">
      <style:graphic-properties svg:stroke-color="#000000" draw:fill="solid" draw:fill-color="#e8e259" draw:textarea-horizontal-align="justify" draw:textarea-vertical-align="middle" draw:auto-grow-height="false" fo:min-height="0.096cm" fo:min-width="1.201cm"/>
    </style:style>
    <style:style style:name="gr103" style:family="graphic" style:parent-style-name="standard">
      <style:graphic-properties svg:stroke-color="#000000" draw:fill="solid" draw:fill-color="#e62056" draw:textarea-horizontal-align="justify" draw:textarea-vertical-align="middle" draw:auto-grow-height="false" fo:min-height="0.11cm" fo:min-width="1.202cm"/>
    </style:style>
    <style:style style:name="gr104" style:family="graphic" style:parent-style-name="standard">
      <style:graphic-properties svg:stroke-color="#000000" draw:fill="solid" draw:fill-color="#643e94" draw:textarea-horizontal-align="justify" draw:textarea-vertical-align="middle" draw:auto-grow-height="false" fo:min-height="0.111cm" fo:min-width="1.209cm"/>
    </style:style>
    <style:style style:name="gr105" style:family="graphic" style:parent-style-name="standard">
      <style:graphic-properties svg:stroke-color="#000000" draw:fill="solid" draw:fill-color="#e6b038" draw:textarea-horizontal-align="justify" draw:textarea-vertical-align="middle" draw:auto-grow-height="false" fo:min-height="0.103cm" fo:min-width="1.2cm"/>
    </style:style>
    <style:style style:name="gr106" style:family="graphic" style:parent-style-name="standard">
      <style:graphic-properties svg:stroke-color="#000000" draw:fill="solid" draw:fill-color="#e8e259" draw:textarea-horizontal-align="justify" draw:textarea-vertical-align="middle" draw:auto-grow-height="false" fo:min-height="0.111cm" fo:min-width="1.199cm"/>
    </style:style>
    <style:style style:name="gr107" style:family="graphic" style:parent-style-name="standard">
      <style:graphic-properties svg:stroke-color="#000000" draw:fill="solid" draw:fill-color="#2c3dc2" draw:textarea-horizontal-align="justify" draw:textarea-vertical-align="middle" draw:auto-grow-height="false" fo:min-height="0.11cm" fo:min-width="1.207cm"/>
    </style:style>
    <style:style style:name="gr108" style:family="graphic" style:parent-style-name="standard">
      <style:graphic-properties draw:stroke="dash" draw:stroke-dash="Fine_20_Dashed" svg:stroke-width="0.051cm" svg:stroke-color="#729fcf" draw:marker-start-width="0.344cm" draw:marker-end-width="0.344cm" draw:fill="none" draw:textarea-vertical-align="middle" draw:auto-grow-height="false" fo:min-height="2.374cm" fo:min-width="0cm" fo:padding-top="0.15cm" fo:padding-bottom="0.15cm" fo:padding-left="0.275cm" fo:padding-right="0.275cm"/>
    </style:style>
    <style:style style:name="gr109" style:family="graphic" style:parent-style-name="standard">
      <style:graphic-properties draw:stroke="none" svg:stroke-color="#000000" draw:fill="none" draw:fill-color="#ffffff" fo:min-height="0.412cm"/>
    </style:style>
    <style:style style:name="gr110" style:family="graphic" style:parent-style-name="standard">
      <style:graphic-properties draw:stroke="none" svg:stroke-color="#ffffff" draw:fill="solid" draw:fill-color="#000000" draw:textarea-horizontal-align="justify" draw:textarea-vertical-align="middle" draw:auto-grow-height="false" fo:min-height="0cm" fo:min-width="0.286cm"/>
    </style:style>
    <style:style style:name="gr111" style:family="graphic" style:parent-style-name="standard">
      <style:graphic-properties draw:stroke="none" svg:stroke-color="#ffffff" draw:fill="solid" draw:fill-color="#000000" draw:textarea-horizontal-align="justify" draw:textarea-vertical-align="middle" draw:auto-grow-height="false" fo:min-height="0cm" fo:min-width="0.283cm"/>
    </style:style>
    <style:style style:name="gr112" style:family="graphic" style:parent-style-name="standard">
      <style:graphic-properties draw:stroke="none" svg:stroke-color="#ffffff" draw:fill="solid" draw:fill-color="#000000" draw:textarea-horizontal-align="justify" draw:textarea-vertical-align="middle" draw:auto-grow-height="false" fo:min-height="0cm" fo:min-width="0cm"/>
    </style:style>
    <style:style style:name="gr113" style:family="graphic" style:parent-style-name="standard">
      <style:graphic-properties draw:stroke="none" svg:stroke-color="#ffffff" draw:fill="solid" draw:fill-color="#000000" draw:textarea-horizontal-align="justify" draw:textarea-vertical-align="middle" draw:auto-grow-height="false" fo:min-height="0.419cm" fo:min-width="0cm"/>
    </style:style>
    <style:style style:name="gr114" style:family="graphic" style:parent-style-name="standard">
      <style:graphic-properties draw:stroke="none" svg:stroke-color="#ffffff" draw:fill="solid" draw:fill-color="#000000" draw:textarea-horizontal-align="justify" draw:textarea-vertical-align="middle" draw:auto-grow-height="false" fo:min-height="0cm" fo:min-width="0.288cm"/>
    </style:style>
    <style:style style:name="gr115" style:family="graphic" style:parent-style-name="standard">
      <style:graphic-properties draw:stroke="none" svg:stroke-color="#ffffff" draw:fill="solid" draw:fill-color="#000000" draw:textarea-horizontal-align="justify" draw:textarea-vertical-align="middle" draw:auto-grow-height="false" fo:min-height="0.054cm" fo:min-width="0cm"/>
    </style:style>
    <style:style style:name="gr116" style:family="graphic" style:parent-style-name="objectwithoutfill">
      <style:graphic-properties svg:stroke-width="0.051cm" svg:stroke-color="#000000" draw:marker-start-width="0.355cm" draw:marker-end="Rounded_20_short_20_Arrow" draw:marker-end-width="0.203cm" draw:fill="none" draw:textarea-vertical-align="middle" fo:padding-top="0.15cm" fo:padding-bottom="0.15cm" fo:padding-left="0.275cm" fo:padding-right="0.275cm"/>
    </style:style>
    <style:style style:name="gr117"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666666"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18"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666666"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40" dr3d:vertical-segments="40" dr3d:backface-culling="enabled" dr3d:normals-kind="object" dr3d:normals-direction="inverse" dr3d:texture-filter="enabled" dr3d:diffuse-color="#00b8ff" dr3d:emissive-color="#000000" dr3d:specular-color="#ffffff" dr3d:shininess="30%" dr3d:shadow="hidden"/>
    </style:style>
    <style:style style:name="gr119" style:family="graphic" style:parent-style-name="standard">
      <style:graphic-properties draw:stroke="dash" draw:stroke-dash="Fine_20_Dashed" svg:stroke-width="0.102cm" svg:stroke-color="#000000" draw:marker-start="" draw:marker-start-width="0.508cm" draw:marker-start-center="false" draw:marker-end="" draw:marker-end-width="0.508cm" draw:marker-end-center="false" svg:stroke-opacity="100%" draw:stroke-linejoin="round" svg:stroke-linecap="butt" draw:fill="solid" draw:fill-color="#666666" draw:secondary-fill-color="#729fcf" draw:gradient-step-count="0" draw:fill-hatch-solid="false" draw:opacity="3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30%"/>
    </style:style>
    <style:style style:name="gr120" style:family="graphic" style:parent-style-name="standard">
      <style:graphic-properties draw:stroke="dash" draw:stroke-dash="Fine_20_Dashed" svg:stroke-width="0.102cm" svg:stroke-color="#000000" draw:marker-start="" draw:marker-start-width="0.508cm" draw:marker-start-center="false" draw:marker-end="" draw:marker-end-width="0.508cm" draw:marker-end-center="false" svg:stroke-opacity="100%" draw:stroke-linejoin="round" svg:stroke-linecap="butt" draw:fill="solid" draw:fill-color="#666666" draw:secondary-fill-color="#729fcf" draw:gradient-step-count="0" draw:fill-hatch-solid="false" draw:opacity="30%" draw:fill-image-width="0cm" draw:fill-image-height="0cm" style:repeat="repeat" draw:fill-image-ref-point-x="0%" draw:fill-image-ref-point-y="0%" draw:fill-image-ref-point="center" draw:tile-repeat-offset="0% vertical" draw:shadow="hidden" draw:shadow-offset-x="0.2cm" draw:shadow-offset-y="0.2cm" draw:shadow-color="#808080" draw:shadow-opacity="30%" dr3d:horizontal-segments="6" dr3d:vertical-segments="6" dr3d:backface-culling="enabled" dr3d:normals-kind="object" dr3d:normals-direction="inverse" dr3d:texture-filter="enabled" dr3d:diffuse-color="#00b8ff" dr3d:emissive-color="#000000" dr3d:specular-color="#ffffff" dr3d:shininess="30%" dr3d:shadow="hidden"/>
    </style:style>
    <style:style style:name="gr121" style:family="graphic" style:parent-style-name="objectwithoutfill">
      <style:graphic-properties draw:stroke="dash" draw:stroke-dash="Fine_20_Dashed" svg:stroke-width="0.051cm" svg:stroke-color="#ff0000" draw:marker-start-width="0.115cm" draw:marker-end-width="0.115cm" draw:fill="none" draw:textarea-vertical-align="middle" fo:padding-top="0.15cm" fo:padding-bottom="0.15cm" fo:padding-left="0.275cm" fo:padding-right="0.275cm"/>
    </style:style>
    <style:style style:name="gr122" style:family="graphic" style:parent-style-name="objectwithoutfill">
      <style:graphic-properties draw:stroke="dash" draw:stroke-dash="Fine_20_Dashed" svg:stroke-width="0.051cm" svg:stroke-color="#ff0000" draw:marker-start-width="0.344cm" draw:marker-end-width="0.344cm" draw:fill="none" draw:textarea-vertical-align="middle" fo:padding-top="0.15cm" fo:padding-bottom="0.15cm" fo:padding-left="0.275cm" fo:padding-right="0.275cm"/>
    </style:style>
    <style:style style:name="gr123" style:family="graphic" style:parent-style-name="standard">
      <style:graphic-properties draw:stroke="none" svg:stroke-width="0.051cm" svg:stroke-color="#ff0000" draw:marker-start-width="0.152cm" draw:marker-end-width="0.152cm" draw:fill="none" draw:fill-color="#ffffff" fo:min-height="0.412cm"/>
    </style:style>
    <style:style style:name="gr124"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666666" draw:secondary-fill-color="#729fcf" draw:gradient-step-count="0" draw:fill-hatch-solid="false" draw:opacity="2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25%"/>
    </style:style>
    <style:style style:name="gr125"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666666" draw:secondary-fill-color="#729fcf" draw:gradient-step-count="0" draw:fill-hatch-solid="false" draw:opacity="25%" draw:fill-image-width="0cm" draw:fill-image-height="0cm" style:repeat="repeat" draw:fill-image-ref-point-x="0%" draw:fill-image-ref-point-y="0%" draw:fill-image-ref-point="center" draw:tile-repeat-offset="0% vertical" draw:shadow="hidden" draw:shadow-offset-x="0.2cm" draw:shadow-offset-y="0.2cm" draw:shadow-color="#808080" draw:shadow-opacity="25%" dr3d:horizontal-segments="40" dr3d:vertical-segments="40" dr3d:backface-culling="enabled" dr3d:normals-kind="object" dr3d:normals-direction="inverse" dr3d:texture-filter="enabled" dr3d:diffuse-color="#00b8ff" dr3d:emissive-color="#000000" dr3d:specular-color="#ffffff" dr3d:shininess="30%" dr3d:shadow="hidden"/>
    </style:style>
    <style:style style:name="gr126" style:family="graphic" style:parent-style-name="objectwithoutfill">
      <style:graphic-properties draw:fill="none" draw:textarea-vertical-align="middle"/>
    </style:style>
    <style:style style:name="gr127" style:family="graphic" style:parent-style-name="objectwithoutfill">
      <style:graphic-properties svg:stroke-width="0.051cm" svg:stroke-color="#000000" draw:marker-start-width="0.356cm" draw:marker-end-width="0.356cm" draw:fill="none" draw:textarea-vertical-align="middle" fo:padding-top="0.151cm" fo:padding-bottom="0.151cm" fo:padding-left="0.276cm" fo:padding-right="0.276cm"/>
    </style:style>
    <style:style style:name="gr128" style:family="graphic" style:parent-style-name="standard">
      <style:graphic-properties draw:stroke="none" svg:stroke-color="#000000" draw:fill="none" draw:fill-color="#ffffff" fo:min-height="0.239cm"/>
    </style:style>
    <style:style style:name="gr129" style:family="graphic" style:parent-style-name="standard">
      <style:graphic-properties draw:stroke="none" svg:stroke-color="#000000" draw:fill="none" draw:fill-color="#ffffff" fo:min-height="0.401cm"/>
    </style:style>
    <style:style style:name="gr130" style:family="graphic" style:parent-style-name="objectwithoutfill">
      <style:graphic-properties svg:stroke-width="0.051cm" svg:stroke-color="#729fcf" draw:marker-start-width="0.355cm" draw:marker-end="Symmetric_20_Arrow" draw:marker-end-width="0.203cm" draw:fill="none" draw:textarea-vertical-align="middle" fo:padding-top="0.15cm" fo:padding-bottom="0.15cm" fo:padding-left="0.275cm" fo:padding-right="0.275cm"/>
    </style:style>
    <style:style style:name="gr131" style:family="graphic" style:parent-style-name="standard">
      <style:graphic-properties draw:stroke="solid" draw:stroke-dash="Fine_20_Dashed" svg:stroke-color="#000000" draw:fill="none" draw:textarea-horizontal-align="justify" draw:textarea-vertical-align="middle" draw:auto-grow-height="false" fo:min-height="1.198cm" fo:min-width="0.949cm"/>
    </style:style>
    <style:style style:name="gr132" style:family="graphic" style:parent-style-name="objectwithoutfill">
      <style:graphic-properties svg:stroke-width="0.152cm" svg:stroke-color="#000000" draw:marker-start-width="0.661cm" draw:marker-end-width="0.661cm" draw:fill="none" draw:textarea-vertical-align="middle" fo:padding-top="0.201cm" fo:padding-bottom="0.201cm" fo:padding-left="0.326cm" fo:padding-right="0.326cm"/>
    </style:style>
    <style:style style:name="gr133" style:family="graphic" style:parent-style-name="objectwithoutfill">
      <style:graphic-properties draw:stroke="dash" draw:stroke-dash="Fine_20_Dashed" svg:stroke-color="#000000" draw:fill="none" draw:textarea-vertical-align="middle"/>
    </style:style>
    <style:style style:name="gr134" style:family="graphic" style:parent-style-name="standard">
      <style:graphic-properties draw:stroke="none" svg:stroke-color="#000000" draw:fill="none" draw:fill-color="#ffffff" fo:min-height="0.408cm"/>
    </style:style>
    <style:style style:name="gr135" style:family="graphic" style:parent-style-name="standard">
      <style:graphic-properties draw:stroke="none" svg:stroke-color="#000000" draw:fill="none" draw:fill-color="#ffffff" fo:min-height="0.509cm"/>
    </style:style>
    <style:style style:name="gr136" style:family="graphic" style:parent-style-name="standard">
      <style:graphic-properties draw:stroke="none" svg:stroke-color="#000000" draw:fill="none" draw:fill-color="#ffffff" fo:min-height="0.51cm"/>
    </style:style>
    <style:style style:name="gr137" style:family="graphic" style:parent-style-name="objectwithoutfill">
      <style:graphic-properties svg:stroke-width="0.051cm" svg:stroke-color="#ff0000" draw:marker-start="Symmetric_20_Arrow" draw:marker-start-width="0.203cm" draw:marker-end-width="0.355cm" draw:fill="none" draw:textarea-vertical-align="middle" fo:padding-top="0.15cm" fo:padding-bottom="0.15cm" fo:padding-left="0.275cm" fo:padding-right="0.275cm"/>
    </style:style>
    <style:style style:name="gr138" style:family="graphic" style:parent-style-name="standard">
      <style:graphic-properties svg:stroke-width="0.025cm" svg:stroke-color="#b47804" draw:marker-start-width="0.266cm" draw:marker-end-width="0.266cm" draw:fill="solid" draw:fill-color="#fefaec" draw:textarea-horizontal-align="justify" draw:textarea-vertical-align="middle" draw:auto-grow-height="false" fo:min-height="9.2cm" fo:min-width="10.203cm" fo:padding-top="0.137cm" fo:padding-bottom="0.137cm" fo:padding-left="0.262cm" fo:padding-right="0.262cm"/>
    </style:style>
    <style:style style:name="gr139" style:family="graphic" style:parent-style-name="standard">
      <style:graphic-properties svg:stroke-color="#000000" draw:fill="solid" draw:fill-color="#ffd7d7" draw:textarea-horizontal-align="justify" draw:textarea-vertical-align="middle" draw:auto-grow-height="false" fo:min-height="0.131cm" fo:min-width="1.315cm"/>
    </style:style>
    <style:style style:name="gr140" style:family="graphic" style:parent-style-name="standard">
      <style:graphic-properties svg:stroke-color="#000000" draw:fill="solid" draw:fill-color="#b4c7dc" draw:textarea-horizontal-align="justify" draw:textarea-vertical-align="middle" draw:auto-grow-height="false" fo:min-height="0.136cm" fo:min-width="1.315cm"/>
    </style:style>
    <style:style style:name="gr141" style:family="graphic" style:parent-style-name="standard">
      <style:graphic-properties svg:stroke-color="#000000" draw:textarea-horizontal-align="justify" draw:textarea-vertical-align="middle" draw:auto-grow-height="false" fo:min-height="0.133cm" fo:min-width="1.319cm"/>
    </style:style>
    <style:style style:name="gr142" style:family="graphic" style:parent-style-name="standard">
      <style:graphic-properties svg:stroke-color="#000000" draw:textarea-horizontal-align="justify" draw:textarea-vertical-align="middle" draw:auto-grow-height="false" fo:min-height="0.135cm" fo:min-width="1.338cm"/>
    </style:style>
    <style:style style:name="gr143" style:family="graphic" style:parent-style-name="standard">
      <style:graphic-properties svg:stroke-color="#000000" draw:fill="solid" draw:fill-color="#b4c7dc" draw:textarea-horizontal-align="justify" draw:textarea-vertical-align="middle" draw:auto-grow-height="false" fo:min-height="0.132cm" fo:min-width="1.315cm"/>
    </style:style>
    <style:style style:name="gr144" style:family="graphic" style:parent-style-name="standard">
      <style:graphic-properties svg:stroke-color="#000000" draw:textarea-horizontal-align="justify" draw:textarea-vertical-align="middle" draw:auto-grow-height="false" fo:min-height="0.136cm" fo:min-width="1.315cm"/>
    </style:style>
    <style:style style:name="gr145" style:family="graphic" style:parent-style-name="standard">
      <style:graphic-properties svg:stroke-color="#000000" draw:fill="solid" draw:fill-color="#b4c7dc" draw:textarea-horizontal-align="justify" draw:textarea-vertical-align="middle" draw:auto-grow-height="false" fo:min-height="0.135cm" fo:min-width="1.322cm"/>
    </style:style>
    <style:style style:name="gr146" style:family="graphic" style:parent-style-name="standard">
      <style:graphic-properties svg:stroke-color="#000000" draw:fill="solid" draw:fill-color="#ffd7d7" draw:textarea-horizontal-align="justify" draw:textarea-vertical-align="middle" draw:auto-grow-height="false" fo:min-height="0.132cm" fo:min-width="1.314cm"/>
    </style:style>
    <style:style style:name="gr147" style:family="graphic" style:parent-style-name="standard">
      <style:graphic-properties svg:stroke-color="#000000" draw:fill="solid" draw:fill-color="#b4c7dc" draw:textarea-horizontal-align="justify" draw:textarea-vertical-align="middle" draw:auto-grow-height="false" fo:min-height="0.136cm" fo:min-width="1.314cm"/>
    </style:style>
    <style:style style:name="gr148" style:family="graphic" style:parent-style-name="standard">
      <style:graphic-properties svg:stroke-color="#000000" draw:fill="solid" draw:fill-color="#b4c7dc" draw:textarea-horizontal-align="justify" draw:textarea-vertical-align="middle" draw:auto-grow-height="false" fo:min-height="0.135cm" fo:min-width="1.361cm"/>
    </style:style>
    <style:style style:name="gr149"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808080" draw:secondary-fill-color="#729fcf" draw:gradient-step-count="0" draw:fill-hatch-solid="false" draw:opacity="3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35%"/>
    </style:style>
    <style:style style:name="gr150"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808080" draw:secondary-fill-color="#729fcf" draw:gradient-step-count="0" draw:fill-hatch-solid="false" draw:opacity="35%" draw:fill-image-width="0cm" draw:fill-image-height="0cm" style:repeat="repeat" draw:fill-image-ref-point-x="0%" draw:fill-image-ref-point-y="0%" draw:fill-image-ref-point="center" draw:tile-repeat-offset="0% vertical" draw:shadow="hidden" draw:shadow-offset-x="0.2cm" draw:shadow-offset-y="0.2cm" draw:shadow-color="#808080" draw:shadow-opacity="35%" dr3d:horizontal-segments="40" dr3d:vertical-segments="40" dr3d:backface-culling="enabled" dr3d:normals-kind="object" dr3d:normals-direction="inverse" dr3d:texture-filter="enabled" dr3d:diffuse-color="#00b8ff" dr3d:emissive-color="#000000" dr3d:specular-color="#ffffff" dr3d:shininess="30%" dr3d:shadow="hidden"/>
    </style:style>
    <style:style style:name="gr151"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808080" draw:secondary-fill-color="#729fcf" draw:gradient-step-count="0" draw:fill-hatch-solid="false" draw:opacity="35%" draw:fill-image-width="0cm" draw:fill-image-height="0cm" style:repeat="repeat" draw:fill-image-ref-point-x="0%" draw:fill-image-ref-point-y="0%" draw:fill-image-ref-point="center" draw:tile-repeat-offset="0% vertical" draw:shadow="hidden" draw:shadow-offset-x="0.2cm" draw:shadow-offset-y="0.2cm" draw:shadow-color="#808080" draw:shadow-opacity="35%" dr3d:horizontal-segments="40" dr3d:vertical-segments="40" dr3d:backface-culling="enabled" dr3d:normals-kind="object" dr3d:normals-direction="inverse" dr3d:texture-generation-mode-x="object" dr3d:texture-generation-mode-y="object" dr3d:texture-mode="blend" dr3d:texture-filter="enabled" dr3d:diffuse-color="#00b8ff" dr3d:emissive-color="#000000" dr3d:specular-color="#ffffff" dr3d:shininess="30%" dr3d:shadow="hidden"/>
    </style:style>
    <style:style style:name="gr152" style:family="graphic" style:parent-style-name="standard">
      <style:graphic-properties draw:stroke="none" svg:stroke-color="#000000" draw:fill="none" draw:fill-color="#ffffff" fo:min-height="0.512cm"/>
    </style:style>
    <style:style style:name="gr153" style:family="graphic" style:parent-style-name="standard">
      <style:graphic-properties draw:stroke="none" svg:stroke-color="#3465a4" draw:fill="solid" draw:fill-color="#000000" draw:opacity="45%" draw:textarea-horizontal-align="justify" draw:textarea-vertical-align="middle" draw:auto-grow-height="false" fo:min-height="0cm" fo:min-width="0cm" draw:shadow-opacity="45%"/>
    </style:style>
    <style:style style:name="gr154" style:family="graphic" style:parent-style-name="objectwithoutfill">
      <style:graphic-properties draw:stroke="dash" draw:stroke-dash="Fine_20_Dashed" svg:stroke-color="#000000" draw:marker-end="Symmetric_20_Arrow" draw:marker-end-width="0.152cm" draw:fill="none" draw:textarea-vertical-align="middle"/>
    </style:style>
    <style:style style:name="gr155" style:family="graphic" style:parent-style-name="standard">
      <style:graphic-properties draw:stroke="none" svg:stroke-color="#000000" draw:fill="none" draw:fill-color="#ffffff" fo:min-height="3.079cm"/>
    </style:style>
    <style:style style:name="gr156" style:family="graphic" style:parent-style-name="standard">
      <style:graphic-properties svg:stroke-color="#000000" draw:fill="solid" draw:fill-color="#f10d0c" draw:textarea-horizontal-align="justify" draw:textarea-vertical-align="middle" draw:auto-grow-height="false" fo:min-height="0cm" fo:min-width="0.016cm"/>
    </style:style>
    <style:style style:name="gr157" style:family="graphic" style:parent-style-name="standard">
      <style:graphic-properties svg:stroke-color="#000000" draw:fill="solid" draw:fill-color="#f1650c" draw:textarea-horizontal-align="justify" draw:textarea-vertical-align="middle" draw:auto-grow-height="false" fo:min-height="0cm" fo:min-width="0.016cm"/>
    </style:style>
    <style:style style:name="gr158" style:family="graphic" style:parent-style-name="standard">
      <style:graphic-properties svg:stroke-color="#000000" draw:fill="solid" draw:fill-color="#ff972f" draw:textarea-horizontal-align="justify" draw:textarea-vertical-align="middle" draw:auto-grow-height="false" fo:min-height="0cm" fo:min-width="0.016cm"/>
    </style:style>
    <style:style style:name="gr159" style:family="graphic" style:parent-style-name="standard">
      <style:graphic-properties svg:stroke-color="#000000" draw:fill="solid" draw:fill-color="#ffd72f" draw:textarea-horizontal-align="justify" draw:textarea-vertical-align="middle" draw:auto-grow-height="false" fo:min-height="0cm" fo:min-width="0.016cm"/>
    </style:style>
    <style:style style:name="gr160" style:family="graphic" style:parent-style-name="standard">
      <style:graphic-properties svg:stroke-color="#000000" draw:fill="solid" draw:fill-color="#ffff00" draw:textarea-horizontal-align="justify" draw:textarea-vertical-align="middle" draw:auto-grow-height="false" fo:min-height="0cm" fo:min-width="0.016cm"/>
    </style:style>
    <style:style style:name="gr161" style:family="graphic" style:parent-style-name="standard">
      <style:graphic-properties svg:stroke-color="#000000" draw:fill="solid" draw:fill-color="#ccff00" draw:textarea-horizontal-align="justify" draw:textarea-vertical-align="middle" draw:auto-grow-height="false" fo:min-height="0cm" fo:min-width="0.016cm"/>
    </style:style>
    <style:style style:name="gr162" style:family="graphic" style:parent-style-name="standard">
      <style:graphic-properties svg:stroke-color="#000000" draw:fill="solid" draw:fill-color="#81d41a" draw:textarea-horizontal-align="justify" draw:textarea-vertical-align="middle" draw:auto-grow-height="false" fo:min-height="0cm" fo:min-width="0.016cm"/>
    </style:style>
    <style:style style:name="gr163" style:family="graphic" style:parent-style-name="standard">
      <style:graphic-properties draw:stroke="none" svg:stroke-color="#000000" draw:fill="none" draw:fill-color="#ffffff" fo:min-height="0.44cm"/>
    </style:style>
    <style:style style:name="gr164" style:family="graphic" style:parent-style-name="standard">
      <style:graphic-properties svg:stroke-color="#000000" draw:fill="solid" draw:fill-color="#81d41a" draw:textarea-horizontal-align="justify" draw:textarea-vertical-align="middle" draw:auto-grow-height="false" fo:min-height="0.064cm" fo:min-width="0.185cm"/>
    </style:style>
    <style:style style:name="gr165" style:family="graphic" style:parent-style-name="standard">
      <style:graphic-properties svg:stroke-color="#000000" draw:fill="solid" draw:fill-color="#ffc52f" draw:textarea-horizontal-align="justify" draw:textarea-vertical-align="middle" draw:auto-grow-height="false" fo:min-height="0.066cm" fo:min-width="0.185cm"/>
    </style:style>
    <style:style style:name="gr166" style:family="graphic" style:parent-style-name="standard">
      <style:graphic-properties svg:stroke-color="#000000" draw:fill="solid" draw:fill-color="#d6ff0e" draw:textarea-horizontal-align="justify" draw:textarea-vertical-align="middle" draw:auto-grow-height="false" fo:min-height="0.066cm" fo:min-width="0.185cm"/>
    </style:style>
    <style:style style:name="gr167" style:family="graphic" style:parent-style-name="standard">
      <style:graphic-properties svg:stroke-color="#000000" draw:fill="solid" draw:fill-color="#f1650c" draw:textarea-horizontal-align="justify" draw:textarea-vertical-align="middle" draw:auto-grow-height="false" fo:min-height="0.065cm" fo:min-width="0.185cm"/>
    </style:style>
    <style:style style:name="gr168" style:family="graphic" style:parent-style-name="standard">
      <style:graphic-properties svg:stroke-color="#000000" draw:fill="solid" draw:fill-color="#f19c0c" draw:textarea-horizontal-align="justify" draw:textarea-vertical-align="middle" draw:auto-grow-height="false" fo:min-height="0.065cm" fo:min-width="0.185cm"/>
    </style:style>
    <style:style style:name="gr169" style:family="graphic" style:parent-style-name="standard">
      <style:graphic-properties svg:stroke-color="#000000" draw:fill="solid" draw:fill-color="#f1390c" draw:textarea-horizontal-align="justify" draw:textarea-vertical-align="middle" draw:auto-grow-height="false" fo:min-height="0.066cm" fo:min-width="0.185cm"/>
    </style:style>
    <style:style style:name="gr170" style:family="graphic" style:parent-style-name="standard">
      <style:graphic-properties draw:stroke="none" svg:stroke-color="#000000" draw:fill="none" draw:fill-color="#ffffff" fo:min-height="0.131cm"/>
    </style:style>
    <style:style style:name="gr171" style:family="graphic" style:parent-style-name="standard">
      <style:graphic-properties draw:stroke="none" svg:stroke-color="#000000" draw:fill="none" draw:fill-color="#ffffff" fo:min-height="0.957cm"/>
    </style:style>
    <style:style style:name="gr172" style:family="graphic" style:parent-style-name="standard">
      <style:graphic-properties draw:stroke="none" svg:stroke-color="#000000" draw:fill="none" draw:fill-color="#ffffff" fo:min-height="0.789cm"/>
    </style:style>
    <style:style style:name="gr173" style:family="graphic" style:parent-style-name="standard">
      <style:graphic-properties draw:stroke="none" svg:stroke-color="#3465a4" draw:fill="solid" draw:fill-color="#000000" draw:textarea-horizontal-align="justify" draw:textarea-vertical-align="middle" draw:auto-grow-height="false" fo:min-height="0cm" fo:min-width="0cm"/>
    </style:style>
    <style:style style:name="gr174" style:family="graphic" style:parent-style-name="standard">
      <style:graphic-properties svg:stroke-color="#000000" draw:fill="solid" draw:fill-color="#e8e259" draw:textarea-horizontal-align="justify" draw:textarea-vertical-align="middle" draw:auto-grow-height="false" fo:min-height="0.106cm" fo:min-width="1.215cm"/>
    </style:style>
    <style:style style:name="gr175" style:family="graphic" style:parent-style-name="standard">
      <style:graphic-properties svg:stroke-color="#000000" draw:fill="solid" draw:fill-color="#e8e259" draw:textarea-horizontal-align="justify" draw:textarea-vertical-align="middle" draw:auto-grow-height="false" fo:min-height="0.115cm" fo:min-width="1.218cm"/>
    </style:style>
    <style:style style:name="gr176" style:family="graphic" style:parent-style-name="standard">
      <style:graphic-properties svg:stroke-color="#000000" draw:fill="solid" draw:fill-color="#e8e259" draw:textarea-horizontal-align="justify" draw:textarea-vertical-align="middle" draw:auto-grow-height="false" fo:min-height="0.114cm" fo:min-width="1.222cm"/>
    </style:style>
    <style:style style:name="gr177" style:family="graphic" style:parent-style-name="standard">
      <style:graphic-properties svg:stroke-color="#000000" draw:fill="solid" draw:fill-color="#cb229e" draw:textarea-horizontal-align="justify" draw:textarea-vertical-align="middle" draw:auto-grow-height="false" fo:min-height="0.108cm" fo:min-width="1.198cm"/>
    </style:style>
    <style:style style:name="gr178" style:family="graphic" style:parent-style-name="standard">
      <style:graphic-properties svg:stroke-color="#000000" draw:fill="solid" draw:fill-color="#e8e259" draw:textarea-horizontal-align="justify" draw:textarea-vertical-align="middle" draw:auto-grow-height="false" fo:min-height="0.099cm" fo:min-width="1.216cm"/>
    </style:style>
    <style:style style:name="gr179" style:family="graphic" style:parent-style-name="standard">
      <style:graphic-properties svg:stroke-color="#000000" draw:fill="solid" draw:fill-color="#e62056" draw:textarea-horizontal-align="justify" draw:textarea-vertical-align="middle" draw:auto-grow-height="false" fo:min-height="0.113cm" fo:min-width="1.217cm"/>
    </style:style>
    <style:style style:name="gr180" style:family="graphic" style:parent-style-name="standard">
      <style:graphic-properties svg:stroke-color="#000000" draw:fill="solid" draw:fill-color="#cb229e" draw:textarea-horizontal-align="justify" draw:textarea-vertical-align="middle" draw:auto-grow-height="false" fo:min-height="0.113cm" fo:min-width="1.221cm"/>
    </style:style>
    <style:style style:name="gr181" style:family="graphic" style:parent-style-name="standard">
      <style:graphic-properties svg:stroke-color="#000000" draw:fill="solid" draw:fill-color="#643e94" draw:textarea-horizontal-align="justify" draw:textarea-vertical-align="middle" draw:auto-grow-height="false" fo:min-height="0.114cm" fo:min-width="1.224cm"/>
    </style:style>
    <style:style style:name="gr182" style:family="graphic" style:parent-style-name="standard">
      <style:graphic-properties svg:stroke-color="#000000" draw:fill="solid" draw:fill-color="#e6b038" draw:textarea-horizontal-align="justify" draw:textarea-vertical-align="middle" draw:auto-grow-height="false" fo:min-height="0.107cm" fo:min-width="1.214cm"/>
    </style:style>
    <style:style style:name="gr183" style:family="graphic" style:parent-style-name="standard">
      <style:graphic-properties svg:stroke-color="#000000" draw:fill="solid" draw:fill-color="#e8e259" draw:textarea-horizontal-align="justify" draw:textarea-vertical-align="middle" draw:auto-grow-height="false" fo:min-height="0.113cm" fo:min-width="1.213cm"/>
    </style:style>
    <style:style style:name="gr184" style:family="graphic" style:parent-style-name="standard">
      <style:graphic-properties svg:stroke-color="#000000" draw:fill="solid" draw:fill-color="#e8e259" draw:textarea-horizontal-align="justify" draw:textarea-vertical-align="middle" draw:auto-grow-height="false" fo:min-height="0.113cm" fo:min-width="1.218cm"/>
    </style:style>
    <style:style style:name="gr185" style:family="graphic" style:parent-style-name="standard">
      <style:graphic-properties svg:stroke-color="#000000" draw:fill="solid" draw:fill-color="#2c3dc2" draw:textarea-horizontal-align="justify" draw:textarea-vertical-align="middle" draw:auto-grow-height="false" fo:min-height="0.113cm" fo:min-width="1.221cm"/>
    </style:style>
    <style:style style:name="gr186"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81d41a"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87"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81d41a"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40" dr3d:vertical-segments="40" dr3d:backface-culling="enabled" dr3d:normals-kind="object" dr3d:normals-direction="inverse" dr3d:texture-filter="enabled" dr3d:diffuse-color="#00b8ff" dr3d:emissive-color="#000000" dr3d:specular-color="#ffffff" dr3d:shininess="30%" dr3d:shadow="hidden"/>
    </style:style>
    <style:style style:name="gr188"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81d41a" draw:secondary-fill-color="#729fcf" draw:gradient-step-count="0" draw:fill-hatch-solid="false" draw:opacity="4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40%"/>
    </style:style>
    <style:style style:name="gr189"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81d41a" draw:secondary-fill-color="#729fcf" draw:gradient-step-count="0" draw:fill-hatch-solid="false" draw:opacity="40%" draw:fill-image-width="0cm" draw:fill-image-height="0cm" style:repeat="repeat" draw:fill-image-ref-point-x="0%" draw:fill-image-ref-point-y="0%" draw:fill-image-ref-point="center" draw:tile-repeat-offset="0% vertical" draw:shadow="hidden" draw:shadow-offset-x="0.2cm" draw:shadow-offset-y="0.2cm" draw:shadow-color="#808080" draw:shadow-opacity="40%" dr3d:horizontal-segments="40" dr3d:vertical-segments="40" dr3d:backface-culling="enabled" dr3d:normals-kind="object" dr3d:normals-direction="inverse" dr3d:texture-filter="enabled" dr3d:diffuse-color="#00b8ff" dr3d:emissive-color="#000000" dr3d:specular-color="#ffffff" dr3d:shininess="30%" dr3d:shadow="hidden"/>
    </style:style>
    <style:style style:name="gr190" style:family="graphic" style:parent-style-name="standard">
      <style:graphic-properties svg:stroke-color="#000000" draw:fill="solid" draw:fill-color="#edfcff" draw:textarea-vertical-align="middle" draw:auto-grow-height="false" fo:min-height="0.093cm" fo:min-width="0cm"/>
    </style:style>
    <style:style style:name="gr191" style:family="graphic" style:parent-style-name="objectwithoutfill">
      <style:graphic-properties svg:stroke-color="#000000" draw:marker-end="Symmetric_20_Arrow" draw:marker-end-width="0.152cm" draw:fill="none" draw:textarea-vertical-align="middle"/>
    </style:style>
    <style:style style:name="gr192" style:family="graphic" style:parent-style-name="objectwithoutfill">
      <style:graphic-properties svg:stroke-width="0.102cm" svg:stroke-color="#729fcf" draw:marker-start-width="0.217cm" draw:marker-end-width="0.217cm" draw:fill="none" draw:textarea-vertical-align="middle" fo:padding-top="0.175cm" fo:padding-bottom="0.175cm" fo:padding-left="0.3cm" fo:padding-right="0.3cm"/>
    </style:style>
    <style:style style:name="gr193" style:family="graphic" style:parent-style-name="objectwithoutfill">
      <style:graphic-properties svg:stroke-width="0.102cm" svg:stroke-color="#ff3838" draw:marker-start-width="0.217cm" draw:marker-end-width="0.217cm" draw:fill="none" draw:textarea-vertical-align="middle" fo:padding-top="0.175cm" fo:padding-bottom="0.175cm" fo:padding-left="0.3cm" fo:padding-right="0.3cm"/>
    </style:style>
    <style:style style:name="gr194" style:family="graphic" style:parent-style-name="objectwithoutfill">
      <style:graphic-properties svg:stroke-width="0.076cm" svg:stroke-color="#000000" draw:marker-start-width="0.139cm" draw:marker-end-width="0.139cm" draw:fill="none" draw:textarea-vertical-align="middle" fo:padding-top="0.162cm" fo:padding-bottom="0.162cm" fo:padding-left="0.287cm" fo:padding-right="0.287cm"/>
    </style:style>
    <style:style style:name="gr195" style:family="graphic" style:parent-style-name="standard">
      <style:graphic-properties draw:stroke="dash" draw:stroke-dash="Fine_20_Dashed" svg:stroke-width="0.051cm" svg:stroke-color="#81d41a" draw:marker-start-width="0.355cm" draw:marker-end-width="0.355cm" draw:fill="none" draw:textarea-horizontal-align="justify" draw:textarea-vertical-align="middle" draw:auto-grow-height="false" fo:min-height="1.246cm" fo:min-width="2.337cm" fo:padding-top="0.15cm" fo:padding-bottom="0.15cm" fo:padding-left="0.275cm" fo:padding-right="0.275cm"/>
    </style:style>
    <style:style style:name="gr196" style:family="graphic" style:parent-style-name="objectwithoutfill">
      <style:graphic-properties svg:stroke-width="0.051cm" svg:stroke-color="#000000" draw:marker-start="Circle" draw:marker-start-width="0.203cm" draw:marker-end="Rounded_20_short_20_Arrow" draw:marker-end-width="0.203cm" draw:fill="none" draw:textarea-vertical-align="middle" fo:padding-top="0.15cm" fo:padding-bottom="0.15cm" fo:padding-left="0.275cm" fo:padding-right="0.275cm"/>
    </style:style>
    <style:style style:name="gr197" style:family="graphic" style:parent-style-name="standard">
      <style:graphic-properties svg:stroke-width="0.025cm" svg:stroke-color="#b47804" draw:marker-start-width="0.266cm" draw:marker-end-width="0.266cm" draw:fill="solid" draw:fill-color="#fefaec" draw:textarea-horizontal-align="justify" draw:textarea-vertical-align="middle" draw:auto-grow-height="false" fo:min-height="9.232cm" fo:min-width="7.956cm" fo:padding-top="0.137cm" fo:padding-bottom="0.137cm" fo:padding-left="0.262cm" fo:padding-right="0.262cm"/>
    </style:style>
    <style:style style:name="gr198" style:family="graphic" style:parent-style-name="standard">
      <style:graphic-properties draw:stroke="none" svg:stroke-color="#000000" draw:fill="none" draw:fill-color="#ffffff" fo:min-height="1.423cm"/>
    </style:style>
    <style:style style:name="gr199" style:family="graphic" style:parent-style-name="standard">
      <style:graphic-properties svg:stroke-color="#000000" draw:fill="solid" draw:fill-color="#ff3838" draw:textarea-horizontal-align="justify" draw:textarea-vertical-align="middle" draw:auto-grow-height="false" fo:min-height="0cm" fo:min-width="0.61cm"/>
    </style:style>
    <style:style style:name="gr200" style:family="graphic" style:parent-style-name="standard">
      <style:graphic-properties svg:stroke-color="#000000" draw:fill="solid" draw:fill-color="#ff6d6d" draw:textarea-horizontal-align="justify" draw:textarea-vertical-align="middle" draw:auto-grow-height="false" fo:min-height="0cm" fo:min-width="0.611cm"/>
    </style:style>
    <style:style style:name="gr201" style:family="graphic" style:parent-style-name="standard">
      <style:graphic-properties svg:stroke-color="#000000" draw:fill="solid" draw:fill-color="#eeeeee" draw:textarea-horizontal-align="justify" draw:textarea-vertical-align="middle" draw:auto-grow-height="false" fo:min-height="0cm" fo:min-width="0.613cm"/>
    </style:style>
    <style:style style:name="gr202" style:family="graphic" style:parent-style-name="standard">
      <style:graphic-properties svg:stroke-color="#000000" draw:fill="solid" draw:fill-color="#b4c7dc" draw:textarea-horizontal-align="justify" draw:textarea-vertical-align="middle" draw:auto-grow-height="false" fo:min-height="0cm" fo:min-width="0.616cm"/>
    </style:style>
    <style:style style:name="gr203" style:family="graphic" style:parent-style-name="standard">
      <style:graphic-properties svg:stroke-color="#000000" draw:fill="solid" draw:fill-color="#dee6ef" draw:textarea-horizontal-align="justify" draw:textarea-vertical-align="middle" draw:auto-grow-height="false" fo:min-height="0cm" fo:min-width="0.61cm"/>
    </style:style>
    <style:style style:name="gr204" style:family="graphic" style:parent-style-name="standard">
      <style:graphic-properties svg:stroke-color="#000000" draw:fill="solid" draw:fill-color="#dee6ef" draw:textarea-horizontal-align="justify" draw:textarea-vertical-align="middle" draw:auto-grow-height="false" fo:min-height="0cm" fo:min-width="0.613cm"/>
    </style:style>
    <style:style style:name="gr205" style:family="graphic" style:parent-style-name="standard">
      <style:graphic-properties svg:stroke-color="#000000" draw:fill="solid" draw:fill-color="#ffd7d7" draw:textarea-horizontal-align="justify" draw:textarea-vertical-align="middle" draw:auto-grow-height="false" fo:min-height="0cm" fo:min-width="0.616cm"/>
    </style:style>
    <style:style style:name="gr206" style:family="graphic" style:parent-style-name="standard">
      <style:graphic-properties svg:stroke-color="#000000" draw:fill="solid" draw:fill-color="#ffd7d7" draw:textarea-horizontal-align="justify" draw:textarea-vertical-align="middle" draw:auto-grow-height="false" fo:min-height="0cm" fo:min-width="0.609cm"/>
    </style:style>
    <style:style style:name="gr207" style:family="graphic" style:parent-style-name="standard">
      <style:graphic-properties svg:stroke-color="#000000" draw:fill="solid" draw:fill-color="#ffd7d7" draw:textarea-horizontal-align="justify" draw:textarea-vertical-align="middle" draw:auto-grow-height="false" fo:min-height="0cm" fo:min-width="0.629cm"/>
    </style:style>
    <style:style style:name="gr208" style:family="graphic" style:parent-style-name="objectwithoutfill">
      <style:graphic-properties svg:stroke-width="0.051cm" svg:stroke-color="#000000" draw:marker-start-width="0.355cm" draw:marker-end="Symmetric_20_Arrow" draw:marker-end-width="0.203cm" draw:fill="none" draw:textarea-vertical-align="middle" fo:padding-top="0.15cm" fo:padding-bottom="0.15cm" fo:padding-left="0.275cm" fo:padding-right="0.275cm"/>
    </style:style>
    <style:style style:name="gr209" style:family="graphic" style:parent-style-name="standard">
      <style:graphic-properties svg:stroke-color="#000000" draw:fill="solid" draw:fill-color="#ffa6a6" draw:textarea-horizontal-align="justify" draw:textarea-vertical-align="middle" draw:auto-grow-height="false" fo:min-height="0cm" fo:min-width="0.61cm"/>
    </style:style>
    <style:style style:name="gr210" style:family="graphic" style:parent-style-name="standard">
      <style:graphic-properties svg:stroke-color="#000000" draw:fill="solid" draw:fill-color="#dee6ef" draw:textarea-horizontal-align="justify" draw:textarea-vertical-align="middle" draw:auto-grow-height="false" fo:min-height="0cm" fo:min-width="0.611cm"/>
    </style:style>
    <style:style style:name="gr211" style:family="graphic" style:parent-style-name="standard">
      <style:graphic-properties svg:stroke-color="#000000" draw:fill="solid" draw:fill-color="#b4c7dc" draw:textarea-horizontal-align="justify" draw:textarea-vertical-align="middle" draw:auto-grow-height="false" fo:min-height="0cm" fo:min-width="0.613cm"/>
    </style:style>
    <style:style style:name="gr212" style:family="graphic" style:parent-style-name="standard">
      <style:graphic-properties svg:stroke-color="#000000" draw:textarea-horizontal-align="justify" draw:textarea-vertical-align="middle" draw:auto-grow-height="false" fo:min-height="0cm" fo:min-width="0.616cm"/>
    </style:style>
    <style:style style:name="gr213" style:family="graphic" style:parent-style-name="standard">
      <style:graphic-properties svg:stroke-color="#000000" draw:fill="solid" draw:fill-color="#eeeeee" draw:textarea-horizontal-align="justify" draw:textarea-vertical-align="middle" draw:auto-grow-height="false" fo:min-height="0cm" fo:min-width="0.611cm"/>
    </style:style>
    <style:style style:name="gr214" style:family="graphic" style:parent-style-name="standard">
      <style:graphic-properties svg:stroke-color="#000000" draw:fill="solid" draw:fill-color="#b4c7dc" draw:textarea-horizontal-align="justify" draw:textarea-vertical-align="middle" draw:auto-grow-height="false" fo:min-height="0cm" fo:min-width="0.61cm"/>
    </style:style>
    <style:style style:name="gr215" style:family="graphic" style:parent-style-name="standard">
      <style:graphic-properties svg:stroke-color="#000000" draw:fill="solid" draw:fill-color="#dee6ef" draw:textarea-horizontal-align="justify" draw:textarea-vertical-align="middle" draw:auto-grow-height="false" fo:min-height="0cm" fo:min-width="0.616cm"/>
    </style:style>
    <style:style style:name="gr216" style:family="graphic" style:parent-style-name="standard">
      <style:graphic-properties svg:stroke-color="#000000" draw:fill="solid" draw:fill-color="#dee6ef" draw:textarea-horizontal-align="justify" draw:textarea-vertical-align="middle" draw:auto-grow-height="false" fo:min-height="0cm" fo:min-width="0.609cm"/>
    </style:style>
    <style:style style:name="gr217" style:family="graphic" style:parent-style-name="standard">
      <style:graphic-properties svg:stroke-color="#000000" draw:fill="solid" draw:fill-color="#dee6ef" draw:textarea-horizontal-align="justify" draw:textarea-vertical-align="middle" draw:auto-grow-height="false" fo:min-height="0cm" fo:min-width="0.629cm"/>
    </style:style>
    <style:style style:name="gr218" style:family="graphic" style:parent-style-name="standard">
      <style:graphic-properties svg:stroke-color="#000000" draw:fill="solid" draw:fill-color="#ffd7d7" draw:textarea-horizontal-align="justify" draw:textarea-vertical-align="middle" draw:auto-grow-height="false" fo:min-height="0cm" fo:min-width="0.61cm"/>
    </style:style>
    <style:style style:name="gr219" style:family="graphic" style:parent-style-name="standard">
      <style:graphic-properties svg:stroke-color="#000000" draw:fill="solid" draw:fill-color="#b4c7dc" draw:textarea-horizontal-align="justify" draw:textarea-vertical-align="middle" draw:auto-grow-height="false" fo:min-height="0cm" fo:min-width="0.611cm"/>
    </style:style>
    <style:style style:name="gr220" style:family="graphic" style:parent-style-name="standard">
      <style:graphic-properties svg:stroke-color="#000000" draw:textarea-horizontal-align="justify" draw:textarea-vertical-align="middle" draw:auto-grow-height="false" fo:min-height="0cm" fo:min-width="0.613cm"/>
    </style:style>
    <style:style style:name="gr221" style:family="graphic" style:parent-style-name="standard">
      <style:graphic-properties svg:stroke-color="#000000" draw:textarea-horizontal-align="justify" draw:textarea-vertical-align="middle" draw:auto-grow-height="false" fo:min-height="0cm" fo:min-width="0.61cm"/>
    </style:style>
    <style:style style:name="gr222" style:family="graphic" style:parent-style-name="standard">
      <style:graphic-properties svg:stroke-color="#000000" draw:fill="solid" draw:fill-color="#b4c7dc" draw:textarea-horizontal-align="justify" draw:textarea-vertical-align="middle" draw:auto-grow-height="false" fo:min-height="0cm" fo:min-width="0.609cm"/>
    </style:style>
    <style:style style:name="gr223" style:family="graphic" style:parent-style-name="standard">
      <style:graphic-properties svg:stroke-color="#000000" draw:fill="solid" draw:fill-color="#b4c7dc" draw:textarea-horizontal-align="justify" draw:textarea-vertical-align="middle" draw:auto-grow-height="false" fo:min-height="0cm" fo:min-width="0.629cm"/>
    </style:style>
    <style:style style:name="gr224" style:family="graphic" style:parent-style-name="standard">
      <style:graphic-properties draw:stroke="none" svg:stroke-color="#000000" draw:fill="none" draw:fill-color="#ffffff" fo:min-height="0.921cm"/>
    </style:style>
    <style:style style:name="gr225" style:family="graphic" style:parent-style-name="standard">
      <style:graphic-properties draw:stroke="none" svg:stroke-color="#000000" draw:fill="none" draw:fill-color="#ffffff" fo:min-height="0.924cm"/>
    </style:style>
    <style:style style:name="gr226" style:family="graphic" style:parent-style-name="standard">
      <style:graphic-properties draw:stroke="solid" draw:stroke-dash="Dashed_20__28_var_29_" svg:stroke-width="0.051cm" svg:stroke-color="#333333" draw:marker-start-width="0.355cm" draw:marker-end-width="0.355cm" draw:fill="solid" draw:fill-color="#ffffff" draw:textarea-horizontal-align="justify" draw:textarea-vertical-align="middle" draw:auto-grow-height="false" fo:min-height="0.622cm" fo:min-width="4.532cm" fo:padding-top="0.15cm" fo:padding-bottom="0.15cm" fo:padding-left="0.275cm" fo:padding-right="0.275cm"/>
    </style:style>
    <style:style style:name="gr227" style:family="graphic" style:parent-style-name="standard">
      <style:graphic-properties draw:stroke="none" svg:stroke-color="#000000" draw:fill="none" draw:fill-color="#ffffff" fo:min-height="0.788cm"/>
    </style:style>
    <style:style style:name="gr228" style:family="graphic" style:parent-style-name="standard">
      <style:graphic-properties draw:stroke="dash" draw:stroke-dash="Dashed_20__28_var_29_" svg:stroke-width="0.051cm" svg:stroke-color="#333333" draw:marker-start-width="0.355cm" draw:marker-end-width="0.355cm" draw:fill="solid" draw:fill-color="#ffffff" draw:textarea-horizontal-align="justify" draw:textarea-vertical-align="middle" draw:auto-grow-height="false" fo:min-height="0.603cm" fo:min-width="4.411cm" fo:padding-top="0.15cm" fo:padding-bottom="0.15cm" fo:padding-left="0.275cm" fo:padding-right="0.275cm"/>
    </style:style>
    <style:style style:name="gr229" style:family="graphic" style:parent-style-name="standard">
      <style:graphic-properties draw:stroke="none" svg:stroke-color="#000000" draw:fill="none" draw:fill-color="#ffffff" fo:min-height="0.866cm"/>
    </style:style>
    <style:style style:name="gr230" style:family="graphic" style:parent-style-name="objectwithoutfill">
      <style:graphic-properties svg:stroke-width="0.457cm" svg:stroke-color="#808080" draw:marker-start-width="1.574cm" draw:marker-end="Rounded_20_short_20_Arrow" draw:marker-end-width="1.27cm" svg:stroke-opacity="100%" draw:fill="none" draw:textarea-vertical-align="middle" fo:padding-top="0.353cm" fo:padding-bottom="0.353cm" fo:padding-left="0.478cm" fo:padding-right="0.478cm"/>
    </style:style>
    <style:style style:name="gr231" style:family="graphic" style:parent-style-name="objectwithoutfill">
      <style:graphic-properties draw:stroke="dash" draw:stroke-dash="Fine_20_Dotted" svg:stroke-width="0.457cm" svg:stroke-color="#808080" draw:marker-start-width="1.574cm" draw:marker-end="Rounded_20_short_20_Arrow" draw:marker-end-width="1.27cm" svg:stroke-opacity="100%" draw:fill="none" draw:textarea-vertical-align="middle" fo:padding-top="0.353cm" fo:padding-bottom="0.353cm" fo:padding-left="0.478cm" fo:padding-right="0.478cm"/>
    </style:style>
    <style:style style:name="gr232" style:family="graphic" style:parent-style-name="standard">
      <style:graphic-properties draw:stroke="dash" draw:stroke-dash="Dashed_20__28_var_29_" svg:stroke-width="0.051cm" svg:stroke-color="#333333" draw:marker-start-width="0.355cm" draw:marker-end-width="0.355cm" draw:fill="solid" draw:fill-color="#ffffff" draw:textarea-horizontal-align="justify" draw:textarea-vertical-align="middle" draw:auto-grow-height="false" fo:min-height="0.628cm" fo:min-width="4.283cm" fo:padding-top="0.15cm" fo:padding-bottom="0.15cm" fo:padding-left="0.275cm" fo:padding-right="0.275cm"/>
    </style:style>
    <style:style style:name="gr233" style:family="graphic" style:parent-style-name="standard">
      <style:graphic-properties draw:stroke="none" svg:stroke-color="#000000" draw:fill="none" draw:fill-color="#ffffff" fo:min-height="0.905cm"/>
    </style:style>
    <style:style style:name="gr234" style:family="graphic" style:parent-style-name="standard">
      <style:graphic-properties draw:stroke="solid" draw:stroke-dash="Dashed_20__28_var_29_" svg:stroke-width="0.051cm" svg:stroke-color="#333333" draw:marker-start-width="0.355cm" draw:marker-end-width="0.355cm" draw:fill="solid" draw:fill-color="#ffffff" draw:textarea-horizontal-align="justify" draw:textarea-vertical-align="middle" draw:auto-grow-height="false" fo:min-height="0.658cm" fo:min-width="4.253cm" fo:padding-top="0.15cm" fo:padding-bottom="0.15cm" fo:padding-left="0.275cm" fo:padding-right="0.275cm"/>
    </style:style>
    <style:style style:name="gr235" style:family="graphic" style:parent-style-name="standard">
      <style:graphic-properties draw:stroke="none" svg:stroke-color="#000000" draw:fill="none" draw:fill-color="#ffffff" fo:min-height="0.87cm"/>
    </style:style>
    <style:style style:name="P1" style:family="paragraph">
      <loext:graphic-properties draw:fill="solid" draw:fill-color="#f8f7f7"/>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2c3dc2"/>
      <style:paragraph-properties fo:text-align="center"/>
    </style:style>
    <style:style style:name="P4" style:family="paragraph">
      <loext:graphic-properties draw:fill="solid" draw:fill-color="#643e94"/>
      <style:paragraph-properties fo:text-align="center"/>
    </style:style>
    <style:style style:name="P5" style:family="paragraph">
      <loext:graphic-properties draw:fill="solid" draw:fill-color="#cb229e"/>
      <style:paragraph-properties fo:text-align="center"/>
    </style:style>
    <style:style style:name="P6" style:family="paragraph">
      <loext:graphic-properties draw:fill="solid" draw:fill-color="#f46f42"/>
      <style:paragraph-properties fo:text-align="center"/>
    </style:style>
    <style:style style:name="P7" style:family="paragraph">
      <loext:graphic-properties draw:fill="solid" draw:fill-color="#e8e259"/>
      <style:paragraph-properties fo:text-align="center"/>
    </style:style>
    <style:style style:name="P8" style:family="paragraph">
      <loext:graphic-properties draw:fill="solid" draw:fill-color="#e6b038"/>
      <style:paragraph-properties fo:text-align="center"/>
    </style:style>
    <style:style style:name="P9" style:family="paragraph">
      <loext:graphic-properties draw:fill="solid" draw:fill-color="#e62056"/>
      <style:paragraph-properties fo:text-align="center"/>
    </style:style>
    <style:style style:name="P10" style:family="paragraph">
      <loext:graphic-properties draw:fill="solid" draw:fill-color="#cb229e"/>
      <style:paragraph-properties fo:text-align="end"/>
    </style:style>
    <style:style style:name="P11" style:family="paragraph">
      <loext:graphic-properties draw:fill="solid" draw:fill-color="#eeeeee"/>
      <style:paragraph-properties fo:text-align="center"/>
    </style:style>
    <style:style style:name="P12" style:family="paragraph">
      <loext:graphic-properties draw:fill="solid" draw:fill-color="#b4c7dc"/>
      <style:paragraph-properties fo:text-align="center"/>
    </style:style>
    <style:style style:name="P13" style:family="paragraph">
      <style:paragraph-properties fo:text-align="center"/>
    </style:style>
    <style:style style:name="P14" style:family="paragraph">
      <loext:graphic-properties draw:fill="solid" draw:fill-color="#ffd7d7"/>
      <style:paragraph-properties fo:text-align="center"/>
    </style:style>
    <style:style style:name="P15" style:family="paragraph">
      <loext:graphic-properties draw:fill="solid" draw:fill-color="#ff6d6d"/>
      <style:paragraph-properties fo:text-align="center"/>
    </style:style>
    <style:style style:name="P16" style:family="paragraph">
      <loext:graphic-properties draw:fill="solid" draw:fill-color="#ff3838"/>
      <style:paragraph-properties fo:text-align="center"/>
    </style:style>
    <style:style style:name="P17" style:family="paragraph">
      <loext:graphic-properties draw:fill="solid" draw:fill-color="#ffa6a6"/>
      <style:paragraph-properties fo:text-align="center"/>
    </style:style>
    <style:style style:name="P18" style:family="paragraph">
      <loext:graphic-properties draw:fill="solid" draw:fill-color="#dee6ef"/>
      <style:paragraph-properties fo:text-align="center"/>
    </style:style>
    <style:style style:name="P19" style:family="paragraph">
      <loext:graphic-properties draw:fill="solid" draw:fill-color="#fd8c8c"/>
      <style:paragraph-properties fo:text-align="center"/>
    </style:style>
    <style:style style:name="P20" style:family="paragraph">
      <loext:graphic-properties draw:fill="solid" draw:fill-color="#dddddd"/>
      <style:paragraph-properties fo:text-align="center"/>
    </style:style>
    <style:style style:name="P21" style:family="paragraph">
      <loext:graphic-properties draw:fill="solid" draw:fill-color="#729fcf"/>
      <style:paragraph-properties fo:text-align="center"/>
    </style:style>
    <style:style style:name="P22" style:family="paragraph">
      <loext:graphic-properties draw:fill="none" draw:fill-color="#ffffff"/>
      <style:text-properties fo:font-size="8pt" style:font-size-asian="18pt" style:font-size-complex="18pt"/>
    </style:style>
    <style:style style:name="P23" style:family="paragraph">
      <loext:graphic-properties draw:fill="none" draw:fill-color="#ffffff"/>
      <style:text-properties fo:font-size="9pt" style:font-size-asian="18pt" style:font-size-complex="18pt"/>
    </style:style>
    <style:style style:name="P24" style:family="paragraph">
      <loext:graphic-properties draw:fill="solid" draw:fill-color="#fefaec"/>
      <style:paragraph-properties fo:text-align="center"/>
    </style:style>
    <style:style style:name="P25" style:family="paragraph">
      <loext:graphic-properties draw:fill="none" draw:fill-color="#ffffff"/>
      <style:text-properties fo:color="#81d41a" fo:font-size="9pt" style:font-size-asian="18pt" style:font-size-complex="18pt"/>
    </style:style>
    <style:style style:name="P26" style:family="paragraph">
      <loext:graphic-properties draw:fill="solid" draw:fill-color="#000000"/>
      <style:paragraph-properties fo:text-align="center"/>
    </style:style>
    <style:style style:name="P27" style:family="paragraph">
      <loext:graphic-properties draw:fill="none" draw:fill-color="#ffffff"/>
      <style:text-properties fo:font-size="6pt" style:font-size-asian="18pt" style:font-size-complex="18pt"/>
    </style:style>
    <style:style style:name="P28" style:family="paragraph">
      <loext:graphic-properties draw:fill="none" draw:fill-color="#ffffff"/>
      <style:text-properties fo:font-size="4pt" style:font-size-asian="18pt" style:font-size-complex="18pt"/>
    </style:style>
    <style:style style:name="P29" style:family="paragraph">
      <loext:graphic-properties draw:fill="none" draw:fill-color="#ffffff"/>
      <style:paragraph-properties fo:text-align="center"/>
      <style:text-properties fo:font-size="4pt" style:font-size-asian="18pt" style:font-size-complex="18pt"/>
    </style:style>
    <style:style style:name="P30" style:family="paragraph">
      <style:text-properties fo:font-size="10pt" style:font-size-asian="18pt" style:font-size-complex="18pt"/>
    </style:style>
    <style:style style:name="P31" style:family="paragraph">
      <loext:graphic-properties draw:fill="none" draw:fill-color="#ffffff"/>
      <style:text-properties fo:font-size="10pt" style:font-size-asian="18pt" style:font-size-complex="18pt"/>
    </style:style>
    <style:style style:name="P32" style:family="paragraph">
      <loext:graphic-properties draw:fill="solid" draw:fill-color="#000000" draw:opacity="45%"/>
      <style:paragraph-properties fo:text-align="center"/>
    </style:style>
    <style:style style:name="P33" style:family="paragraph">
      <style:text-properties fo:font-size="6pt" style:font-size-asian="18pt" style:font-size-complex="18pt"/>
    </style:style>
    <style:style style:name="P34" style:family="paragraph">
      <loext:graphic-properties draw:fill="solid" draw:fill-color="#f10d0c"/>
      <style:paragraph-properties fo:text-align="center"/>
    </style:style>
    <style:style style:name="P35" style:family="paragraph">
      <loext:graphic-properties draw:fill="solid" draw:fill-color="#f1650c"/>
      <style:paragraph-properties fo:text-align="center"/>
    </style:style>
    <style:style style:name="P36" style:family="paragraph">
      <loext:graphic-properties draw:fill="solid" draw:fill-color="#ff972f"/>
      <style:paragraph-properties fo:text-align="center"/>
    </style:style>
    <style:style style:name="P37" style:family="paragraph">
      <loext:graphic-properties draw:fill="solid" draw:fill-color="#ffd72f"/>
      <style:paragraph-properties fo:text-align="center"/>
    </style:style>
    <style:style style:name="P38" style:family="paragraph">
      <loext:graphic-properties draw:fill="solid" draw:fill-color="#ffff00"/>
      <style:paragraph-properties fo:text-align="center"/>
    </style:style>
    <style:style style:name="P39" style:family="paragraph">
      <loext:graphic-properties draw:fill="solid" draw:fill-color="#ccff00"/>
      <style:paragraph-properties fo:text-align="center"/>
    </style:style>
    <style:style style:name="P40" style:family="paragraph">
      <loext:graphic-properties draw:fill="solid" draw:fill-color="#81d41a"/>
      <style:paragraph-properties fo:text-align="center"/>
    </style:style>
    <style:style style:name="P41" style:family="paragraph">
      <style:text-properties fo:font-size="8pt" style:font-size-asian="18pt" style:font-size-complex="18pt"/>
    </style:style>
    <style:style style:name="P42" style:family="paragraph">
      <loext:graphic-properties draw:fill="solid" draw:fill-color="#ffc52f"/>
      <style:paragraph-properties fo:text-align="center"/>
    </style:style>
    <style:style style:name="P43" style:family="paragraph">
      <loext:graphic-properties draw:fill="solid" draw:fill-color="#d6ff0e"/>
      <style:paragraph-properties fo:text-align="center"/>
    </style:style>
    <style:style style:name="P44" style:family="paragraph">
      <loext:graphic-properties draw:fill="solid" draw:fill-color="#f19c0c"/>
      <style:paragraph-properties fo:text-align="center"/>
    </style:style>
    <style:style style:name="P45" style:family="paragraph">
      <loext:graphic-properties draw:fill="solid" draw:fill-color="#f1390c"/>
      <style:paragraph-properties fo:text-align="center"/>
    </style:style>
    <style:style style:name="P46" style:family="paragraph">
      <loext:graphic-properties draw:fill="solid" draw:fill-color="#edfcff"/>
      <style:paragraph-properties fo:text-align="center"/>
    </style:style>
    <style:style style:name="P47" style:family="paragraph">
      <loext:graphic-properties draw:fill="none" draw:fill-color="#ffffff"/>
    </style:style>
    <style:style style:name="P48" style:family="paragraph">
      <loext:graphic-properties draw:fill="solid" draw:fill-color="#ffffff"/>
      <style:paragraph-properties fo:text-align="center"/>
    </style:style>
    <style:style style:name="P49" style:family="paragraph">
      <loext:graphic-properties draw:fill="none" draw:fill-color="#ffffff"/>
      <style:paragraph-properties fo:text-align="center"/>
      <style:text-properties fo:font-size="20pt" style:font-size-asian="18pt" style:font-size-complex="18pt"/>
    </style:style>
    <style:style style:name="P50" style:family="paragraph">
      <loext:graphic-properties draw:fill="none"/>
      <style:paragraph-properties fo:text-align="center"/>
      <style:text-properties fo:font-size="20pt" style:font-size-asian="18pt" style:font-size-complex="18pt"/>
    </style:style>
    <style:style style:name="P51" style:family="paragraph">
      <loext:graphic-properties draw:fill="none" draw:fill-color="#ffffff"/>
      <style:text-properties fo:font-size="13pt" style:font-size-asian="18pt" style:font-size-complex="18pt"/>
    </style:style>
    <style:style style:name="T1" style:family="text">
      <style:text-properties fo:font-size="8pt" style:font-size-asian="18pt" style:font-size-complex="18pt"/>
    </style:style>
    <style:style style:name="T2" style:family="text">
      <style:text-properties fo:font-size="6pt" style:font-size-asian="18pt" style:font-size-complex="18pt"/>
    </style:style>
    <style:style style:name="T3" style:family="text">
      <style:text-properties fo:font-size="9pt" style:font-size-asian="18pt" style:font-size-complex="18pt"/>
    </style:style>
    <style:style style:name="T4" style:family="text">
      <style:text-properties style:font-name="Liberation Sans2" fo:font-size="9pt" style:font-name-asian="Liberation Sans2" style:font-size-asian="18pt" style:font-name-complex="Liberation Sans2" style:font-size-complex="18pt"/>
    </style:style>
    <style:style style:name="T5" style:family="text">
      <style:text-properties style:font-name="Liberation Sans2" fo:font-size="6pt" style:font-name-asian="Liberation Sans2" style:font-size-asian="18pt" style:font-name-complex="Liberation Sans2" style:font-size-complex="18pt"/>
    </style:style>
    <style:style style:name="T6" style:family="text">
      <style:text-properties style:font-name="Liberation Sans2" fo:font-size="4pt" style:font-name-asian="Liberation Sans2" style:font-size-asian="18pt" style:font-name-complex="Liberation Sans2" style:font-size-complex="18pt"/>
    </style:style>
    <style:style style:name="T7" style:family="text">
      <style:text-properties fo:font-size="10pt" style:font-size-asian="18pt" style:font-size-complex="18pt"/>
    </style:style>
    <style:style style:name="T8" style:family="text">
      <style:text-properties fo:font-variant="normal" fo:text-transform="none" style:use-window-font-color="true" style:text-outline="false" style:text-line-through-style="none" style:text-line-through-type="none" style:font-name="Liberation Sans2" fo:font-size="6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9" style:family="text">
      <style:text-properties style:font-name="Liberation Sans2" fo:font-size="8pt" style:font-name-asian="Liberation Sans2" style:font-size-asian="18pt" style:font-name-complex="Liberation Sans2" style:font-size-complex="18pt"/>
    </style:style>
    <style:style style:name="T10" style:family="text">
      <style:text-properties style:text-position="-33% 58%" fo:font-size="10pt" style:font-size-asian="18pt" style:font-size-complex="18pt"/>
    </style:style>
    <style:style style:name="T1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Droid Sans Fallback"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3" style:family="text">
      <style:text-properties style:text-position="sub 58%" style:font-name="Liberation Sans2" fo:font-size="18pt" style:font-name-asian="Liberation Sans2" style:font-size-asian="18pt" style:font-name-complex="Liberation Sans2" style:font-size-complex="18pt"/>
    </style:style>
    <style:style style:name="T14" style:family="text">
      <style:text-properties fo:font-size="20pt" style:font-size-asian="18pt" style:font-size-complex="18pt"/>
    </style:style>
    <style:style style:name="T15" style:family="text">
      <style:text-properties fo:font-size="13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561cm" svg:height="25.906cm" svg:x="1.029cm" svg:y="1.034cm">
          <text:p/>
          <draw:enhanced-geometry svg:viewBox="0 0 21600 21600" draw:mirror-horizontal="false" draw:mirror-vertical="false" draw:type="rectangle" draw:enhanced-path="M 0 0 L 21600 0 21600 21600 0 21600 0 0 Z N"/>
        </draw:custom-shape>
        <draw:g>
          <draw:line draw:style-name="gr2" draw:text-style-name="P2" draw:layer="layout" svg:x1="3.591cm" svg:y1="12.619cm" svg:x2="3.591cm" svg:y2="15.806cm">
            <text:p/>
          </draw:line>
          <draw:line draw:style-name="gr3" draw:text-style-name="P2" draw:layer="layout" svg:x1="17.192cm" svg:y1="9.241cm" svg:x2="17.192cm" svg:y2="12.428cm">
            <text:p/>
          </draw:line>
          <draw:g>
            <draw:g>
              <draw:custom-shape draw:style-name="gr4" draw:text-style-name="P3" draw:layer="layout" svg:width="2.706cm" svg:height="0.571cm" svg:x="6.977cm" svg:y="12.43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4" draw:layer="layout" svg:width="2.702cm" svg:height="0.57cm" svg:x="6.306cm" svg:y="13.00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 draw:text-style-name="P5" draw:layer="layout" svg:width="2.699cm" svg:height="0.568cm" svg:x="5.628cm" svg:y="13.57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 draw:text-style-name="P6" draw:layer="layout" svg:width="2.7cm" svg:height="0.572cm" svg:x="4.949cm" svg:y="14.14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 draw:text-style-name="P7" draw:layer="layout" svg:width="2.709cm" svg:height="0.569cm" svg:x="4.268cm" svg:y="14.71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8" draw:layer="layout" svg:width="2.715cm" svg:height="0.57cm" svg:x="3.591cm" svg:y="15.28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10" draw:text-style-name="P4" draw:layer="layout" svg:width="2.711cm" svg:height="0.572cm" svg:x="8.977cm" svg:y="12.45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 draw:text-style-name="P9" draw:layer="layout" svg:width="2.705cm" svg:height="0.573cm" svg:x="8.305cm" svg:y="13.02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 draw:text-style-name="P7" draw:layer="layout" svg:width="2.703cm" svg:height="0.568cm" svg:x="7.626cm" svg:y="13.59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draw:layer="layout" svg:width="2.702cm" svg:height="0.573cm" svg:x="6.947cm" svg:y="14.16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7" draw:layer="layout" svg:width="2.709cm" svg:height="0.573cm" svg:x="6.268cm" svg:y="14.73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5" draw:layer="layout" svg:width="2.716cm" svg:height="0.573cm" svg:x="5.589cm" svg:y="15.28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6" draw:text-style-name="P5" draw:layer="layout" svg:width="2.708cm" svg:height="0.57cm" svg:x="10.931cm" svg:y="12.46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 draw:text-style-name="P7" draw:layer="layout" svg:width="2.704cm" svg:height="0.569cm" svg:x="10.258cm" svg:y="13.03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 draw:text-style-name="P7" draw:layer="layout" svg:width="2.699cm" svg:height="0.568cm" svg:x="9.582cm" svg:y="13.60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 draw:text-style-name="P9" draw:layer="layout" svg:width="2.699cm" svg:height="0.573cm" svg:x="8.903cm" svg:y="14.1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2.708cm" svg:height="0.57cm" svg:x="8.223cm" svg:y="14.74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4" draw:layer="layout" svg:width="2.711cm" svg:height="0.572cm" svg:x="7.592cm" svg:y="15.28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0" draw:text-style-name="P7" draw:layer="layout" svg:width="2.702cm" svg:height="0.57cm" svg:x="12.836cm" svg:y="12.46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1" draw:text-style-name="P7" draw:layer="layout" svg:width="2.697cm" svg:height="0.569cm" svg:x="12.166cm" svg:y="13.03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8" draw:layer="layout" svg:width="2.696cm" svg:height="0.568cm" svg:x="11.489cm" svg:y="13.60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 draw:text-style-name="P7" draw:layer="layout" svg:width="2.696cm" svg:height="0.572cm" svg:x="10.81cm" svg:y="14.1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 draw:text-style-name="P7" draw:layer="layout" svg:width="2.704cm" svg:height="0.57cm" svg:x="10.132cm" svg:y="14.74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5" draw:text-style-name="P3" draw:layer="layout" svg:width="2.708cm" svg:height="0.57cm" svg:x="9.469cm" svg:y="15.27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6" draw:text-style-name="P7" draw:layer="layout" svg:width="2.646cm" svg:height="0.57cm" svg:x="14.61cm" svg:y="12.46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7" draw:text-style-name="P7" draw:layer="layout" svg:width="2.637cm" svg:height="0.569cm" svg:x="13.957cm" svg:y="13.03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8" draw:text-style-name="P6" draw:layer="layout" svg:width="2.64cm" svg:height="0.568cm" svg:x="13.293cm" svg:y="13.60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9" draw:text-style-name="P9" draw:layer="layout" svg:width="2.638cm" svg:height="0.572cm" svg:x="12.629cm" svg:y="14.1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0" draw:text-style-name="P10" draw:layer="layout" svg:width="2.642cm" svg:height="0.57cm" svg:x="11.968cm" svg:y="14.74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1" draw:text-style-name="P3" draw:layer="layout" svg:width="2.651cm" svg:height="0.572cm" svg:x="11.334cm" svg:y="15.28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3d:scene draw:style-name="gr32" svg:width="0.625cm" svg:height="0.614cm" svg:x="13.176cm" svg:y="12.402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aw:line draw:style-name="gr34" draw:text-style-name="P2" draw:layer="layout" svg:x1="8.367cm" svg:y1="10.194cm" svg:x2="8.367cm" svg:y2="13.381cm">
              <text:p/>
            </draw:line>
            <draw:line draw:style-name="gr34" draw:text-style-name="P2" draw:layer="layout" svg:x1="5.213cm" svg:y1="11.93cm" svg:x2="5.213cm" svg:y2="15.117cm">
              <text:p/>
            </draw:line>
            <draw:line draw:style-name="gr34" draw:text-style-name="P2" draw:layer="layout" svg:x1="7.973cm" svg:y1="11.063cm" svg:x2="7.973cm" svg:y2="14.25cm">
              <text:p/>
            </draw:line>
            <draw:line draw:style-name="gr34" draw:text-style-name="P2" draw:layer="layout" svg:x1="8.663cm" svg:y1="10.773cm" svg:x2="8.663cm" svg:y2="13.96cm">
              <text:p/>
            </draw:line>
            <draw:line draw:style-name="gr34" draw:text-style-name="P2" draw:layer="layout" svg:x1="8.86cm" svg:y1="11.063cm" svg:x2="8.86cm" svg:y2="14.25cm">
              <text:p/>
            </draw:line>
            <draw:line draw:style-name="gr34" draw:text-style-name="P2" draw:layer="layout" svg:x1="10.437cm" svg:y1="10.29cm" svg:x2="10.437cm" svg:y2="13.477cm">
              <text:p/>
            </draw:line>
            <draw:line draw:style-name="gr34" draw:text-style-name="P2" draw:layer="layout" svg:x1="11.718cm" svg:y1="10.773cm" svg:x2="11.718cm" svg:y2="13.96cm">
              <text:p/>
            </draw:line>
            <draw:line draw:style-name="gr34" draw:text-style-name="P2" draw:layer="layout" svg:x1="12.704cm" svg:y1="10.387cm" svg:x2="12.704cm" svg:y2="13.574cm">
              <text:p/>
            </draw:line>
            <draw:line draw:style-name="gr34" draw:text-style-name="P2" draw:layer="layout" svg:x1="13.493cm" svg:y1="9.325cm" svg:x2="13.493cm" svg:y2="12.512cm">
              <text:p/>
            </draw:line>
            <draw:line draw:style-name="gr34" draw:text-style-name="P2" draw:layer="layout" svg:x1="14.675cm" svg:y1="9.808cm" svg:x2="14.675cm" svg:y2="12.995cm">
              <text:p/>
            </draw:line>
            <draw:line draw:style-name="gr34" draw:text-style-name="P2" draw:layer="layout" svg:x1="15.546cm" svg:y1="10.194cm" svg:x2="15.546cm" svg:y2="13.381cm">
              <text:p/>
            </draw:line>
            <draw:line draw:style-name="gr34" draw:text-style-name="P2" draw:layer="layout" svg:x1="16.646cm" svg:y1="9.229cm" svg:x2="16.646cm" svg:y2="12.416cm">
              <text:p/>
            </draw:line>
            <draw:line draw:style-name="gr34" draw:text-style-name="P2" draw:layer="layout" svg:x1="9.944cm" svg:y1="11.544cm" svg:x2="9.944cm" svg:y2="14.731cm">
              <text:p/>
            </draw:line>
            <draw:g>
              <draw:g>
                <draw:line draw:style-name="gr35" draw:text-style-name="P2" draw:layer="layout" svg:x1="5.641cm" svg:y1="15.823cm" svg:x2="8.366cm" svg:y2="13.497cm">
                  <text:p/>
                </draw:line>
                <draw:line draw:style-name="gr35" draw:text-style-name="P2" draw:layer="layout" svg:x1="5.642cm" svg:y1="15.823cm" svg:x2="11.38cm" svg:y2="15.823cm">
                  <text:p/>
                </draw:line>
                <draw:line draw:style-name="gr35" draw:text-style-name="P2" draw:layer="layout" svg:x1="13.954cm" svg:y1="13.624cm" svg:x2="11.381cm" svg:y2="15.823cm">
                  <text:p/>
                </draw:line>
                <draw:line draw:style-name="gr35" draw:text-style-name="P2" draw:layer="layout" svg:x1="13.994cm" svg:y1="13.583cm" svg:x2="8.254cm" svg:y2="13.583cm">
                  <text:p/>
                </draw:line>
                <draw:line draw:style-name="gr35" draw:text-style-name="P2" draw:layer="layout" svg:x1="5.641cm" svg:y1="15.823cm" svg:x2="5.641cm" svg:y2="12.407cm">
                  <text:p/>
                </draw:line>
                <draw:line draw:style-name="gr35" draw:text-style-name="P2" draw:layer="layout" svg:x1="8.278cm" svg:y1="13.61cm" svg:x2="8.278cm" svg:y2="10.194cm">
                  <text:p/>
                </draw:line>
                <draw:line draw:style-name="gr35" draw:text-style-name="P2" draw:layer="layout" svg:x1="13.98cm" svg:y1="13.611cm" svg:x2="13.98cm" svg:y2="10.195cm">
                  <text:p/>
                </draw:line>
                <draw:line draw:style-name="gr35" draw:text-style-name="P2" draw:layer="layout" svg:x1="11.451cm" svg:y1="15.826cm" svg:x2="11.451cm" svg:y2="12.41cm">
                  <text:p/>
                </draw:line>
              </draw:g>
            </draw:g>
          </draw:g>
          <draw:g>
            <dr3d:scene draw:style-name="gr32" svg:width="0.625cm" svg:height="0.613cm" svg:x="4.878cm" svg:y="14.894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3d:scene draw:style-name="gr32" svg:width="0.625cm" svg:height="0.611cm" svg:x="16.325cm" svg:y="12.208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3d:scene draw:style-name="gr36" svg:width="0.626cm" svg:height="0.614cm" svg:x="15.244cm" svg:y="13.17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7" draw:layer="layout"/>
            </dr3d:scene>
            <dr3d:scene draw:style-name="gr32" svg:width="0.625cm" svg:height="0.613cm" svg:x="7.656cm" svg:y="14.07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3d:scene draw:style-name="gr32" svg:width="0.626cm" svg:height="0.612cm" svg:x="8.034cm" svg:y="13.16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3d:scene draw:style-name="gr32" svg:width="0.625cm" svg:height="0.61cm" svg:x="9.612cm" svg:y="14.56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3d:scene draw:style-name="gr32" svg:width="0.626cm" svg:height="0.612cm" svg:x="10.11cm" svg:y="13.262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3d:scene draw:style-name="gr32" svg:width="0.627cm" svg:height="0.613cm" svg:x="11.393cm" svg:y="13.747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3d:scene draw:style-name="gr32" svg:width="0.624cm" svg:height="0.612cm" svg:x="8.31cm" svg:y="13.752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3d:scene draw:style-name="gr32" svg:width="0.624cm" svg:height="0.613cm" svg:x="8.538cm" svg:y="14.096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3d:scene draw:style-name="gr32" svg:width="0.628cm" svg:height="0.614cm" svg:x="14.33cm" svg:y="12.80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3d:scene draw:style-name="gr32" svg:width="0.624cm" svg:height="0.613cm" svg:x="12.36cm" svg:y="13.38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3" draw:layer="layout"/>
            </dr3d:scene>
          </draw:g>
          <draw:g>
            <draw:g>
              <draw:g>
                <draw:custom-shape draw:style-name="gr38" draw:text-style-name="P11" draw:layer="layout" svg:width="2.744cm" svg:height="0.611cm" svg:x="6.977cm" svg:y="9.113cm">
                  <text:p/>
                  <draw:enhanced-geometry svg:viewBox="0 0 21600 21600" draw:mirror-horizontal="false" draw:mirror-vertical="false" draw:glue-points="?f6 0 10800 ?f8 ?f11 10800 ?f9 21600 10800 ?f10 ?f5 10800" draw:text-areas="?f3 ?f3 ?f4 ?f4" draw:type="parallelogram" draw:modifiers="5772.4137931034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9" draw:text-style-name="P12" draw:layer="layout" svg:width="2.702cm" svg:height="0.57cm" svg:x="6.306cm" svg:y="9.72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0" draw:text-style-name="P11" draw:layer="layout" svg:width="2.699cm" svg:height="0.569cm" svg:x="5.628cm" svg:y="10.29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 draw:text-style-name="P12" draw:layer="layout" svg:width="2.7cm" svg:height="0.572cm" svg:x="4.949cm" svg:y="10.86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2" draw:text-style-name="P13" draw:layer="layout" svg:width="2.709cm" svg:height="0.571cm" svg:x="4.268cm" svg:y="11.43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 draw:text-style-name="P13" draw:layer="layout" svg:width="2.715cm" svg:height="0.57cm" svg:x="3.591cm" svg:y="12.00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44" draw:text-style-name="P14" draw:layer="layout" svg:width="2.745cm" svg:height="0.626cm" svg:x="8.977cm" svg:y="9.11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5" draw:text-style-name="P11" draw:layer="layout" svg:width="2.703cm" svg:height="0.571cm" svg:x="8.307cm" svg:y="9.73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6" draw:text-style-name="P14" draw:layer="layout" svg:width="2.701cm" svg:height="0.568cm" svg:x="7.63cm" svg:y="10.3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7" draw:text-style-name="P12" draw:layer="layout" svg:width="2.703cm" svg:height="0.573cm" svg:x="6.949cm" svg:y="10.878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8" draw:text-style-name="P13" draw:layer="layout" svg:width="2.707cm" svg:height="0.568cm" svg:x="6.27cm" svg:y="11.45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9" draw:text-style-name="P13" draw:layer="layout" svg:width="2.716cm" svg:height="0.572cm" svg:x="5.602cm" svg:y="11.99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50" draw:text-style-name="P15" draw:layer="layout" svg:width="2.777cm" svg:height="0.639cm" svg:x="10.948cm" svg:y="9.11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1" draw:text-style-name="P11" draw:layer="layout" svg:width="2.703cm" svg:height="0.569cm" svg:x="10.275cm" svg:y="9.75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2" draw:text-style-name="P12" draw:layer="layout" svg:width="2.704cm" svg:height="0.569cm" svg:x="9.596cm" svg:y="10.32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3" draw:text-style-name="P13" draw:layer="layout" svg:width="2.702cm" svg:height="0.571cm" svg:x="8.918cm" svg:y="10.8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2" draw:text-style-name="P13" draw:layer="layout" svg:width="2.709cm" svg:height="0.571cm" svg:x="8.239cm" svg:y="11.46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4" draw:text-style-name="P12" draw:layer="layout" svg:width="2.712cm" svg:height="0.569cm" svg:x="7.649cm" svg:y="11.97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55" draw:text-style-name="P16" draw:layer="layout" svg:width="2.776cm" svg:height="0.639cm" svg:x="12.826cm" svg:y="9.11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draw:layer="layout" svg:width="2.7cm" svg:height="0.569cm" svg:x="12.155cm" svg:y="9.75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4" draw:layer="layout" svg:width="2.7cm" svg:height="0.569cm" svg:x="11.479cm" svg:y="10.32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8" draw:text-style-name="P12" draw:layer="layout" svg:width="2.7cm" svg:height="0.571cm" svg:x="10.799cm" svg:y="10.8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9" draw:text-style-name="P13" draw:layer="layout" svg:width="2.708cm" svg:height="0.571cm" svg:x="10.118cm" svg:y="11.46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0" draw:text-style-name="P12" draw:layer="layout" svg:width="2.714cm" svg:height="0.569cm" svg:x="9.469cm" svg:y="11.97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61" draw:text-style-name="P16" draw:layer="layout" svg:width="2.591cm" svg:height="0.639cm" svg:x="14.638cm" svg:y="9.11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2" draw:text-style-name="P16" draw:layer="layout" svg:width="2.59cm" svg:height="0.569cm" svg:x="13.995cm" svg:y="9.75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3" draw:text-style-name="P17" draw:layer="layout" svg:width="2.588cm" svg:height="0.569cm" svg:x="13.347cm" svg:y="10.32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4" draw:text-style-name="P14" draw:layer="layout" svg:width="2.589cm" svg:height="0.571cm" svg:x="12.695cm" svg:y="10.8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5" draw:text-style-name="P18" draw:layer="layout" svg:width="2.595cm" svg:height="0.571cm" svg:x="12.043cm" svg:y="11.46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6" draw:text-style-name="P18" draw:layer="layout" svg:width="2.602cm" svg:height="0.569cm" svg:x="11.472cm" svg:y="11.97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3d:scene draw:style-name="gr67" svg:width="0.626cm" svg:height="0.614cm" svg:x="4.877cm" svg:y="11.611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8" draw:layer="layout"/>
            </dr3d:scene>
            <dr3d:scene draw:style-name="gr69" svg:width="0.625cm" svg:height="0.614cm" svg:x="13.164cm" svg:y="9.11cm" dr3d:vrp="(0 0 16888.1428571429)" dr3d:vpn="(0 0 14297.1428571429)" dr3d:projection="perspective" dr3d:distance="2.591cm" dr3d:focal-length="10.008cm" dr3d:shadow-slant="1" dr3d:shade-mode="gouraud" dr3d:ambient-color="#e6e905"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0" draw:layer="layout"/>
            </dr3d:scene>
            <dr3d:scene draw:style-name="gr69" svg:width="0.627cm" svg:height="0.611cm" svg:x="16.226cm" svg:y="8.829cm" dr3d:vrp="(0 0 16888.1428571429)" dr3d:vpn="(0 0 14297.1428571429)" dr3d:projection="perspective" dr3d:distance="2.591cm" dr3d:focal-length="10.008cm" dr3d:shadow-slant="1" dr3d:shade-mode="gouraud" dr3d:ambient-color="#e6e905"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0" draw:layer="layout"/>
            </dr3d:scene>
            <dr3d:scene draw:style-name="gr69" svg:width="0.626cm" svg:height="0.612cm" svg:x="15.242cm" svg:y="9.891cm" dr3d:vrp="(0 0 16888.1428571429)" dr3d:vpn="(0 0 14297.1428571429)" dr3d:projection="perspective" dr3d:distance="2.591cm" dr3d:focal-length="10.008cm" dr3d:shadow-slant="1" dr3d:shade-mode="gouraud" dr3d:ambient-color="#e6e905"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0" draw:layer="layout"/>
            </dr3d:scene>
            <dr3d:scene draw:style-name="gr71" svg:width="0.627cm" svg:height="0.612cm" svg:x="11.393cm" svg:y="10.466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2" draw:layer="layout"/>
            </dr3d:scene>
            <dr3d:scene draw:style-name="gr73" svg:width="0.626cm" svg:height="0.614cm" svg:x="14.33cm" svg:y="9.521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4" draw:layer="layout"/>
            </dr3d:scene>
            <dr3d:scene draw:style-name="gr67" svg:width="0.624cm" svg:height="0.613cm" svg:x="9.628cm" svg:y="11.274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8" draw:layer="layout"/>
            </dr3d:scene>
          </draw:g>
          <draw:line draw:style-name="gr2" draw:text-style-name="P2" draw:layer="layout" svg:x1="13.348cm" svg:y1="12.619cm" svg:x2="13.348cm" svg:y2="15.806cm">
            <text:p/>
          </draw:line>
          <draw:g>
            <draw:line draw:style-name="gr35" draw:text-style-name="P2" draw:layer="layout" svg:x1="5.642cm" svg:y1="12.488cm" svg:x2="8.239cm" svg:y2="10.322cm">
              <text:p/>
            </draw:line>
            <draw:line draw:style-name="gr35" draw:text-style-name="P2" draw:layer="layout" svg:x1="5.643cm" svg:y1="12.487cm" svg:x2="11.381cm" svg:y2="12.487cm">
              <text:p/>
            </draw:line>
            <draw:line draw:style-name="gr35" draw:text-style-name="P2" draw:layer="layout" svg:x1="13.827cm" svg:y1="10.449cm" svg:x2="11.382cm" svg:y2="12.488cm">
              <text:p/>
            </draw:line>
            <draw:line draw:style-name="gr35" draw:text-style-name="P2" draw:layer="layout" svg:x1="13.995cm" svg:y1="10.348cm" svg:x2="8.255cm" svg:y2="10.348cm">
              <text:p/>
            </draw:line>
            <dr3d:scene draw:style-name="gr75" svg:width="0.624cm" svg:height="0.612cm" svg:x="8.034cm" svg:y="9.877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6" draw:layer="layout"/>
            </dr3d:scene>
            <dr3d:scene draw:style-name="gr77" svg:width="0.625cm" svg:height="0.614cm" svg:x="10.109cm" svg:y="9.979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8" draw:layer="layout"/>
            </dr3d:scene>
            <dr3d:scene draw:style-name="gr75" svg:width="0.626cm" svg:height="0.612cm" svg:x="12.358cm" svg:y="10.101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6" draw:layer="layout"/>
            </dr3d:scene>
          </draw:g>
          <dr3d:scene draw:style-name="gr67" svg:width="0.625cm" svg:height="0.612cm" svg:x="7.657cm" svg:y="10.79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8" draw:layer="layout"/>
          </dr3d:scene>
          <dr3d:scene draw:style-name="gr71" svg:width="0.626cm" svg:height="0.612cm" svg:x="8.309cm" svg:y="10.469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9" draw:layer="layout"/>
          </dr3d:scene>
          <dr3d:scene draw:style-name="gr69" svg:width="0.623cm" svg:height="0.613cm" svg:x="8.539cm" svg:y="10.815cm" dr3d:vrp="(0 0 16888.1428571429)" dr3d:vpn="(0 0 14297.1428571429)" dr3d:projection="perspective" dr3d:distance="2.591cm" dr3d:focal-length="10.008cm" dr3d:shadow-slant="1" dr3d:shade-mode="gouraud" dr3d:ambient-color="#e6e905"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0" draw:layer="layout"/>
          </dr3d:scene>
          <draw:g>
            <draw:g>
              <draw:custom-shape draw:style-name="gr80" draw:text-style-name="P16" draw:layer="layout" svg:width="0.635cm" svg:height="0.293cm" svg:x="17.43cm" svg:y="11.012cm">
                <text:p/>
                <draw:enhanced-geometry svg:viewBox="0 0 21600 21600" draw:mirror-vertical="true" draw:glue-points="10800 0 0 10800 10800 21600 21600 10800" draw:type="flowchart-process" draw:enhanced-path="M 0 0 L 21600 0 21600 21600 0 21600 0 0 Z N"/>
              </draw:custom-shape>
              <draw:custom-shape draw:style-name="gr81" draw:text-style-name="P19" draw:layer="layout" svg:width="0.635cm" svg:height="0.293cm" svg:x="17.43cm" svg:y="10.719cm">
                <text:p/>
                <draw:enhanced-geometry svg:viewBox="0 0 21600 21600" draw:mirror-vertical="true" draw:glue-points="10800 0 0 10800 10800 21600 21600 10800" draw:type="flowchart-process" draw:enhanced-path="M 0 0 L 21600 0 21600 21600 0 21600 0 0 Z N"/>
              </draw:custom-shape>
              <draw:custom-shape draw:style-name="gr82" draw:text-style-name="P14" draw:layer="layout" svg:width="0.635cm" svg:height="0.293cm" svg:x="17.43cm" svg:y="10.426cm">
                <text:p/>
                <draw:enhanced-geometry svg:viewBox="0 0 21600 21600" draw:mirror-vertical="true" draw:glue-points="10800 0 0 10800 10800 21600 21600 10800" draw:type="flowchart-process" draw:enhanced-path="M 0 0 L 21600 0 21600 21600 0 21600 0 0 Z N"/>
              </draw:custom-shape>
              <draw:custom-shape draw:style-name="gr83" draw:text-style-name="P20" draw:layer="layout" svg:width="0.635cm" svg:height="0.294cm" svg:x="17.43cm" svg:y="10.139cm">
                <text:p/>
                <draw:enhanced-geometry svg:viewBox="0 0 21600 21600" draw:mirror-vertical="true" draw:glue-points="10800 0 0 10800 10800 21600 21600 10800" draw:type="flowchart-process" draw:enhanced-path="M 0 0 L 21600 0 21600 21600 0 21600 0 0 Z N"/>
              </draw:custom-shape>
              <draw:custom-shape draw:style-name="gr84" draw:text-style-name="P18" draw:layer="layout" svg:width="0.635cm" svg:height="0.293cm" svg:x="17.43cm" svg:y="9.839cm">
                <text:p/>
                <draw:enhanced-geometry svg:viewBox="0 0 21600 21600" draw:mirror-vertical="true" draw:glue-points="10800 0 0 10800 10800 21600 21600 10800" draw:type="flowchart-process" draw:enhanced-path="M 0 0 L 21600 0 21600 21600 0 21600 0 0 Z N"/>
              </draw:custom-shape>
              <draw:custom-shape draw:style-name="gr85" draw:text-style-name="P12" draw:layer="layout" svg:width="0.635cm" svg:height="0.293cm" svg:x="17.43cm" svg:y="9.546cm">
                <text:p/>
                <draw:enhanced-geometry svg:viewBox="0 0 21600 21600" draw:mirror-vertical="true" draw:glue-points="10800 0 0 10800 10800 21600 21600 10800" draw:type="flowchart-process" draw:enhanced-path="M 0 0 L 21600 0 21600 21600 0 21600 0 0 Z N"/>
              </draw:custom-shape>
              <draw:custom-shape draw:style-name="gr86" draw:text-style-name="P21" draw:layer="layout" svg:width="0.635cm" svg:height="0.293cm" svg:x="17.43cm" svg:y="9.253cm">
                <text:p/>
                <draw:enhanced-geometry svg:viewBox="0 0 21600 21600" draw:mirror-vertical="true" draw:glue-points="10800 0 0 10800 10800 21600 21600 10800" draw:type="flowchart-process" draw:enhanced-path="M 0 0 L 21600 0 21600 21600 0 21600 0 0 Z N"/>
              </draw:custom-shape>
            </draw:g>
            <draw:frame draw:style-name="gr87" draw:text-style-name="P22" draw:layer="layout" svg:width="0.127cm" svg:height="2.317cm" svg:x="18.212cm" svg:y="9.125cm">
              <draw:text-box>
                <text:p><text:span text:style-name="T1">1</text:span></text:p>
                <text:p><text:span text:style-name="T1"/></text:p>
                <text:p><text:span text:style-name="T2"/></text:p>
                <text:p><text:span text:style-name="T1"/></text:p>
                <text:p><text:span text:style-name="T1"/></text:p>
                <text:p><text:span text:style-name="T2"/></text:p>
                <text:p><text:span text:style-name="T1">0</text:span></text:p>
              </draw:text-box>
            </draw:frame>
            <draw:frame draw:style-name="gr88" draw:text-style-name="P23" draw:layer="layout" svg:width="1.905cm" svg:height="0.963cm" svg:x="17.11cm" svg:y="8.217cm">
              <draw:text-box>
                <text:p><text:span text:style-name="T3">S</text:span><text:span text:style-name="T3">e</text:span><text:span text:style-name="T3">l</text:span><text:span text:style-name="T3">e</text:span><text:span text:style-name="T3">c</text:span><text:span text:style-name="T3">t</text:span><text:span text:style-name="T3">i</text:span><text:span text:style-name="T3">o</text:span><text:span text:style-name="T3">n</text:span><text:span text:style-name="T3"> </text:span><text:span text:style-name="T3">l</text:span><text:span text:style-name="T3">a</text:span><text:span text:style-name="T3">y</text:span><text:span text:style-name="T3">e</text:span><text:span text:style-name="T3">r</text:span></text:p>
              </draw:text-box>
            </draw:frame>
          </draw:g>
          <draw:g>
            <draw:g>
              <draw:g>
                <draw:custom-shape draw:style-name="gr89" draw:text-style-name="P3" draw:layer="layout" svg:width="0.635cm" svg:height="0.293cm" svg:x="17.529cm" svg:y="14.713cm">
                  <text:p/>
                  <draw:enhanced-geometry svg:viewBox="0 0 21600 21600" draw:mirror-vertical="true" draw:glue-points="10800 0 0 10800 10800 21600 21600 10800" draw:type="flowchart-process" draw:enhanced-path="M 0 0 L 21600 0 21600 21600 0 21600 0 0 Z N"/>
                </draw:custom-shape>
                <draw:custom-shape draw:style-name="gr90" draw:text-style-name="P4" draw:layer="layout" svg:width="0.635cm" svg:height="0.293cm" svg:x="17.529cm" svg:y="14.42cm">
                  <text:p/>
                  <draw:enhanced-geometry svg:viewBox="0 0 21600 21600" draw:mirror-vertical="true" draw:glue-points="10800 0 0 10800 10800 21600 21600 10800" draw:type="flowchart-process" draw:enhanced-path="M 0 0 L 21600 0 21600 21600 0 21600 0 0 Z N"/>
                </draw:custom-shape>
                <draw:custom-shape draw:style-name="gr91" draw:text-style-name="P5" draw:layer="layout" svg:width="0.635cm" svg:height="0.293cm" svg:x="17.529cm" svg:y="14.127cm">
                  <text:p/>
                  <draw:enhanced-geometry svg:viewBox="0 0 21600 21600" draw:mirror-vertical="true" draw:glue-points="10800 0 0 10800 10800 21600 21600 10800" draw:type="flowchart-process" draw:enhanced-path="M 0 0 L 21600 0 21600 21600 0 21600 0 0 Z N"/>
                </draw:custom-shape>
                <draw:custom-shape draw:style-name="gr92" draw:text-style-name="P9" draw:layer="layout" svg:width="0.635cm" svg:height="0.294cm" svg:x="17.529cm" svg:y="13.84cm">
                  <text:p/>
                  <draw:enhanced-geometry svg:viewBox="0 0 21600 21600" draw:mirror-vertical="true" draw:mirror-horizontal="false" draw:glue-points="10800 0 0 10800 10800 21600 21600 10800" draw:type="flowchart-process" draw:enhanced-path="M 0 0 L 21600 0 21600 21600 0 21600 0 0 Z N"/>
                </draw:custom-shape>
                <draw:custom-shape draw:style-name="gr93" draw:text-style-name="P6" draw:layer="layout" svg:width="0.635cm" svg:height="0.293cm" svg:x="17.529cm" svg:y="13.54cm">
                  <text:p/>
                  <draw:enhanced-geometry svg:viewBox="0 0 21600 21600" draw:mirror-vertical="true" draw:glue-points="10800 0 0 10800 10800 21600 21600 10800" draw:type="flowchart-process" draw:enhanced-path="M 0 0 L 21600 0 21600 21600 0 21600 0 0 Z N"/>
                </draw:custom-shape>
                <draw:custom-shape draw:style-name="gr94" draw:text-style-name="P8" draw:layer="layout" svg:width="0.635cm" svg:height="0.293cm" svg:x="17.529cm" svg:y="13.247cm">
                  <text:p/>
                  <draw:enhanced-geometry svg:viewBox="0 0 21600 21600" draw:mirror-vertical="true" draw:glue-points="10800 0 0 10800 10800 21600 21600 10800" draw:type="flowchart-process" draw:enhanced-path="M 0 0 L 21600 0 21600 21600 0 21600 0 0 Z N"/>
                </draw:custom-shape>
                <draw:custom-shape draw:style-name="gr95" draw:text-style-name="P7" draw:layer="layout" svg:width="0.635cm" svg:height="0.293cm" svg:x="17.529cm" svg:y="12.954cm">
                  <text:p/>
                  <draw:enhanced-geometry svg:viewBox="0 0 21600 21600" draw:mirror-vertical="true" draw:glue-points="10800 0 0 10800 10800 21600 21600 10800" draw:type="flowchart-process" draw:enhanced-path="M 0 0 L 21600 0 21600 21600 0 21600 0 0 Z N"/>
                </draw:custom-shape>
              </draw:g>
              <draw:frame draw:style-name="gr87" draw:text-style-name="P22" draw:layer="layout" svg:width="0.127cm" svg:height="2.317cm" svg:x="18.311cm" svg:y="12.826cm">
                <draw:text-box>
                  <text:p><text:span text:style-name="T1">1</text:span></text:p>
                  <text:p><text:span text:style-name="T1"/></text:p>
                  <text:p><text:span text:style-name="T2"/></text:p>
                  <text:p><text:span text:style-name="T1"/></text:p>
                  <text:p><text:span text:style-name="T1"/></text:p>
                  <text:p><text:span text:style-name="T2"/></text:p>
                  <text:p><text:span text:style-name="T1">0</text:span></text:p>
                </draw:text-box>
              </draw:frame>
            </draw:g>
            <draw:frame draw:style-name="gr96" draw:text-style-name="P23" draw:layer="layout" svg:width="2.104cm" svg:height="1.319cm" svg:x="17.211cm" svg:y="11.718cm">
              <draw:text-box>
                <text:p><text:span text:style-name="T3">M</text:span><text:span text:style-name="T3">o</text:span><text:span text:style-name="T3">v</text:span><text:span text:style-name="T3">e</text:span><text:span text:style-name="T3">m</text:span><text:span text:style-name="T3">e</text:span><text:span text:style-name="T3">n</text:span><text:span text:style-name="T3">t</text:span></text:p>
                <text:p><text:span text:style-name="T3">a</text:span><text:span text:style-name="T3">n</text:span><text:span text:style-name="T3">d</text:span><text:span text:style-name="T3"> </text:span><text:span text:style-name="T3">K</text:span></text:p>
                <text:p><text:span text:style-name="T3">l</text:span><text:span text:style-name="T3">a</text:span><text:span text:style-name="T3">y</text:span><text:span text:style-name="T3">e</text:span><text:span text:style-name="T3">r</text:span></text:p>
              </draw:text-box>
            </draw:frame>
          </draw:g>
        </draw:g>
        <draw:g>
          <draw:custom-shape draw:style-name="gr97" draw:text-style-name="P24" draw:layer="layout" svg:width="8.988cm" svg:height="6.189cm" svg:x="1.029cm" svg:y="1.034cm">
            <text:p/>
            <draw:enhanced-geometry svg:viewBox="0 0 21600 21600" draw:mirror-horizontal="false" draw:mirror-vertical="false" draw:type="rectangle" draw:enhanced-path="M 0 0 L 21600 0 21600 21600 0 21600 0 0 Z N"/>
          </draw:custom-shape>
          <draw:g>
            <draw:g>
              <draw:g>
                <draw:g>
                  <draw:custom-shape draw:style-name="gr98" draw:text-style-name="P7" draw:layer="layout" svg:width="2.701cm" svg:height="0.56cm" svg:x="3.223cm" svg:y="4.25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9" draw:text-style-name="P7" draw:layer="layout" svg:width="2.706cm" svg:height="0.575cm" svg:x="2.583cm" svg:y="4.79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0" draw:text-style-name="P7" draw:layer="layout" svg:width="2.712cm" svg:height="0.572cm" svg:x="1.903cm" svg:y="5.36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1" draw:text-style-name="P5" draw:layer="layout" svg:width="2.718cm" svg:height="0.573cm" svg:x="1.224cm" svg:y="5.911cm">
                    <text:p/>
                    <draw:enhanced-geometry svg:viewBox="0 0 21600 21600" draw:mirror-horizontal="false" draw:mirror-vertical="false" draw:glue-points="?f6 0 10800 ?f8 ?f11 10800 ?f9 21600 10800 ?f10 ?f5 10800" draw:text-areas="?f3 ?f3 ?f4 ?f4" draw:type="parallelogram" draw:modifiers="5667.6238999536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02" draw:text-style-name="P7" draw:layer="layout" svg:width="2.701cm" svg:height="0.548cm" svg:x="5.22cm" svg:y="4.25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3" draw:text-style-name="P9" draw:layer="layout" svg:width="2.702cm" svg:height="0.572cm" svg:x="4.539cm" svg:y="4.8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6" draw:text-style-name="P5" draw:layer="layout" svg:width="2.71cm" svg:height="0.572cm" svg:x="3.872cm" svg:y="5.3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4" draw:text-style-name="P4" draw:layer="layout" svg:width="2.713cm" svg:height="0.571cm" svg:x="3.229cm" svg:y="5.91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105" draw:text-style-name="P8" draw:layer="layout" svg:width="2.699cm" svg:height="0.561cm" svg:x="7.163cm" svg:y="4.25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6" draw:text-style-name="P7" draw:layer="layout" svg:width="2.697cm" svg:height="0.571cm" svg:x="6.485cm" svg:y="4.81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 draw:text-style-name="P7" draw:layer="layout" svg:width="2.704cm" svg:height="0.572cm" svg:x="5.807cm" svg:y="5.38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7" draw:text-style-name="P3" draw:layer="layout" svg:width="2.709cm" svg:height="0.57cm" svg:x="5.174cm" svg:y="5.91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custom-shape draw:style-name="gr108" draw:text-style-name="P2" draw:layer="layout" svg:width="0.249cm" svg:height="2.673cm" draw:transform="skewX (0.00191986217719376) rotate (1.90118715419742) translate (5.848cm 6.113cm)">
                <text:p/>
                <draw:enhanced-geometry svg:viewBox="0 0 21600 21600" draw:mirror-horizontal="false" draw:mirror-vertical="false" draw:glue-points="21600 0 0 10800 21600 21600" draw:text-areas="6350 ?f3 21600 ?f4" draw:type="left-bracket" draw:modifiers="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109" draw:text-style-name="P25" draw:layer="layout" svg:width="1.04cm" svg:height="0.662cm" draw:transform="rotate (0.328994564000931) translate (6.937cm 5.63cm)">
                <draw:text-box>
                  <text:p><text:span text:style-name="T3">d</text:span></text:p>
                </draw:text-box>
              </draw:frame>
            </draw:g>
            <draw:g>
              <draw:custom-shape draw:style-name="gr110" draw:text-style-name="P26" draw:layer="layout" svg:width="1.038cm" svg:height="0.079cm" svg:x="4.192cm" svg:y="5.666cm">
                <text:p/>
                <draw:enhanced-geometry svg:viewBox="0 0 21600 21600" draw:mirror-horizontal="false" draw:mirror-vertical="false" draw:glue-points="?f6 0 10800 ?f8 ?f11 10800 ?f9 21600 10800 ?f10 ?f5 10800" draw:text-areas="?f3 ?f3 ?f4 ?f4" draw:type="parallelogram" draw:modifiers="2092.009685230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1" draw:text-style-name="P26" draw:layer="layout" svg:width="1.007cm" svg:height="0.081cm" svg:x="5.024cm" svg:y="5.682cm">
                <text:p/>
                <draw:enhanced-geometry svg:viewBox="0 0 21600 21600" draw:mirror-horizontal="false" draw:mirror-vertical="false" draw:glue-points="?f6 0 10800 ?f8 ?f11 10800 ?f9 21600 10800 ?f10 ?f5 10800" draw:text-areas="?f3 ?f3 ?f4 ?f4" draw:type="parallelogram" draw:modifiers="1578.0821917808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2" draw:text-style-name="P26" draw:layer="layout" svg:width="0.333cm" svg:height="0.083cm" draw:transform="skewX (-0.178721715404219) rotate (-2.87595354143626) translate (4.722cm 5.784cm)">
                <text:p/>
                <draw:enhanced-geometry svg:viewBox="0 0 21600 21600" draw:mirror-horizontal="true" draw:mirror-vertical="true" draw:glue-points="?f6 0 10800 ?f8 ?f11 10800 ?f9 21600 10800 ?f10 ?f5 10800" draw:text-areas="?f3 ?f3 ?f4 ?f4" draw:type="parallelogram" draw:modifiers="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3" draw:text-style-name="P26" draw:layer="layout" svg:width="0.303cm" svg:height="0.668cm" draw:transform="skewX (0.0284488668075076) rotate (-0.724311639577647) translate (4.914cm 5.242cm)">
                <text:p/>
                <draw:enhanced-geometry svg:viewBox="0 0 21600 21600" draw:mirror-horizontal="true" draw:mirror-vertical="false" draw:glue-points="?f6 0 10800 ?f8 ?f11 10800 ?f9 21600 10800 ?f10 ?f5 10800" draw:text-areas="?f3 ?f3 ?f4 ?f4" draw:type="parallelogram" draw:modifiers="14451.7985611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2" draw:text-style-name="P26" draw:layer="layout" svg:width="0.266cm" svg:height="0.521cm" draw:transform="skewX (0.0134390352403563) rotate (-1.00897484057792) translate (6.218cm 5.23cm)">
                <text:p/>
                <draw:enhanced-geometry svg:viewBox="0 0 21600 21600" draw:mirror-horizontal="false" draw:mirror-vertical="false" draw:glue-points="?f6 0 10800 ?f8 ?f11 10800 ?f9 21600 10800 ?f10 ?f5 10800" draw:text-areas="?f3 ?f3 ?f4 ?f4" draw:type="parallelogram" draw:modifiers="14451.7985611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2" draw:text-style-name="P26" draw:layer="layout" svg:width="0.27cm" svg:height="0.559cm" draw:transform="skewX (0.0286233997327069) rotate (-1.01770148683789) translate (5.692cm 5.346cm)">
                <text:p/>
                <draw:enhanced-geometry svg:viewBox="0 0 21600 21600" draw:mirror-horizontal="false" draw:mirror-vertical="false" draw:glue-points="?f6 0 10800 ?f8 ?f11 10800 ?f9 21600 10800 ?f10 ?f5 10800" draw:text-areas="?f3 ?f3 ?f4 ?f4" draw:type="parallelogram" draw:modifiers="14451.7985611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2" draw:text-style-name="P26" draw:layer="layout" svg:width="0.27cm" svg:height="0.561cm" draw:transform="skewX (0.0214675497995301) rotate (-1.01770148683789) translate (5.378cm 5.408cm)">
                <text:p/>
                <draw:enhanced-geometry svg:viewBox="0 0 21600 21600" draw:mirror-horizontal="false" draw:mirror-vertical="false" draw:glue-points="?f6 0 10800 ?f8 ?f11 10800 ?f9 21600 10800 ?f10 ?f5 10800" draw:text-areas="?f3 ?f3 ?f4 ?f4" draw:type="parallelogram" draw:modifiers="14451.7985611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4" draw:text-style-name="P26" draw:layer="layout" svg:width="1.04cm" svg:height="0.079cm" svg:x="4.128cm" svg:y="5.666cm">
                <text:p/>
                <draw:enhanced-geometry svg:viewBox="0 0 21600 21600" draw:mirror-horizontal="false" draw:mirror-vertical="false" draw:glue-points="?f6 0 10800 ?f8 ?f11 10800 ?f9 21600 10800 ?f10 ?f5 10800" draw:text-areas="?f3 ?f3 ?f4 ?f4" draw:type="parallelogram" draw:modifiers="2092.009685230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5" draw:text-style-name="P26" draw:layer="layout" svg:width="0.218cm" svg:height="0.304cm" draw:transform="rotate (-0.0644026493985906) translate (4.985cm 5.512cm)">
                <text:p/>
                <draw:enhanced-geometry svg:viewBox="0 0 21600 21600" draw:mirror-horizontal="true" draw:mirror-vertical="true" draw:glue-points="?f6 0 10800 ?f8 ?f11 10800 ?f9 21600 10800 ?f10 ?f5 10800" draw:text-areas="?f3 ?f3 ?f4 ?f4" draw:type="parallelogram" draw:modifiers="11514.39688715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6" draw:text-style-name="P2" draw:layer="layout" svg:x1="5.532cm" svg:y1="5.449cm" svg:x2="8.582cm" svg:y2="4.628cm">
                <text:p/>
              </draw:line>
              <dr3d:scene draw:style-name="gr117" svg:width="0.624cm" svg:height="0.614cm" svg:x="5.294cm" svg:y="5.052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18" draw:layer="layout"/>
              </dr3d:scene>
              <dr3d:scene draw:style-name="gr119" svg:width="0.701cm" svg:height="0.703cm" svg:x="8.233cm" svg:y="4.302cm" dr3d:vrp="(0 0 17179.8045714286)" dr3d:vpn="(0 0 14588.8045714286)"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0" draw:layer="layout" dr3d:transform="matrix (1 0 0 0 0.999615072856669 -0.0277435779551966 0 0.0277435779551966 0.999615072856669 2.0187708575587cm 0.903514823040946cm 0.000139044926048358cm)"/>
              </dr3d:scene>
              <draw:line draw:style-name="gr121" draw:text-style-name="P2" draw:layer="layout" svg:x1="7.174cm" svg:y1="5.097cm" svg:x2="5.884cm" svg:y2="5.449cm">
                <text:p/>
              </draw:line>
              <draw:line draw:style-name="gr122" draw:text-style-name="P2" draw:layer="layout" svg:x1="7.182cm" svg:y1="5.504cm" svg:x2="5.904cm" svg:y2="5.504cm">
                <text:p/>
              </draw:line>
              <draw:path draw:style-name="gr121" draw:text-style-name="P2" draw:layer="layout" svg:width="0.146cm" svg:height="0.197cm" draw:transform="skewX (0.454483737219323) rotate (0.971799327510443) translate (6.7223650485873cm 5.31222392534564cm)" svg:viewBox="0 0 147 198" svg:d="M0 198c206-3 136-198 136-198">
                <text:p/>
              </draw:path>
              <draw:frame draw:style-name="gr123" draw:text-style-name="P23" draw:layer="layout" svg:width="0.285cm" svg:height="0.662cm" svg:x="6.844cm" svg:y="5.082cm">
                <draw:text-box>
                  <text:p><text:span text:style-name="T4">θ</text:span></text:p>
                </draw:text-box>
              </draw:frame>
            </draw:g>
            <dr3d:scene draw:style-name="gr124" svg:width="0.609cm" svg:height="0.598cm" svg:x="4.11cm" svg:y="4.75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5" draw:layer="layout"/>
            </dr3d:scene>
            <dr3d:scene draw:style-name="gr124" svg:width="0.61cm" svg:height="0.597cm" svg:x="3.832cm" svg:y="4.385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5" draw:layer="layout"/>
            </dr3d:scene>
            <dr3d:scene draw:style-name="gr124" svg:width="0.611cm" svg:height="0.597cm" svg:x="3.185cm" svg:y="4.66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5" draw:layer="layout"/>
            </dr3d:scene>
            <dr3d:scene draw:style-name="gr124" svg:width="0.609cm" svg:height="0.597cm" svg:x="3.648cm" svg:y="3.832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5" draw:layer="layout"/>
            </dr3d:scene>
            <dr3d:scene draw:style-name="gr124" svg:width="0.61cm" svg:height="0.598cm" svg:x="5.772cm" svg:y="3.83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5" draw:layer="layout"/>
            </dr3d:scene>
            <dr3d:scene draw:style-name="gr124" svg:width="0.61cm" svg:height="0.598cm" svg:x="7.065cm" svg:y="4.295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5" draw:layer="layout"/>
            </dr3d:scene>
            <dr3d:scene draw:style-name="gr124" svg:width="0.61cm" svg:height="0.597cm" svg:x="8.081cm" svg:y="4.02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5" draw:layer="layout"/>
            </dr3d:scene>
          </draw:g>
          <draw:g>
            <draw:g>
              <draw:line draw:style-name="gr126" draw:text-style-name="P2" draw:layer="layout" svg:x1="1.758cm" svg:y1="1.375cm" svg:x2="1.758cm" svg:y2="3.247cm">
                <text:p/>
              </draw:line>
              <draw:line draw:style-name="gr126" draw:text-style-name="P2" draw:layer="layout" svg:x1="5.135cm" svg:y1="3.247cm" svg:x2="1.758cm" svg:y2="3.247cm">
                <text:p/>
              </draw:line>
            </draw:g>
            <draw:path draw:style-name="gr127" draw:text-style-name="P2" draw:layer="layout" svg:width="1.48cm" svg:height="3.01cm" draw:transform="skewX (-0.119729586686811) rotate (0.725707902979242) translate (1.76888546562783cm 2.17898839071803cm)" svg:viewBox="0 0 1481 3011" svg:d="M0 0c1270 0 1058 771 1058 771l-100 239-141 280-141 280-70 209v140 140l875 952">
              <text:p/>
            </draw:path>
            <draw:frame draw:style-name="gr128" draw:text-style-name="P27" draw:layer="layout" svg:width="1.372cm" svg:height="0.489cm" svg:x="2.824cm" svg:y="3.227cm">
              <draw:text-box>
                <text:p><text:span text:style-name="T2">d</text:span><text:span text:style-name="T2">i</text:span><text:span text:style-name="T2">s</text:span><text:span text:style-name="T2">t</text:span><text:span text:style-name="T2">a</text:span><text:span text:style-name="T2">n</text:span><text:span text:style-name="T2">c</text:span><text:span text:style-name="T2">e</text:span></text:p>
              </draw:text-box>
            </draw:frame>
            <draw:frame draw:style-name="gr129" draw:text-style-name="P27" draw:layer="layout" svg:width="1.592cm" svg:height="0.651cm" draw:transform="rotate (1.5707963267949) translate (1.257cm 3.061cm)">
              <draw:text-box>
                <text:p><text:span text:style-name="T2">P</text:span><text:span text:style-name="T2">(</text:span><text:span text:style-name="T2">d</text:span><text:span text:style-name="T2">i</text:span><text:span text:style-name="T2">s</text:span><text:span text:style-name="T2">t</text:span><text:span text:style-name="T2">a</text:span><text:span text:style-name="T2">n</text:span><text:span text:style-name="T2">c</text:span><text:span text:style-name="T2">e</text:span><text:span text:style-name="T2">)</text:span></text:p>
              </draw:text-box>
            </draw:frame>
            <draw:line draw:style-name="gr130" draw:text-style-name="P2" draw:layer="layout" svg:x1="3.036cm" svg:y1="1.656cm" svg:x2="3.036cm" svg:y2="3.247cm">
              <text:p/>
            </draw:line>
            <draw:frame draw:style-name="gr128" draw:text-style-name="P27" draw:layer="layout" svg:width="0.377cm" svg:height="0.489cm" svg:x="2.824cm" svg:y="1.275cm">
              <draw:text-box>
                <text:p><text:span text:style-name="T2">d</text:span></text:p>
              </draw:text-box>
            </draw:frame>
          </draw:g>
          <draw:g>
            <draw:g>
              <draw:g>
                <draw:custom-shape draw:style-name="gr131" draw:text-style-name="P2" draw:layer="layout" svg:width="2.049cm" svg:height="2.048cm" svg:x="6.955cm" svg:y="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2" draw:text-style-name="P2" draw:layer="layout" svg:x1="7.98cm" svg:y1="2.546cm" svg:x2="7.98cm" svg:y2="2.034cm">
                    <text:p/>
                  </draw:line>
                  <draw:line draw:style-name="gr132" draw:text-style-name="P2" draw:layer="layout" svg:x1="7.98cm" svg:y1="2.753cm" svg:x2="7.98cm" svg:y2="2.412cm">
                    <text:p/>
                  </draw:line>
                  <draw:line draw:style-name="gr132" draw:text-style-name="P2" draw:layer="layout" svg:x1="8.114cm" svg:y1="2.546cm" svg:x2="7.09cm" svg:y2="2.546cm">
                    <text:p/>
                  </draw:line>
                  <draw:line draw:style-name="gr132" draw:text-style-name="P2" draw:layer="layout" svg:x1="8.869cm" svg:y1="2.546cm" svg:x2="7.845cm" svg:y2="2.546cm">
                    <text:p/>
                  </draw:line>
                  <draw:line draw:style-name="gr132" draw:text-style-name="P2" draw:layer="layout" svg:x1="7.98cm" svg:y1="2.546cm" svg:x2="8.663cm" svg:y2="1.863cm">
                    <text:p/>
                  </draw:line>
                  <draw:line draw:style-name="gr132" draw:text-style-name="P2" draw:layer="layout" svg:x1="7.638cm" svg:y1="2.887cm" svg:x2="7.979cm" svg:y2="2.546cm">
                    <text:p/>
                  </draw:line>
                  <draw:line draw:style-name="gr132" draw:text-style-name="P2" draw:layer="layout" svg:x1="7.98cm" svg:y1="2.546cm" svg:x2="7.297cm" svg:y2="1.863cm">
                    <text:p/>
                  </draw:line>
                </draw:g>
                <draw:path draw:style-name="gr133" draw:text-style-name="P2" draw:layer="layout" svg:width="2.011cm" svg:height="1.695cm" draw:transform="skewX (0.000698131700797793) rotate (2.78310202523016) translate (8.71283027007078cm 3.5034239469349cm)" svg:viewBox="0 0 2012 1696" svg:d="M1410 1185c58 13 181 8 236 20 47 11 99 11 147 9 42-3 85-15 118-36 66-43 59-131 81-198 19-59-20-119 1-182 14-39 10-87 3-129-7-50 33-95 6-145-24-43-4-97-23-144s-27-100-54-144c-29-47-37-120-99-146-51-21-102-7-152 1-39 6-75 34-116 39-55 7-113 4-168-9-53-11-96-56-148-76-54-20-112-73-178-26-42 32-122 26-132 94-7 50-26 101-29 150-4 68-58 94-98 133-44 43-82 79-123 138-26 38-46 65-90 82-48 16-97 36-147 55-83 31-164 64-243 111-37 22-86 26-126 47-43 23-84 77-75 129 8 43 32 84 47 123 21 58 44 114 94 156 35 29 48 89 91 106 84 32 93 119 159 165 69 47 117 115 191 159 50 30 108 34 166 25 75-11 85-77 101-125 17-50 34-108 75-140 37-30 68-61 98-93 32-32 56-75 87-108 31-35 80-43 122-58 39-14 178 17 178 17z">
                  <text:p/>
                </draw:path>
                <draw:frame draw:style-name="gr134" draw:text-style-name="P27" draw:layer="layout" svg:width="0.506cm" svg:height="0.658cm" svg:x="8.719cm" svg:y="1.186cm">
                  <draw:text-box>
                    <text:p><text:span text:style-name="T5">θ</text:span></text:p>
                  </draw:text-box>
                </draw:frame>
                <draw:frame draw:style-name="gr135" draw:text-style-name="P28" draw:layer="layout" svg:width="1.35cm" svg:height="0.759cm" svg:x="6.2cm" svg:y="2.163cm">
                  <draw:text-box>
                    <text:p><text:span text:style-name="T6">1</text:span><text:span text:style-name="T6">8</text:span><text:span text:style-name="T6">0</text:span><text:span text:style-name="T6">°</text:span></text:p>
                  </draw:text-box>
                </draw:frame>
                <draw:frame draw:style-name="gr136" draw:text-style-name="P29" draw:layer="layout" svg:width="1.35cm" svg:height="0.76cm" svg:x="7.304cm" svg:y="1.146cm">
                  <draw:text-box>
                    <text:p text:style-name="P13"><text:span text:style-name="T6">9</text:span><text:span text:style-name="T6">0</text:span><text:span text:style-name="T6">°</text:span></text:p>
                  </draw:text-box>
                </draw:frame>
                <draw:frame draw:style-name="gr135" draw:text-style-name="P29" draw:layer="layout" svg:width="1.35cm" svg:height="0.759cm" svg:x="7.304cm" svg:y="3.467cm">
                  <draw:text-box>
                    <text:p text:style-name="P13"><text:span text:style-name="T6">2</text:span><text:span text:style-name="T6">7</text:span><text:span text:style-name="T6">0</text:span><text:span text:style-name="T6">°</text:span></text:p>
                  </draw:text-box>
                </draw:frame>
                <draw:frame draw:style-name="gr135" draw:text-style-name="P29" draw:layer="layout" svg:width="1.35cm" svg:height="0.759cm" svg:x="8.584cm" svg:y="2.259cm">
                  <draw:text-box>
                    <text:p text:style-name="P13"><text:span text:style-name="T6">0</text:span><text:span text:style-name="T6">°</text:span></text:p>
                  </draw:text-box>
                </draw:frame>
              </draw:g>
              <draw:line draw:style-name="gr137" draw:text-style-name="P2" draw:layer="layout" svg:x1="7.98cm" svg:y1="2.413cm" svg:x2="8.942cm" svg:y2="1.273cm">
                <text:p/>
              </draw:line>
            </draw:g>
            <draw:frame draw:style-name="gr129" draw:text-style-name="P27" draw:layer="layout" svg:width="1.592cm" svg:height="0.651cm" draw:transform="rotate (0.00279252680319093) translate (7.376cm 2.781cm)">
              <draw:text-box>
                <text:p><text:span text:style-name="T2">P</text:span><text:span text:style-name="T2">(</text:span><text:span text:style-name="T2">d</text:span><text:span text:style-name="T2">i</text:span><text:span text:style-name="T2">r</text:span><text:span text:style-name="T2">e</text:span><text:span text:style-name="T2">c</text:span><text:span text:style-name="T2">t</text:span><text:span text:style-name="T2">i</text:span><text:span text:style-name="T2">o</text:span><text:span text:style-name="T2">n</text:span><text:span text:style-name="T2">)</text:span></text:p>
              </draw:text-box>
            </draw:frame>
            <draw:frame draw:style-name="gr128" draw:text-style-name="P27" draw:layer="layout" svg:width="1.372cm" svg:height="0.489cm" svg:x="6.225cm" svg:y="1.328cm">
              <draw:text-box>
                <text:p><text:span text:style-name="T2">d</text:span><text:span text:style-name="T2">i</text:span><text:span text:style-name="T2">r</text:span><text:span text:style-name="T2">e</text:span><text:span text:style-name="T2">c</text:span><text:span text:style-name="T2">t</text:span><text:span text:style-name="T2">i</text:span><text:span text:style-name="T2">o</text:span><text:span text:style-name="T2">n</text:span></text:p>
              </draw:text-box>
            </draw:frame>
          </draw:g>
        </draw:g>
        <draw:g>
          <draw:custom-shape draw:style-name="gr138" draw:text-style-name="P24" draw:layer="layout" svg:width="10.727cm" svg:height="9.474cm" svg:x="9.89cm" svg:y="17.434cm">
            <text:p/>
            <draw:enhanced-geometry svg:viewBox="0 0 21600 21600" draw:mirror-horizontal="false" draw:mirror-vertical="false" draw:type="rectangle" draw:enhanced-path="M 0 0 L 21600 0 21600 21600 0 21600 0 0 Z N"/>
          </draw:custom-shape>
          <draw:g>
            <draw:g>
              <draw:g>
                <draw:g>
                  <draw:g>
                    <draw:g>
                      <draw:custom-shape draw:style-name="gr139" draw:text-style-name="P14" draw:layer="layout" svg:width="2.881cm" svg:height="0.605cm" svg:x="13.097cm" svg:y="23.27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0" draw:text-style-name="P12" draw:layer="layout" svg:width="2.883cm" svg:height="0.612cm" svg:x="12.37cm" svg:y="23.87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1" draw:text-style-name="P13" draw:layer="layout" svg:width="2.888cm" svg:height="0.607cm" svg:x="11.647cm" svg:y="24.48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2" draw:text-style-name="P13" draw:layer="layout" svg:width="2.918cm" svg:height="0.609cm" svg:x="10.947cm" svg:y="25.06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143" draw:text-style-name="P12" draw:layer="layout" svg:width="2.881cm" svg:height="0.606cm" svg:x="15.196cm" svg:y="23.28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4" draw:text-style-name="P13" draw:layer="layout" svg:width="2.881cm" svg:height="0.612cm" svg:x="14.471cm" svg:y="23.89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1" draw:text-style-name="P13" draw:layer="layout" svg:width="2.889cm" svg:height="0.607cm" svg:x="13.747cm" svg:y="24.50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5" draw:text-style-name="P12" draw:layer="layout" svg:width="2.894cm" svg:height="0.609cm" svg:x="13.094cm" svg:y="25.04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146" draw:text-style-name="P14" draw:layer="layout" svg:width="2.88cm" svg:height="0.606cm" svg:x="17.203cm" svg:y="23.28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7" draw:text-style-name="P12" draw:layer="layout" svg:width="2.88cm" svg:height="0.612cm" svg:x="16.476cm" svg:y="23.89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1" draw:text-style-name="P13" draw:layer="layout" svg:width="2.888cm" svg:height="0.607cm" svg:x="15.753cm" svg:y="24.50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8" draw:text-style-name="P12" draw:layer="layout" svg:width="2.955cm" svg:height="0.609cm" svg:x="15.059cm" svg:y="25.04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3d:scene draw:style-name="gr67" svg:width="0.668cm" svg:height="0.653cm" svg:x="13.124cm" svg:y="23.786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8" draw:layer="layout"/>
                  </dr3d:scene>
                  <dr3d:scene draw:style-name="gr75" svg:width="0.666cm" svg:height="0.655cm" svg:x="13.528cm" svg:y="22.81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6" draw:layer="layout"/>
                  </dr3d:scene>
                  <dr3d:scene draw:style-name="gr149" svg:width="0.669cm" svg:height="0.654cm" svg:x="15.74cm" svg:y="22.92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0" draw:layer="layout"/>
                  </dr3d:scene>
                  <dr3d:scene draw:style-name="gr149" svg:width="0.668cm" svg:height="0.653cm" svg:x="17.112cm" svg:y="23.439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1" draw:layer="layout"/>
                  </dr3d:scene>
                  <dr3d:scene draw:style-name="gr71" svg:width="0.669cm" svg:height="0.654cm" svg:x="13.82cm" svg:y="23.441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9" draw:layer="layout"/>
                  </dr3d:scene>
                  <dr3d:scene draw:style-name="gr69" svg:width="0.667cm" svg:height="0.653cm" svg:x="14.064cm" svg:y="23.894cm" dr3d:vrp="(0 0 16888.1428571429)" dr3d:vpn="(0 0 14297.1428571429)" dr3d:projection="perspective" dr3d:distance="2.591cm" dr3d:focal-length="10.008cm" dr3d:shadow-slant="1" dr3d:shade-mode="gouraud" dr3d:ambient-color="#e6e905"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0" draw:layer="layout"/>
                  </dr3d:scene>
                  <dr3d:scene draw:style-name="gr149" svg:width="0.669cm" svg:height="0.652cm" svg:x="18.143cm" svg:y="23.05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0" draw:layer="layout"/>
                  </dr3d:scene>
                  <dr3d:scene draw:style-name="gr149" svg:width="0.666cm" svg:height="0.653cm" svg:x="15.228cm" svg:y="24.302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0" draw:layer="layout"/>
                  </dr3d:scene>
                </draw:g>
              </draw:g>
              <draw:frame draw:style-name="gr152" draw:text-style-name="P31" draw:layer="layout" svg:width="0.508cm" svg:height="0.762cm" svg:x="13.478cm" svg:y="22.681cm">
                <draw:text-box>
                  <text:p text:style-name="P30"><text:span text:style-name="T7">1</text:span></text:p>
                </draw:text-box>
              </draw:frame>
              <draw:frame draw:style-name="gr152" draw:text-style-name="P31" draw:layer="layout" svg:width="0.508cm" svg:height="0.762cm" svg:x="13.078cm" svg:y="23.681cm">
                <draw:text-box>
                  <text:p text:style-name="P30"><text:span text:style-name="T7">2</text:span></text:p>
                </draw:text-box>
              </draw:frame>
              <draw:frame draw:style-name="gr152" draw:text-style-name="P31" draw:layer="layout" svg:width="0.508cm" svg:height="0.762cm" svg:x="13.778cm" svg:y="23.281cm">
                <draw:text-box>
                  <text:p text:style-name="P30"><text:span text:style-name="T7">3</text:span></text:p>
                </draw:text-box>
              </draw:frame>
              <draw:frame draw:style-name="gr152" draw:text-style-name="P31" draw:layer="layout" svg:width="0.508cm" svg:height="0.762cm" svg:x="14.078cm" svg:y="23.781cm">
                <draw:text-box>
                  <text:p text:style-name="P30"><text:span text:style-name="T7">4</text:span></text:p>
                </draw:text-box>
              </draw:frame>
              <draw:custom-shape draw:style-name="gr153" draw:text-style-name="P32" draw:layer="layout" svg:width="0.924cm" svg:height="0.924cm" draw:transform="rotate (-0.793426677956622) translate (14.399cm 23.389cm)">
                <text:p/>
                <draw:enhanced-geometry svg:viewBox="0 0 21600 21600" draw:glue-points="10800 0 0 10800 10800 21600 21600 10800" draw:path-stretchpoint-x="10800" draw:path-stretchpoint-y="10800" draw:text-areas="?f1 ?f1 ?f2 ?f3" draw:type="cross" draw:modifiers="9659.3258426966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54" draw:text-style-name="P2" draw:layer="layout" svg:x1="16.614cm" svg:y1="21.608cm" svg:x2="14.836cm" svg:y2="23.64cm">
                <text:p/>
              </draw:line>
            </draw:g>
          </draw:g>
          <draw:g>
            <draw:frame draw:style-name="gr155" draw:text-style-name="P27" draw:layer="layout" svg:width="0.103cm" svg:height="3.329cm" svg:x="20.426cm" svg:y="24.754cm">
              <draw:text-box>
                <text:p text:style-name="P33"><text:span text:style-name="T8">1</text:span></text:p>
                <text:p text:style-name="P33"><text:span text:style-name="T2"/></text:p>
                <text:p text:style-name="P33"><text:span text:style-name="T2"/></text:p>
                <text:p text:style-name="P33"><text:span text:style-name="T2"/></text:p>
                <text:p text:style-name="P33"><text:span text:style-name="T2"/></text:p>
                <text:p text:style-name="P33"><text:span text:style-name="T2"/></text:p>
                <text:p text:style-name="P33"><text:span text:style-name="T2">0</text:span></text:p>
              </draw:text-box>
            </draw:frame>
            <draw:g>
              <draw:custom-shape draw:style-name="gr156" draw:text-style-name="P34" draw:layer="layout" svg:width="0.516cm" svg:height="0.238cm" svg:x="19.71cm" svg:y="24.891cm">
                <text:p/>
                <draw:enhanced-geometry svg:viewBox="0 0 21600 21600" draw:mirror-vertical="false" draw:glue-points="10800 0 0 10800 10800 21600 21600 10800" draw:mirror-horizontal="false" draw:type="flowchart-process" draw:enhanced-path="M 0 0 L 21600 0 21600 21600 0 21600 0 0 Z N"/>
              </draw:custom-shape>
              <draw:custom-shape draw:style-name="gr157" draw:text-style-name="P35" draw:layer="layout" svg:width="0.516cm" svg:height="0.238cm" svg:x="19.71cm" svg:y="25.129cm">
                <text:p/>
                <draw:enhanced-geometry svg:viewBox="0 0 21600 21600" draw:mirror-vertical="false" draw:glue-points="10800 0 0 10800 10800 21600 21600 10800" draw:mirror-horizontal="false" draw:type="flowchart-process" draw:enhanced-path="M 0 0 L 21600 0 21600 21600 0 21600 0 0 Z N"/>
              </draw:custom-shape>
              <draw:custom-shape draw:style-name="gr158" draw:text-style-name="P36" draw:layer="layout" svg:width="0.516cm" svg:height="0.238cm" svg:x="19.71cm" svg:y="25.367cm">
                <text:p/>
                <draw:enhanced-geometry svg:viewBox="0 0 21600 21600" draw:mirror-vertical="false" draw:glue-points="10800 0 0 10800 10800 21600 21600 10800" draw:mirror-horizontal="false" draw:type="flowchart-process" draw:enhanced-path="M 0 0 L 21600 0 21600 21600 0 21600 0 0 Z N"/>
              </draw:custom-shape>
              <draw:custom-shape draw:style-name="gr159" draw:text-style-name="P37" draw:layer="layout" svg:width="0.516cm" svg:height="0.238cm" svg:x="19.71cm" svg:y="25.605cm">
                <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160" draw:text-style-name="P38" draw:layer="layout" svg:width="0.516cm" svg:height="0.239cm" svg:x="19.71cm" svg:y="25.843cm">
                <text:p/>
                <draw:enhanced-geometry svg:viewBox="0 0 21600 21600" draw:mirror-vertical="false" draw:glue-points="10800 0 0 10800 10800 21600 21600 10800" draw:mirror-horizontal="false" draw:type="flowchart-process" draw:enhanced-path="M 0 0 L 21600 0 21600 21600 0 21600 0 0 Z N"/>
              </draw:custom-shape>
              <draw:custom-shape draw:style-name="gr161" draw:text-style-name="P39" draw:layer="layout" svg:width="0.516cm" svg:height="0.238cm" svg:x="19.71cm" svg:y="26.082cm">
                <text:p/>
                <draw:enhanced-geometry svg:viewBox="0 0 21600 21600" draw:mirror-vertical="false" draw:glue-points="10800 0 0 10800 10800 21600 21600 10800" draw:mirror-horizontal="false" draw:type="flowchart-process" draw:enhanced-path="M 0 0 L 21600 0 21600 21600 0 21600 0 0 Z N"/>
              </draw:custom-shape>
              <draw:custom-shape draw:style-name="gr162" draw:text-style-name="P40" draw:layer="layout" svg:width="0.516cm" svg:height="0.237cm" svg:x="19.71cm" svg:y="26.32cm">
                <text:p/>
                <draw:enhanced-geometry svg:viewBox="0 0 21600 21600" draw:mirror-vertical="false" draw:glue-points="10800 0 0 10800 10800 21600 21600 10800" draw:mirror-horizontal="false" draw:type="flowchart-process" draw:enhanced-path="M 0 0 L 21600 0 21600 21600 0 21600 0 0 Z N"/>
              </draw:custom-shape>
            </draw:g>
            <draw:frame draw:style-name="gr163" draw:text-style-name="P22" draw:layer="layout" svg:width="1.904cm" svg:height="0.69cm" svg:x="19.181cm" svg:y="24.253cm">
              <draw:text-box>
                <text:p text:style-name="P41"><text:span text:style-name="T1">P</text:span><text:span text:style-name="T1">(</text:span><text:span text:style-name="T1">d</text:span><text:span text:style-name="T1">e</text:span><text:span text:style-name="T1">a</text:span><text:span text:style-name="T1">t</text:span><text:span text:style-name="T1">h</text:span><text:span text:style-name="T1">)</text:span></text:p>
              </draw:text-box>
            </draw:frame>
          </draw:g>
          <draw:g>
            <draw:g>
              <draw:g>
                <draw:custom-shape draw:style-name="gr164" draw:text-style-name="P40" draw:layer="layout" svg:width="0.685cm" svg:height="0.314cm" svg:x="11.564cm" svg:y="19.502cm">
                  <text:p/>
                  <draw:enhanced-geometry svg:viewBox="0 0 21600 21600" draw:mirror-vertical="false" draw:glue-points="10800 0 0 10800 10800 21600 21600 10800" draw:mirror-horizontal="false" draw:type="flowchart-process" draw:enhanced-path="M 0 0 L 21600 0 21600 21600 0 21600 0 0 Z N"/>
                </draw:custom-shape>
                <draw:custom-shape draw:style-name="gr165" draw:text-style-name="P42" draw:layer="layout" svg:width="0.685cm" svg:height="0.316cm" svg:x="11.571cm" svg:y="20.191cm">
                  <text:p/>
                  <draw:enhanced-geometry svg:viewBox="0 0 21600 21600" draw:mirror-vertical="false" draw:glue-points="10800 0 0 10800 10800 21600 21600 10800" draw:mirror-horizontal="false" draw:type="flowchart-process" draw:enhanced-path="M 0 0 L 21600 0 21600 21600 0 21600 0 0 Z N"/>
                </draw:custom-shape>
                <draw:custom-shape draw:style-name="gr165" draw:text-style-name="P42" draw:layer="layout" svg:width="0.685cm" svg:height="0.316cm" svg:x="11.571cm" svg:y="20.788cm">
                  <text:p/>
                  <draw:enhanced-geometry svg:viewBox="0 0 21600 21600" draw:mirror-vertical="false" draw:glue-points="10800 0 0 10800 10800 21600 21600 10800" draw:mirror-horizontal="false" draw:type="flowchart-process" draw:enhanced-path="M 0 0 L 21600 0 21600 21600 0 21600 0 0 Z N"/>
                </draw:custom-shape>
                <draw:custom-shape draw:style-name="gr165" draw:text-style-name="P42" draw:layer="layout" svg:width="0.685cm" svg:height="0.316cm" svg:x="11.571cm" svg:y="21.474cm">
                  <text:p/>
                  <draw:enhanced-geometry svg:viewBox="0 0 21600 21600" draw:mirror-vertical="false" draw:glue-points="10800 0 0 10800 10800 21600 21600 10800" draw:mirror-horizontal="false" draw:type="flowchart-process" draw:enhanced-path="M 0 0 L 21600 0 21600 21600 0 21600 0 0 Z N"/>
                </draw:custom-shape>
              </draw:g>
              <draw:g>
                <draw:custom-shape draw:style-name="gr164" draw:text-style-name="P40" draw:layer="layout" svg:width="0.685cm" svg:height="0.314cm" svg:x="13.964cm" svg:y="19.502cm">
                  <text:p/>
                  <draw:enhanced-geometry svg:viewBox="0 0 21600 21600" draw:mirror-vertical="false" draw:glue-points="10800 0 0 10800 10800 21600 21600 10800" draw:mirror-horizontal="false" draw:type="flowchart-process" draw:enhanced-path="M 0 0 L 21600 0 21600 21600 0 21600 0 0 Z N"/>
                </draw:custom-shape>
                <draw:custom-shape draw:style-name="gr166" draw:text-style-name="P43" draw:layer="layout" svg:width="0.685cm" svg:height="0.316cm" svg:x="13.972cm" svg:y="20.191cm">
                  <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164" draw:text-style-name="P40" draw:layer="layout" svg:width="0.685cm" svg:height="0.314cm" svg:x="13.972cm" svg:y="20.789cm">
                  <text:p/>
                  <draw:enhanced-geometry svg:viewBox="0 0 21600 21600" draw:mirror-vertical="false" draw:glue-points="10800 0 0 10800 10800 21600 21600 10800" draw:mirror-horizontal="false" draw:type="flowchart-process" draw:enhanced-path="M 0 0 L 21600 0 21600 21600 0 21600 0 0 Z N"/>
                </draw:custom-shape>
                <draw:custom-shape draw:style-name="gr167" draw:text-style-name="P35" draw:layer="layout" svg:width="0.685cm" svg:height="0.315cm" svg:x="13.972cm" svg:y="21.475cm">
                  <text:p/>
                  <draw:enhanced-geometry svg:viewBox="0 0 21600 21600" draw:mirror-vertical="false" draw:glue-points="10800 0 0 10800 10800 21600 21600 10800" draw:mirror-horizontal="false" draw:type="flowchart-process" draw:enhanced-path="M 0 0 L 21600 0 21600 21600 0 21600 0 0 Z N"/>
                </draw:custom-shape>
              </draw:g>
              <draw:g>
                <draw:custom-shape draw:style-name="gr164" draw:text-style-name="P40" draw:layer="layout" svg:width="0.685cm" svg:height="0.314cm" svg:x="16.264cm" svg:y="19.502cm">
                  <text:p/>
                  <draw:enhanced-geometry svg:viewBox="0 0 21600 21600" draw:mirror-vertical="false" draw:glue-points="10800 0 0 10800 10800 21600 21600 10800" draw:mirror-horizontal="false" draw:type="flowchart-process" draw:enhanced-path="M 0 0 L 21600 0 21600 21600 0 21600 0 0 Z N"/>
                </draw:custom-shape>
                <draw:custom-shape draw:style-name="gr168" draw:text-style-name="P44" draw:layer="layout" svg:width="0.685cm" svg:height="0.315cm" svg:x="16.285cm" svg:y="20.192cm">
                  <text:p/>
                  <draw:enhanced-geometry svg:viewBox="0 0 21600 21600" draw:mirror-vertical="false" draw:glue-points="10800 0 0 10800 10800 21600 21600 10800" draw:mirror-horizontal="false" draw:type="flowchart-process" draw:enhanced-path="M 0 0 L 21600 0 21600 21600 0 21600 0 0 Z N"/>
                </draw:custom-shape>
                <draw:custom-shape draw:style-name="gr165" draw:text-style-name="P42" draw:layer="layout" svg:width="0.685cm" svg:height="0.316cm" svg:x="16.285cm" svg:y="20.788cm">
                  <text:p/>
                  <draw:enhanced-geometry svg:viewBox="0 0 21600 21600" draw:mirror-vertical="false" draw:glue-points="10800 0 0 10800 10800 21600 21600 10800" draw:mirror-horizontal="false" draw:type="flowchart-process" draw:enhanced-path="M 0 0 L 21600 0 21600 21600 0 21600 0 0 Z N"/>
                </draw:custom-shape>
                <draw:custom-shape draw:style-name="gr169" draw:text-style-name="P45" draw:layer="layout" svg:width="0.685cm" svg:height="0.316cm" svg:x="16.285cm" svg:y="21.474cm">
                  <text:p/>
                  <draw:enhanced-geometry svg:viewBox="0 0 21600 21600" draw:mirror-vertical="false" draw:glue-points="10800 0 0 10800 10800 21600 21600 10800" draw:mirror-horizontal="false" draw:type="flowchart-process" draw:enhanced-path="M 0 0 L 21600 0 21600 21600 0 21600 0 0 Z N"/>
                </draw:custom-shape>
              </draw:g>
              <draw:g>
                <draw:frame draw:style-name="gr170" draw:text-style-name="P22" draw:layer="layout" svg:width="0.381cm" svg:height="0.569cm" svg:x="12.93cm" svg:y="19.361cm">
                  <draw:text-box>
                    <text:p text:style-name="P41"><text:span text:style-name="T9">×</text:span></text:p>
                  </draw:text-box>
                </draw:frame>
                <draw:frame draw:style-name="gr170" draw:text-style-name="P22" draw:layer="layout" svg:width="0.381cm" svg:height="0.569cm" svg:x="12.93cm" svg:y="20.061cm">
                  <draw:text-box>
                    <text:p text:style-name="P41"><text:span text:style-name="T9">×</text:span></text:p>
                  </draw:text-box>
                </draw:frame>
                <draw:frame draw:style-name="gr170" draw:text-style-name="P22" draw:layer="layout" svg:width="0.381cm" svg:height="0.569cm" svg:x="12.93cm" svg:y="20.661cm">
                  <draw:text-box>
                    <text:p text:style-name="P41"><text:span text:style-name="T9">×</text:span></text:p>
                  </draw:text-box>
                </draw:frame>
                <draw:frame draw:style-name="gr170" draw:text-style-name="P22" draw:layer="layout" svg:width="0.381cm" svg:height="0.569cm" svg:x="12.93cm" svg:y="21.361cm">
                  <draw:text-box>
                    <text:p text:style-name="P41"><text:span text:style-name="T9">×</text:span></text:p>
                  </draw:text-box>
                </draw:frame>
              </draw:g>
              <draw:g>
                <draw:frame draw:style-name="gr170" draw:text-style-name="P22" draw:layer="layout" svg:width="0.381cm" svg:height="0.569cm" svg:x="15.231cm" svg:y="19.362cm">
                  <draw:text-box>
                    <text:p text:style-name="P41"><text:span text:style-name="T9">=</text:span></text:p>
                  </draw:text-box>
                </draw:frame>
                <draw:frame draw:style-name="gr170" draw:text-style-name="P22" draw:layer="layout" svg:width="0.381cm" svg:height="0.569cm" svg:x="15.231cm" svg:y="20.062cm">
                  <draw:text-box>
                    <text:p text:style-name="P41"><text:span text:style-name="T9">=</text:span></text:p>
                  </draw:text-box>
                </draw:frame>
                <draw:frame draw:style-name="gr170" draw:text-style-name="P22" draw:layer="layout" svg:width="0.381cm" svg:height="0.569cm" svg:x="15.231cm" svg:y="20.662cm">
                  <draw:text-box>
                    <text:p text:style-name="P41"><text:span text:style-name="T9">=</text:span></text:p>
                  </draw:text-box>
                </draw:frame>
                <draw:frame draw:style-name="gr170" draw:text-style-name="P22" draw:layer="layout" svg:width="0.381cm" svg:height="0.569cm" svg:x="15.231cm" svg:y="21.362cm">
                  <draw:text-box>
                    <text:p text:style-name="P41"><text:span text:style-name="T9">=</text:span></text:p>
                  </draw:text-box>
                </draw:frame>
              </draw:g>
            </draw:g>
            <draw:frame draw:style-name="gr171" draw:text-style-name="P31" draw:layer="layout" svg:width="2.612cm" svg:height="1.207cm" svg:x="10.517cm" svg:y="18.712cm">
              <draw:text-box>
                <text:p text:style-name="P30"><text:span text:style-name="T7">P</text:span><text:span text:style-name="T7">(</text:span><text:span text:style-name="T7">d</text:span><text:span text:style-name="T7">e</text:span><text:span text:style-name="T7">a</text:span><text:span text:style-name="T7">t</text:span><text:span text:style-name="T7">h</text:span><text:span text:style-name="T10">d</text:span><text:span text:style-name="T10">e</text:span><text:span text:style-name="T10">n</text:span><text:span text:style-name="T10">s</text:span><text:span text:style-name="T10">i</text:span><text:span text:style-name="T10">t</text:span><text:span text:style-name="T10">y</text:span><text:span text:style-name="T7">)</text:span></text:p>
              </draw:text-box>
            </draw:frame>
            <draw:frame draw:style-name="gr171" draw:text-style-name="P31" draw:layer="layout" svg:width="2.471cm" svg:height="1.207cm" svg:x="13.217cm" svg:y="18.712cm">
              <draw:text-box>
                <text:p text:style-name="P30"><text:span text:style-name="T7">P</text:span><text:span text:style-name="T7">(</text:span><text:span text:style-name="T7">d</text:span><text:span text:style-name="T7">e</text:span><text:span text:style-name="T7">a</text:span><text:span text:style-name="T7">t</text:span><text:span text:style-name="T7">h</text:span><text:span text:style-name="T10">f</text:span><text:span text:style-name="T10">i</text:span><text:span text:style-name="T10">t</text:span><text:span text:style-name="T10">n</text:span><text:span text:style-name="T10">e</text:span><text:span text:style-name="T10">s</text:span><text:span text:style-name="T10">s</text:span><text:span text:style-name="T7">)</text:span></text:p>
              </draw:text-box>
            </draw:frame>
            <draw:frame draw:style-name="gr171" draw:text-style-name="P31" draw:layer="layout" svg:width="2.547cm" svg:height="1.207cm" svg:x="15.717cm" svg:y="18.712cm">
              <draw:text-box>
                <text:p text:style-name="P30"><text:span text:style-name="T7">P</text:span><text:span text:style-name="T7">(</text:span><text:span text:style-name="T7">d</text:span><text:span text:style-name="T7">e</text:span><text:span text:style-name="T7">a</text:span><text:span text:style-name="T7">t</text:span><text:span text:style-name="T7">h</text:span><text:span text:style-name="T10">o</text:span><text:span text:style-name="T10">v</text:span><text:span text:style-name="T10">e</text:span><text:span text:style-name="T10">r</text:span><text:span text:style-name="T10">a</text:span><text:span text:style-name="T10">l</text:span><text:span text:style-name="T10">l</text:span><text:span text:style-name="T7">)</text:span></text:p>
              </draw:text-box>
            </draw:frame>
            <draw:frame draw:style-name="gr172" draw:text-style-name="P31" draw:layer="layout" svg:width="0.921cm" svg:height="1.039cm" svg:x="10.876cm" svg:y="19.334cm">
              <draw:text-box>
                <text:p text:style-name="P30"><text:span text:style-name="T7">1</text:span><text:span text:style-name="T7">:</text:span></text:p>
              </draw:text-box>
            </draw:frame>
            <draw:frame draw:style-name="gr172" draw:text-style-name="P31" draw:layer="layout" svg:width="0.921cm" svg:height="1.039cm" svg:x="10.876cm" svg:y="20.034cm">
              <draw:text-box>
                <text:p text:style-name="P30"><text:span text:style-name="T7">2</text:span><text:span text:style-name="T7">:</text:span></text:p>
              </draw:text-box>
            </draw:frame>
            <draw:frame draw:style-name="gr172" draw:text-style-name="P31" draw:layer="layout" svg:width="0.794cm" svg:height="1.039cm" svg:x="10.876cm" svg:y="20.634cm">
              <draw:text-box>
                <text:p text:style-name="P30"><text:span text:style-name="T7">3</text:span><text:span text:style-name="T7">:</text:span></text:p>
              </draw:text-box>
            </draw:frame>
            <draw:frame draw:style-name="gr152" draw:text-style-name="P31" draw:layer="layout" svg:width="0.921cm" svg:height="0.762cm" svg:x="10.876cm" svg:y="21.334cm">
              <draw:text-box>
                <text:p text:style-name="P30"><text:span text:style-name="T7">4</text:span><text:span text:style-name="T7">:</text:span></text:p>
              </draw:text-box>
            </draw:frame>
            <draw:custom-shape draw:style-name="gr173" draw:text-style-name="P26" draw:layer="layout" svg:width="0.822cm" svg:height="0.822cm" draw:transform="rotate (-0.793426677956622) translate (16.64cm 21.051cm)">
              <text:p/>
              <draw:enhanced-geometry svg:viewBox="0 0 21600 21600" draw:glue-points="10800 0 0 10800 10800 21600 21600 10800" draw:path-stretchpoint-x="10800" draw:path-stretchpoint-y="10800" draw:text-areas="?f1 ?f1 ?f2 ?f3" draw:type="cross" draw:modifiers="9659.3258426966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g>
        <draw:g>
          <draw:g>
            <draw:custom-shape draw:style-name="gr97" draw:text-style-name="P24" draw:layer="layout" svg:width="8.988cm" svg:height="6.189cm" svg:x="11.629cm" svg:y="1.034cm">
              <text:p/>
              <draw:enhanced-geometry svg:viewBox="0 0 21600 21600" draw:mirror-horizontal="false" draw:mirror-vertical="false" draw:type="rectangle" draw:enhanced-path="M 0 0 L 21600 0 21600 21600 0 21600 0 0 Z N"/>
            </draw:custom-shape>
            <draw:g>
              <draw:g>
                <draw:g>
                  <draw:g>
                    <draw:g>
                      <draw:custom-shape draw:style-name="gr174" draw:text-style-name="P7" draw:layer="layout" svg:width="2.723cm" svg:height="0.564cm" svg:x="13.783cm" svg:y="4.16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5" draw:text-style-name="P7" draw:layer="layout" svg:width="2.728cm" svg:height="0.579cm" svg:x="13.138cm" svg:y="4.71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6" draw:text-style-name="P7" draw:layer="layout" svg:width="2.734cm" svg:height="0.578cm" svg:x="12.452cm" svg:y="5.29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7" draw:text-style-name="P5" draw:layer="layout" svg:width="2.742cm" svg:height="0.578cm" svg:x="11.767cm" svg:y="5.84cm">
                        <text:p/>
                        <draw:enhanced-geometry svg:viewBox="0 0 21600 21600" draw:mirror-horizontal="false" draw:mirror-vertical="false" draw:glue-points="?f6 0 10800 ?f8 ?f11 10800 ?f9 21600 10800 ?f10 ?f5 10800" draw:text-areas="?f3 ?f3 ?f4 ?f4" draw:type="parallelogram" draw:modifiers="5667.6238999536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178" draw:text-style-name="P7" draw:layer="layout" svg:width="2.724cm" svg:height="0.553cm" svg:x="15.797cm" svg:y="4.16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9" draw:text-style-name="P9" draw:layer="layout" svg:width="2.725cm" svg:height="0.577cm" svg:x="15.11cm" svg:y="4.7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0" draw:text-style-name="P5" draw:layer="layout" svg:width="2.733cm" svg:height="0.575cm" svg:x="14.437cm" svg:y="5.28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1" draw:text-style-name="P4" draw:layer="layout" svg:width="2.736cm" svg:height="0.576cm" svg:x="13.789cm" svg:y="5.84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182" draw:text-style-name="P8" draw:layer="layout" svg:width="2.72cm" svg:height="0.565cm" svg:x="17.758cm" svg:y="4.16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3" draw:text-style-name="P7" draw:layer="layout" svg:width="2.721cm" svg:height="0.577cm" svg:x="17.072cm" svg:y="4.73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4" draw:text-style-name="P7" draw:layer="layout" svg:width="2.728cm" svg:height="0.575cm" svg:x="16.388cm" svg:y="5.30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5" draw:text-style-name="P3" draw:layer="layout" svg:width="2.733cm" svg:height="0.575cm" svg:x="15.718cm" svg:y="5.8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g>
                </draw:g>
              </draw:g>
              <dr3d:scene draw:style-name="gr186" svg:width="0.614cm" svg:height="0.603cm" svg:x="14.677cm" svg:y="4.672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87" draw:layer="layout"/>
              </dr3d:scene>
              <dr3d:scene draw:style-name="gr124" svg:width="0.615cm" svg:height="0.603cm" svg:x="14.397cm" svg:y="4.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5" draw:layer="layout"/>
              </dr3d:scene>
              <dr3d:scene draw:style-name="gr124" svg:width="0.615cm" svg:height="0.602cm" svg:x="13.745cm" svg:y="4.581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5" draw:layer="layout"/>
              </dr3d:scene>
              <dr3d:scene draw:style-name="gr124" svg:width="0.615cm" svg:height="0.603cm" svg:x="14.211cm" svg:y="3.74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5" draw:layer="layout"/>
              </dr3d:scene>
              <dr3d:scene draw:style-name="gr188" svg:width="0.614cm" svg:height="0.603cm" svg:x="16.354cm" svg:y="3.744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89" draw:layer="layout"/>
              </dr3d:scene>
              <dr3d:scene draw:style-name="gr188" svg:width="0.615cm" svg:height="0.602cm" svg:x="17.658cm" svg:y="4.211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89" draw:layer="layout"/>
              </dr3d:scene>
              <dr3d:scene draw:style-name="gr124" svg:width="0.615cm" svg:height="0.602cm" svg:x="18.682cm" svg:y="3.933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5" draw:layer="layout"/>
              </dr3d:scene>
              <draw:custom-shape draw:style-name="gr190" draw:text-style-name="P46" draw:layer="layout" svg:width="1.023cm" svg:height="0.992cm" draw:transform="skewX (0.26476644752754) rotate (2.48918857919431) translate (13.942cm 6.413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91" draw:text-style-name="P2" draw:layer="layout" svg:x1="14.945cm" svg:y1="4.839cm" svg:x2="14.97cm" svg:y2="2.843cm">
                <text:p/>
              </draw:line>
              <draw:line draw:style-name="gr191" draw:text-style-name="P2" draw:layer="layout" svg:x1="16.155cm" svg:y1="5.213cm" svg:x2="16.494cm" svg:y2="3.097cm">
                <text:p/>
              </draw:line>
              <draw:line draw:style-name="gr191" draw:text-style-name="P2" draw:layer="layout" svg:x1="16.24cm" svg:y1="3.25cm" svg:x2="12.176cm" svg:y2="4.748cm">
                <text:p/>
              </draw:line>
              <draw:line draw:style-name="gr191" draw:text-style-name="P2" draw:layer="layout" svg:x1="14.843cm" svg:y1="2.97cm" svg:x2="13.7cm" svg:y2="3.224cm">
                <text:p/>
              </draw:line>
              <draw:line draw:style-name="gr191" draw:text-style-name="P2" draw:layer="layout" svg:x1="13.065cm" svg:y1="3.986cm" svg:x2="13.948cm" svg:y2="5.523cm">
                <text:p/>
              </draw:line>
              <draw:g>
                <draw:path draw:style-name="gr192" draw:text-style-name="P2" draw:layer="layout" svg:width="2.206cm" svg:height="0.783cm" draw:transform="rotate (0.367217274619607) translate (11.5135077753575cm 3.88921509641628cm)" svg:viewBox="0 0 2207 784" svg:d="M0 784c1769 0 2207-784 2207-784">
                  <text:p/>
                </draw:path>
                <draw:path draw:style-name="gr193" draw:text-style-name="P2" draw:layer="layout" svg:width="2.206cm" svg:height="0.783cm" draw:transform="rotate (-2.54381738478174) translate (13.8736150912144cm 3.61810261847993cm)" svg:viewBox="0 0 2207 784" svg:d="M0 784c1769 0 2207-784 2207-784">
                  <text:p/>
                </draw:path>
                <draw:line draw:style-name="gr194" draw:text-style-name="P2" draw:layer="layout" svg:x1="13.319cm" svg:y1="3.097cm" svg:x2="13.446cm" svg:y2="3.224cm">
                  <text:p/>
                </draw:line>
                <draw:line draw:style-name="gr194" draw:text-style-name="P2" draw:layer="layout" svg:x1="13.192cm" svg:y1="3.224cm" svg:x2="13.446cm" svg:y2="3.478cm">
                  <text:p/>
                </draw:line>
                <draw:line draw:style-name="gr194" draw:text-style-name="P2" draw:layer="layout" svg:x1="12.938cm" svg:y1="3.351cm" svg:x2="13.192cm" svg:y2="3.732cm">
                  <text:p/>
                </draw:line>
                <draw:line draw:style-name="gr194" draw:text-style-name="P2" draw:layer="layout" svg:x1="12.811cm" svg:y1="3.605cm" svg:x2="13.065cm" svg:y2="3.886cm">
                  <text:p/>
                </draw:line>
                <draw:line draw:style-name="gr194" draw:text-style-name="P2" draw:layer="layout" svg:x1="12.557cm" svg:y1="3.732cm" svg:x2="12.811cm" svg:y2="3.986cm">
                  <text:p/>
                </draw:line>
                <draw:line draw:style-name="gr194" draw:text-style-name="P2" draw:layer="layout" svg:x1="12.43cm" svg:y1="3.986cm" svg:x2="12.684cm" svg:y2="4.129cm">
                  <text:p/>
                </draw:line>
                <draw:line draw:style-name="gr194" draw:text-style-name="P2" draw:layer="layout" svg:x1="12.284cm" svg:y1="4.161cm" svg:x2="12.43cm" svg:y2="4.24cm">
                  <text:p/>
                </draw:line>
                <draw:line draw:style-name="gr194" draw:text-style-name="P2" draw:layer="layout" svg:x1="12.176cm" svg:y1="4.367cm" svg:x2="12.33cm" svg:y2="4.341cm">
                  <text:p/>
                </draw:line>
                <draw:line draw:style-name="gr194" draw:text-style-name="P2" draw:layer="layout" svg:x1="12.103cm" svg:y1="4.494cm" svg:x2="12.03cm" svg:y2="4.541cm">
                  <text:p/>
                </draw:line>
                <draw:line draw:style-name="gr194" draw:text-style-name="P2" draw:layer="layout" svg:x1="11.949cm" svg:y1="4.748cm" svg:x2="11.831cm" svg:y2="4.642cm">
                  <text:p/>
                </draw:line>
              </draw:g>
              <draw:path draw:style-name="gr193" draw:text-style-name="P2" draw:layer="layout" svg:width="2.206cm" svg:height="0.783cm" draw:transform="rotate (-2.54381738478174) translate (17.9516150912144cm 2.72910261847993cm)" svg:viewBox="0 0 2207 784" svg:d="M0 784c1769 0 2207-784 2207-784">
                <text:p/>
              </draw:path>
              <draw:path draw:style-name="gr192" draw:text-style-name="P2" draw:layer="layout" svg:width="2.206cm" svg:height="0.783cm" draw:transform="rotate (0.367217274619607) translate (13.6725077753575cm 2.61921509641628cm)" svg:viewBox="0 0 2207 784" svg:d="M0 784c1769 0 2207-784 2207-784">
                <text:p/>
              </draw:path>
              <draw:g>
                <draw:custom-shape draw:style-name="gr195" draw:text-style-name="P2" draw:layer="layout" svg:width="4.081cm" svg:height="2.184cm" draw:transform="rotate (0.243997029428807) translate (13.925cm 4.8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7" svg:width="0.63cm" svg:height="0.62cm" svg:x="15.871cm" svg:y="4.974cm" dr3d:vrp="(0 0 16888.1428571429)" dr3d:vpn="(0 0 14297.1428571429)"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18" draw:layer="layout"/>
                </dr3d:scene>
              </draw:g>
              <draw:line draw:style-name="gr196" draw:text-style-name="P2" draw:layer="layout" svg:x1="15.604cm" svg:y1="5.168cm" svg:x2="13.948cm" svg:y2="5.759cm">
                <text:p/>
              </draw:line>
              <dr3d:scene draw:style-name="gr119" svg:width="0.707cm" svg:height="0.709cm" svg:x="13.606cm" svg:y="5.181cm" dr3d:vrp="(0 0 17179.8045714286)" dr3d:vpn="(0 0 14588.8045714286)" dr3d:projection="perspective" dr3d:distance="2.591cm" dr3d:focal-length="10.008cm" dr3d:shadow-slant="1" dr3d:shade-mode="gouraud" dr3d:ambient-color="#ffffff" dr3d:lighting-mode="false">
                <dr3d:light dr3d:diffuse-color="#ffffff" dr3d:direction="(0.412713946308035 0.831609116066142 -0.3716093063938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20" draw:layer="layout" dr3d:transform="matrix (1 0 0 0 0.999615072856669 -0.0277435779551966 0 0.0277435779551966 0.999615072856669 2.0187708575587cm 0.903514823040946cm 0.000139044926048358cm)"/>
              </dr3d:scene>
            </draw:g>
          </draw:g>
        </draw:g>
        <draw:g>
          <draw:g>
            <draw:custom-shape draw:style-name="gr197" draw:text-style-name="P24" draw:layer="layout" svg:width="8.48cm" svg:height="9.506cm" svg:x="1.029cm" svg:y="17.434cm">
              <text:p/>
              <draw:enhanced-geometry svg:viewBox="0 0 21600 21600" draw:mirror-horizontal="false" draw:mirror-vertical="false" draw:type="rectangle" draw:enhanced-path="M 0 0 L 21600 0 21600 21600 0 21600 0 0 Z N"/>
            </draw:custom-shape>
            <draw:g>
              <draw:frame draw:style-name="gr198" draw:text-style-name="P47" draw:layer="layout" svg:width="2.014cm" svg:height="1.673cm" draw:transform="rotate (-1.08524572889007) translate (4.104cm 22.946cm)">
                <draw:text-box>
                  <text:p><text:span text:style-name="T11">.</text:span><text:span text:style-name="T12"> </text:span><text:span text:style-name="T12"><text:s/></text:span><text:span text:style-name="T12"><text:s/></text:span><text:span text:style-name="T12"><text:s/></text:span><text:span text:style-name="T12"><text:s/></text:span><text:span text:style-name="T12"><text:s/></text:span><text:span text:style-name="T12"><text:s/></text:span><text:span text:style-name="T11">.</text:span><text:span text:style-name="T11"> </text:span><text:span text:style-name="T12"><text:s/></text:span><text:span text:style-name="T12"><text:s/></text:span><text:span text:style-name="T12"><text:s/></text:span><text:span text:style-name="T12"><text:s/></text:span><text:span text:style-name="T12"><text:s/></text:span><text:span text:style-name="T12"><text:s/></text:span><text:span text:style-name="T11">.</text:span></text:p>
                </draw:text-box>
              </draw:frame>
              <draw:g>
                <draw:g>
                  <draw:custom-shape draw:style-name="gr199" draw:text-style-name="P16" draw:layer="layout" svg:width="1.762cm" svg:height="0.37cm" svg:x="5.079cm" svg:y="24.53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00" draw:text-style-name="P15" draw:layer="layout" svg:width="1.763cm" svg:height="0.374cm" svg:x="4.635cm" svg:y="24.902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01" draw:text-style-name="P11" draw:layer="layout" svg:width="1.767cm" svg:height="0.372cm" svg:x="4.192cm" svg:y="25.27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02" draw:text-style-name="P12" draw:layer="layout" svg:width="1.772cm" svg:height="0.372cm" svg:x="3.756cm" svg:y="25.6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00" draw:text-style-name="P15" draw:layer="layout" svg:width="1.763cm" svg:height="0.371cm" svg:x="6.363cm" svg:y="24.5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03" draw:text-style-name="P18" draw:layer="layout" svg:width="1.762cm" svg:height="0.374cm" svg:x="5.92cm" svg:y="24.91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04" draw:text-style-name="P18" draw:layer="layout" svg:width="1.767cm" svg:height="0.371cm" svg:x="5.477cm" svg:y="25.28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05" draw:text-style-name="P14" draw:layer="layout" svg:width="1.77cm" svg:height="0.373cm" svg:x="5.092cm" svg:y="25.618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199" draw:text-style-name="P16" draw:layer="layout" svg:width="1.762cm" svg:height="0.371cm" svg:x="7.59cm" svg:y="24.5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06" draw:text-style-name="P14" draw:layer="layout" svg:width="1.761cm" svg:height="0.374cm" svg:x="7.147cm" svg:y="24.91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04" draw:text-style-name="P18" draw:layer="layout" svg:width="1.767cm" svg:height="0.371cm" svg:x="6.704cm" svg:y="25.28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07" draw:text-style-name="P14" draw:layer="layout" svg:width="1.793cm" svg:height="0.373cm" svg:x="6.279cm" svg:y="25.618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line draw:style-name="gr208" draw:text-style-name="P2" draw:layer="layout" svg:x1="5.064cm" svg:y1="22.082cm" svg:x2="6.588cm" svg:y2="25.13cm">
                <text:p/>
              </draw:line>
              <draw:g>
                <draw:g>
                  <draw:custom-shape draw:style-name="gr209" draw:text-style-name="P17" draw:layer="layout" svg:width="1.762cm" svg:height="0.37cm" svg:x="3.678cm" svg:y="21.53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10" draw:text-style-name="P18" draw:layer="layout" svg:width="1.763cm" svg:height="0.374cm" svg:x="3.234cm" svg:y="21.90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11" draw:text-style-name="P12" draw:layer="layout" svg:width="1.767cm" svg:height="0.372cm" svg:x="2.791cm" svg:y="22.27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12" draw:text-style-name="P13" draw:layer="layout" svg:width="1.772cm" svg:height="0.372cm" svg:x="2.355cm" svg:y="22.62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13" draw:text-style-name="P11" draw:layer="layout" svg:width="1.763cm" svg:height="0.371cm" svg:x="4.962cm" svg:y="21.53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14" draw:text-style-name="P12" draw:layer="layout" svg:width="1.762cm" svg:height="0.374cm" svg:x="4.519cm" svg:y="21.9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11" draw:text-style-name="P12" draw:layer="layout" svg:width="1.767cm" svg:height="0.371cm" svg:x="4.076cm" svg:y="22.28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15" draw:text-style-name="P18" draw:layer="layout" svg:width="1.77cm" svg:height="0.373cm" svg:x="3.691cm" svg:y="22.61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09" draw:text-style-name="P17" draw:layer="layout" svg:width="1.762cm" svg:height="0.371cm" svg:x="6.189cm" svg:y="21.53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16" draw:text-style-name="P18" draw:layer="layout" svg:width="1.761cm" svg:height="0.374cm" svg:x="5.746cm" svg:y="21.91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11" draw:text-style-name="P12" draw:layer="layout" svg:width="1.767cm" svg:height="0.371cm" svg:x="5.303cm" svg:y="22.28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17" draw:text-style-name="P18" draw:layer="layout" svg:width="1.793cm" svg:height="0.373cm" svg:x="4.878cm" svg:y="22.61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line draw:style-name="gr208" draw:text-style-name="P2" draw:layer="layout" svg:x1="3.667cm" svg:y1="19.034cm" svg:x2="5.064cm" svg:y2="22.082cm">
                <text:p/>
              </draw:line>
              <draw:g>
                <draw:g>
                  <draw:custom-shape draw:style-name="gr218" draw:text-style-name="P14" draw:layer="layout" svg:width="1.762cm" svg:height="0.37cm" svg:x="2.377cm" svg:y="18.4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19" draw:text-style-name="P12" draw:layer="layout" svg:width="1.763cm" svg:height="0.374cm" svg:x="1.933cm" svg:y="18.8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0" draw:text-style-name="P13" draw:layer="layout" svg:width="1.767cm" svg:height="0.372cm" svg:x="1.49cm" svg:y="19.174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12" draw:text-style-name="P13" draw:layer="layout" svg:width="1.772cm" svg:height="0.372cm" svg:x="1.054cm" svg:y="19.528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19" draw:text-style-name="P12" draw:layer="layout" svg:width="1.763cm" svg:height="0.371cm" svg:x="3.661cm" svg:y="18.438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1" draw:text-style-name="P13" draw:layer="layout" svg:width="1.762cm" svg:height="0.374cm" svg:x="3.218cm" svg:y="18.80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0" draw:text-style-name="P13" draw:layer="layout" svg:width="1.767cm" svg:height="0.371cm" svg:x="2.775cm" svg:y="19.18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02" draw:text-style-name="P12" draw:layer="layout" svg:width="1.77cm" svg:height="0.373cm" svg:x="2.39cm" svg:y="19.51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218" draw:text-style-name="P14" draw:layer="layout" svg:width="1.762cm" svg:height="0.371cm" svg:x="4.888cm" svg:y="18.438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2" draw:text-style-name="P12" draw:layer="layout" svg:width="1.761cm" svg:height="0.374cm" svg:x="4.445cm" svg:y="18.80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0" draw:text-style-name="P13" draw:layer="layout" svg:width="1.767cm" svg:height="0.371cm" svg:x="4.002cm" svg:y="19.18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3" draw:text-style-name="P12" draw:layer="layout" svg:width="1.793cm" svg:height="0.373cm" svg:x="3.577cm" svg:y="19.51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frame draw:style-name="gr224" draw:text-style-name="P47" draw:layer="layout" svg:width="1.19cm" svg:height="1.171cm" svg:x="1.358cm" svg:y="18.659cm">
                <draw:text-box>
                  <text:p>t<text:span text:style-name="T13">∆</text:span><text:span text:style-name="T13">0</text:span></text:p>
                </draw:text-box>
              </draw:frame>
              <draw:frame draw:style-name="gr225" draw:text-style-name="P47" draw:layer="layout" svg:width="1.175cm" svg:height="1.174cm" svg:x="2.759cm" svg:y="21.76cm">
                <draw:text-box>
                  <text:p><text:span text:style-name="T11">t</text:span><text:span text:style-name="T13">∆</text:span><text:span text:style-name="T13">1</text:span></text:p>
                </draw:text-box>
              </draw:frame>
              <draw:frame draw:style-name="gr224" draw:text-style-name="P47" draw:layer="layout" svg:width="1.287cm" svg:height="1.171cm" svg:x="4.36cm" svg:y="24.861cm">
                <draw:text-box>
                  <text:p><text:span text:style-name="T11">t</text:span><text:span text:style-name="T13">∆</text:span><text:span text:style-name="T13">n</text:span></text:p>
                </draw:text-box>
              </draw:frame>
            </draw:g>
          </draw:g>
        </draw:g>
        <draw:g>
          <draw:g>
            <draw:g xml:id="id3" draw:id="id3">
              <draw:g>
                <draw:custom-shape draw:style-name="gr226" draw:text-style-name="P48" draw:layer="layout" svg:width="5.18cm" svg:height="1.02cm" svg:x="14.129cm" svg:y="16.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7" draw:text-style-name="P49" draw:layer="layout" svg:width="5.342cm" svg:height="1.038cm" svg:x="14.049cm" svg:y="16.45cm">
                  <draw:text-box>
                    <text:p text:style-name="P13"><text:span text:style-name="T14">mortality</text:span></text:p>
                  </draw:text-box>
                </draw:frame>
              </draw:g>
            </draw:g>
            <draw:g xml:id="id4" draw:id="id4">
              <draw:custom-shape draw:style-name="gr228" draw:text-style-name="P48" draw:layer="layout" svg:width="5.057cm" svg:height="0.999cm" svg:x="2.585cm" svg:y="16.48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9" draw:text-style-name="P49" draw:layer="layout" svg:width="5.207cm" svg:height="1.116cm" svg:x="2.524cm" svg:y="16.411cm">
                <draw:text-box>
                  <text:p text:style-name="P13"><text:span text:style-name="T14">change events</text:span></text:p>
                </draw:text-box>
              </draw:frame>
            </draw:g>
            <draw:connector draw:style-name="gr230" draw:text-style-name="P2" draw:layer="layout" draw:type="curve" svg:x1="7.548cm" svg:y1="7.518cm" svg:x2="14.308cm" svg:y2="7.518cm" draw:start-shape="id1" draw:start-glue-point="1" draw:end-shape="id2" draw:end-glue-point="3" svg:d="M7548 7518h6760" svg:viewBox="0 0 6761 1">
              <text:p/>
            </draw:connector>
            <draw:connector draw:style-name="gr230" draw:text-style-name="P50" draw:layer="layout" draw:type="curve" svg:x1="14.049cm" svg:y1="16.969cm" svg:x2="7.731cm" svg:y2="16.969cm" draw:start-shape="id3" draw:start-glue-point="3" draw:end-shape="id4" draw:end-glue-point="1" svg:d="M14049 16969h-6318" svg:viewBox="0 0 6319 1">
              <text:p/>
            </draw:connector>
            <draw:connector draw:style-name="gr231" draw:text-style-name="P2" draw:layer="layout" draw:type="curve" svg:x1="2.524cm" svg:y1="16.969cm" svg:x2="2.57cm" svg:y2="7.518cm" draw:start-shape="id4" draw:start-glue-point="3" draw:end-shape="id1" draw:end-glue-point="3" svg:d="M2524 16969c-750 0-773-9451 46-9451" svg:viewBox="0 0 612 9452">
              <text:p/>
            </draw:connector>
            <draw:connector draw:style-name="gr230" draw:text-style-name="P2" draw:layer="layout" draw:type="curve" svg:x1="19.213cm" svg:y1="7.518cm" svg:x2="19.391cm" svg:y2="16.969cm" draw:start-shape="id2" draw:start-glue-point="1" draw:end-shape="id3" draw:end-glue-point="1" svg:d="M19213 7518c1017 0 928 9451 178 9451" svg:viewBox="0 0 753 9452">
              <text:p/>
            </draw:connector>
            <draw:g xml:id="id1" draw:id="id1">
              <draw:custom-shape draw:style-name="gr232" draw:text-style-name="P48" draw:layer="layout" svg:width="4.933cm" svg:height="1.028cm" svg:x="2.615cm" svg:y="7.0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3" draw:text-style-name="P49" draw:layer="layout" svg:width="4.953cm" svg:height="1.155cm" svg:x="2.57cm" svg:y="6.941cm">
                <draw:text-box>
                  <text:p text:style-name="P13"><text:span text:style-name="T14">m</text:span><text:span text:style-name="T14">o</text:span><text:span text:style-name="T14">v</text:span><text:span text:style-name="T14">e</text:span><text:span text:style-name="T14">m</text:span><text:span text:style-name="T14">e</text:span><text:span text:style-name="T14">n</text:span><text:span text:style-name="T14">t</text:span></text:p>
                </draw:text-box>
              </draw:frame>
            </draw:g>
            <draw:g xml:id="id2" draw:id="id2">
              <draw:custom-shape draw:style-name="gr234" draw:text-style-name="P48" draw:layer="layout" svg:width="4.905cm" svg:height="1.06cm" svg:x="14.308cm" svg:y="6.94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5" draw:text-style-name="P49" draw:layer="layout" svg:width="4.699cm" svg:height="1.12cm" svg:x="14.397cm" svg:y="6.97cm">
                <draw:text-box>
                  <text:p text:style-name="P13"><text:span text:style-name="T14">m</text:span><text:span text:style-name="T14">a</text:span><text:span text:style-name="T14">t</text:span><text:span text:style-name="T14">i</text:span><text:span text:style-name="T14">n</text:span><text:span text:style-name="T14">g</text:span></text:p>
                </draw:text-box>
              </draw:frame>
            </draw:g>
            <draw:frame draw:style-name="gr198" draw:text-style-name="P51" draw:layer="layout" svg:width="5.08cm" svg:height="1.673cm" draw:transform="rotate (1.58231549985806) translate (1.005cm 14.308cm)">
              <draw:text-box>
                <text:p><text:span text:style-name="T15">[</text:span><text:span text:style-name="T15">n</text:span><text:span text:style-name="T15">e</text:span><text:span text:style-name="T15">x</text:span><text:span text:style-name="T15">t</text:span><text:span text:style-name="T15"> </text:span><text:span text:style-name="T15">t</text:span><text:span text:style-name="T15">i</text:span><text:span text:style-name="T15">m</text:span><text:span text:style-name="T15">e</text:span><text:span text:style-name="T15">s</text:span><text:span text:style-name="T15">t</text:span><text:span text:style-name="T15">e</text:span><text:span text:style-name="T15">p</text:span><text:span text:style-name="T15">]</text:span></text:p>
              </draw:text-box>
            </draw:fram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Noto Sans Devanagari1" svg:font-family="'Noto Sans Devanagari'"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09T15:57:46.971185049</meta:creation-date>
    <dc:date>2019-03-21T16:28:43.491778368</dc:date>
    <meta:editing-duration>PT3H42M48S</meta:editing-duration>
    <meta:editing-cycles>39</meta:editing-cycles>
    <meta:generator>LibreOffice/6.1.5.2$Linux_X86_64 LibreOffice_project/10$Build-2</meta:generator>
    <meta:document-statistic meta:object-count="499"/>
  </office:meta>
</office:document-meta>
</file>